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Example" style:list-style-name="L32"/>
    <style:style style:name="P258" style:family="paragraph" style:parent-style-name="Example" style:list-style-name="L39"/>
    <style:style style:name="P259" style:family="paragraph" style:parent-style-name="Example" style:list-style-name="L51"/>
    <style:style style:name="P260" style:family="paragraph" style:parent-style-name="Example" style:list-style-name="L51">
      <style:text-properties officeooo:paragraph-rsid="2333a4c4"/>
    </style:style>
    <style:style style:name="P261" style:family="paragraph" style:parent-style-name="Example" style:list-style-name="L57"/>
    <style:style style:name="P262" style:family="paragraph" style:parent-style-name="Example" style:list-style-name="L115"/>
    <style:style style:name="P263" style:family="paragraph" style:parent-style-name="Heading_20_1" style:master-page-name="Standard">
      <style:paragraph-properties style:page-number="auto" fo:break-before="page"/>
      <style:text-properties officeooo:rsid="2563c458" officeooo:paragraph-rsid="2563c458"/>
    </style:style>
    <style:style style:name="P264" style:family="paragraph" style:parent-style-name="Heading_20_3">
      <style:text-properties officeooo:paragraph-rsid="17205437"/>
    </style:style>
    <style:style style:name="P265" style:family="paragraph" style:parent-style-name="Heading_20_3">
      <style:text-properties officeooo:rsid="199c9f8e" officeooo:paragraph-rsid="199c9f8e"/>
    </style:style>
    <style:style style:name="P266" style:family="paragraph" style:parent-style-name="Heading_20_3">
      <style:text-properties officeooo:rsid="196348ba" officeooo:paragraph-rsid="196348ba"/>
    </style:style>
    <style:style style:name="P267" style:family="paragraph" style:parent-style-name="Heading_20_3">
      <style:text-properties officeooo:rsid="199ecb14" officeooo:paragraph-rsid="199ecb14"/>
    </style:style>
    <style:style style:name="P268" style:family="paragraph" style:parent-style-name="Heading_20_3">
      <style:text-properties officeooo:rsid="1963ff4f" officeooo:paragraph-rsid="1963ff4f"/>
    </style:style>
    <style:style style:name="P269" style:family="paragraph" style:parent-style-name="Heading_20_3">
      <style:text-properties officeooo:rsid="189c7ad6" officeooo:paragraph-rsid="189c7ad6"/>
    </style:style>
    <style:style style:name="P270" style:family="paragraph" style:parent-style-name="Heading_20_3">
      <style:text-properties officeooo:rsid="1c9e1742" officeooo:paragraph-rsid="1c9e1742"/>
    </style:style>
    <style:style style:name="P271" style:family="paragraph" style:parent-style-name="Heading_20_3">
      <style:text-properties officeooo:rsid="18e87d0d" officeooo:paragraph-rsid="18e87d0d"/>
    </style:style>
    <style:style style:name="P272" style:family="paragraph" style:parent-style-name="Heading_20_3">
      <style:text-properties officeooo:rsid="18ebce8e" officeooo:paragraph-rsid="18ebce8e"/>
    </style:style>
    <style:style style:name="P273" style:family="paragraph" style:parent-style-name="Heading_20_3">
      <style:text-properties officeooo:rsid="192584cc" officeooo:paragraph-rsid="192584cc"/>
    </style:style>
    <style:style style:name="P274" style:family="paragraph" style:parent-style-name="Heading_20_3">
      <style:text-properties officeooo:paragraph-rsid="1bc6ea06"/>
    </style:style>
    <style:style style:name="P275" style:family="paragraph" style:parent-style-name="Heading_20_3">
      <style:text-properties officeooo:paragraph-rsid="1da85e96"/>
    </style:style>
    <style:style style:name="P276" style:family="paragraph" style:parent-style-name="Heading_20_3">
      <style:text-properties officeooo:rsid="1c9c170c" officeooo:paragraph-rsid="1c9c170c"/>
    </style:style>
    <style:style style:name="P277" style:family="paragraph" style:parent-style-name="Heading_20_3">
      <style:text-properties officeooo:paragraph-rsid="1bc785f1"/>
    </style:style>
    <style:style style:name="P278" style:family="paragraph" style:parent-style-name="Heading_20_3">
      <style:text-properties officeooo:paragraph-rsid="1aa9a78a"/>
    </style:style>
    <style:style style:name="P279" style:family="paragraph" style:parent-style-name="Heading_20_3">
      <style:text-properties officeooo:paragraph-rsid="1aaab28b"/>
    </style:style>
    <style:style style:name="P280" style:family="paragraph" style:parent-style-name="Heading_20_3">
      <style:text-properties officeooo:rsid="17ca5d5b" officeooo:paragraph-rsid="1a894516"/>
    </style:style>
    <style:style style:name="P281" style:family="paragraph" style:parent-style-name="Heading_20_3">
      <style:text-properties officeooo:paragraph-rsid="1aac0adc"/>
    </style:style>
    <style:style style:name="P282" style:family="paragraph" style:parent-style-name="Heading_20_3">
      <style:text-properties officeooo:rsid="17a0e9db" officeooo:paragraph-rsid="1aac0adc"/>
    </style:style>
    <style:style style:name="P283" style:family="paragraph" style:parent-style-name="Heading_20_3">
      <style:text-properties officeooo:rsid="1836b5be" officeooo:paragraph-rsid="1836b5be"/>
    </style:style>
    <style:style style:name="P284" style:family="paragraph" style:parent-style-name="Heading_20_3">
      <style:text-properties officeooo:rsid="190c854f" officeooo:paragraph-rsid="1aac0adc"/>
    </style:style>
    <style:style style:name="P285" style:family="paragraph" style:parent-style-name="Heading_20_3">
      <style:text-properties officeooo:rsid="1bc3a86a" officeooo:paragraph-rsid="1bc3a86a"/>
    </style:style>
    <style:style style:name="P286" style:family="paragraph" style:parent-style-name="Heading_20_3">
      <style:text-properties officeooo:rsid="1bc3a86a" officeooo:paragraph-rsid="1c9dbd6e"/>
    </style:style>
    <style:style style:name="P287" style:family="paragraph" style:parent-style-name="Heading_20_3">
      <style:text-properties officeooo:rsid="1bc3a86a" officeooo:paragraph-rsid="1bc6ea06"/>
    </style:style>
    <style:style style:name="P288" style:family="paragraph" style:parent-style-name="Heading_20_3">
      <style:text-properties officeooo:paragraph-rsid="1ac21d32"/>
    </style:style>
    <style:style style:name="P289" style:family="paragraph" style:parent-style-name="Heading_20_3">
      <style:text-properties officeooo:rsid="1c9dbd6e" officeooo:paragraph-rsid="1c9dbd6e"/>
    </style:style>
    <style:style style:name="P290" style:family="paragraph" style:parent-style-name="Heading_20_3">
      <style:text-properties officeooo:paragraph-rsid="1c9dbd6e"/>
    </style:style>
    <style:style style:name="P291" style:family="paragraph" style:parent-style-name="Heading_20_4">
      <style:text-properties officeooo:rsid="1543b540" officeooo:paragraph-rsid="1aac0adc"/>
    </style:style>
    <style:style style:name="P292" style:family="paragraph" style:parent-style-name="Heading_20_4">
      <style:text-properties officeooo:paragraph-rsid="1aac0adc"/>
    </style:style>
    <style:style style:name="P293" style:family="paragraph" style:parent-style-name="Heading_20_4">
      <style:text-properties fo:font-style="italic" officeooo:rsid="19306b54" officeooo:paragraph-rsid="1f6bfdc1" style:font-style-asian="italic" style:font-style-complex="italic"/>
    </style:style>
    <style:style style:name="P294" style:family="paragraph" style:parent-style-name="Heading_20_2">
      <style:text-properties officeooo:rsid="146d70b4" officeooo:paragraph-rsid="17205437"/>
    </style:style>
    <style:style style:name="P295" style:family="paragraph" style:parent-style-name="Heading_20_2">
      <style:text-properties officeooo:paragraph-rsid="210134c1"/>
    </style:style>
    <style:style style:name="P296" style:family="paragraph" style:parent-style-name="Heading_20_2">
      <style:text-properties officeooo:rsid="1e738991"/>
    </style:style>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3c458" officeooo:paragraph-rsid="2563c458"/>
    </style:style>
    <style:style style:name="P299" style:family="paragraph" style:parent-style-name="Text_20_body" style:list-style-name="L1">
      <style:text-properties officeooo:rsid="2568c76b" officeooo:paragraph-rsid="2568c76b"/>
    </style:style>
    <style:style style:name="P300" style:family="paragraph" style:parent-style-name="Text_20_body" style:list-style-name="L1">
      <style:text-properties officeooo:rsid="2569f6f2" officeooo:paragraph-rsid="2569f6f2"/>
    </style:style>
    <style:style style:name="P301" style:family="paragraph" style:parent-style-name="Text_20_body" style:list-style-name="L1">
      <style:text-properties officeooo:rsid="256a4421" officeooo:paragraph-rsid="256a4421"/>
    </style:style>
    <style:style style:name="P302" style:family="paragraph" style:parent-style-name="Text_20_body" style:list-style-name="L2">
      <style:text-properties officeooo:rsid="14585935" officeooo:paragraph-rsid="17205437"/>
    </style:style>
    <style:style style:name="P303" style:family="paragraph" style:parent-style-name="Text_20_body" style:list-style-name="L3">
      <style:text-properties officeooo:rsid="14585935" officeooo:paragraph-rsid="17205437"/>
    </style:style>
    <style:style style:name="P304" style:family="paragraph" style:parent-style-name="Text_20_body" style:list-style-name="L3">
      <style:text-properties officeooo:rsid="1455f337" officeooo:paragraph-rsid="17205437"/>
    </style:style>
    <style:style style:name="P305" style:family="paragraph" style:parent-style-name="Text_20_body" style:list-style-name="L3">
      <style:text-properties officeooo:rsid="145c504d" officeooo:paragraph-rsid="17205437"/>
    </style:style>
    <style:style style:name="P306" style:family="paragraph" style:parent-style-name="Text_20_body" style:list-style-name="L3">
      <style:text-properties officeooo:rsid="14d526cd" officeooo:paragraph-rsid="1e5d0c9f"/>
    </style:style>
    <style:style style:name="P307" style:family="paragraph" style:parent-style-name="Text_20_body" style:list-style-name="L3">
      <style:text-properties officeooo:rsid="145722f9" officeooo:paragraph-rsid="17205437"/>
    </style:style>
    <style:style style:name="P308" style:family="paragraph" style:parent-style-name="Text_20_body" style:list-style-name="L3">
      <style:text-properties officeooo:rsid="14d3e335" officeooo:paragraph-rsid="17205437"/>
    </style:style>
    <style:style style:name="P309" style:family="paragraph" style:parent-style-name="Text_20_body" style:list-style-name="L3">
      <style:text-properties officeooo:rsid="14641de2" officeooo:paragraph-rsid="17205437"/>
    </style:style>
    <style:style style:name="P310" style:family="paragraph" style:parent-style-name="Text_20_body" style:list-style-name="L4"/>
    <style:style style:name="P311" style:family="paragraph" style:parent-style-name="Text_20_body" style:list-style-name="L4">
      <style:text-properties officeooo:rsid="21960d9a" officeooo:paragraph-rsid="21960d9a"/>
    </style:style>
    <style:style style:name="P312" style:family="paragraph" style:parent-style-name="Text_20_body" style:list-style-name="L5">
      <style:text-properties officeooo:rsid="21499c1b" officeooo:paragraph-rsid="218a0d09"/>
    </style:style>
    <style:style style:name="P313" style:family="paragraph" style:parent-style-name="Text_20_body" style:list-style-name="L6">
      <style:text-properties officeooo:rsid="218d7d64" officeooo:paragraph-rsid="218d7d64"/>
    </style:style>
    <style:style style:name="P314" style:family="paragraph" style:parent-style-name="Text_20_body" style:list-style-name="L6">
      <style:text-properties officeooo:rsid="218de9e7" officeooo:paragraph-rsid="218de9e7"/>
    </style:style>
    <style:style style:name="P315" style:family="paragraph" style:parent-style-name="Text_20_body" style:list-style-name="L7">
      <style:text-properties officeooo:rsid="1e650113" officeooo:paragraph-rsid="1e650113"/>
    </style:style>
    <style:style style:name="P316" style:family="paragraph" style:parent-style-name="Text_20_body" style:list-style-name="L7">
      <style:text-properties officeooo:rsid="1e650113" officeooo:paragraph-rsid="1d3b7456"/>
    </style:style>
    <style:style style:name="P317" style:family="paragraph" style:parent-style-name="Text_20_body" style:list-style-name="L7">
      <style:text-properties officeooo:rsid="2567541e" officeooo:paragraph-rsid="2567541e"/>
    </style:style>
    <style:style style:name="P318" style:family="paragraph" style:parent-style-name="Text_20_body" style:list-style-name="L7">
      <style:text-properties officeooo:rsid="256864b6" officeooo:paragraph-rsid="256864b6"/>
    </style:style>
    <style:style style:name="P319" style:family="paragraph" style:parent-style-name="Text_20_body" style:list-style-name="L8">
      <style:text-properties officeooo:rsid="1ac3a729" officeooo:paragraph-rsid="1eb1ccb8"/>
    </style:style>
    <style:style style:name="P320" style:family="paragraph" style:parent-style-name="Text_20_body" style:list-style-name="L8">
      <style:text-properties officeooo:rsid="1ac3a729" officeooo:paragraph-rsid="1eae0bfd"/>
    </style:style>
    <style:style style:name="P321" style:family="paragraph" style:parent-style-name="Text_20_body" style:list-style-name="L8">
      <style:text-properties officeooo:rsid="1eaf2fd7" officeooo:paragraph-rsid="1eaf2fd7"/>
    </style:style>
    <style:style style:name="P322" style:family="paragraph" style:parent-style-name="Text_20_body" style:list-style-name="L8">
      <style:text-properties officeooo:rsid="214bec0f" officeooo:paragraph-rsid="214bec0f"/>
    </style:style>
    <style:style style:name="P323" style:family="paragraph" style:parent-style-name="Text_20_body" style:list-style-name="L8">
      <style:text-properties fo:language="cs" fo:country="CZ" officeooo:rsid="215f927b" officeooo:paragraph-rsid="215f927b"/>
    </style:style>
    <style:style style:name="P324" style:family="paragraph" style:parent-style-name="Text_20_body" style:list-style-name="L8">
      <style:text-properties fo:language="cs" fo:country="CZ" officeooo:rsid="214bec0f" officeooo:paragraph-rsid="214bec0f"/>
    </style:style>
    <style:style style:name="P325"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6"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7"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28"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29"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30"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31"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2" style:family="paragraph" style:parent-style-name="Text_20_body" style:list-style-name="L63">
      <style:text-properties fo:language="cs" fo:country="CZ" officeooo:rsid="19498945" officeooo:paragraph-rsid="236d9f31"/>
    </style:style>
    <style:style style:name="P333" style:family="paragraph" style:parent-style-name="Text_20_body" style:list-style-name="L9">
      <style:text-properties officeooo:rsid="21ccc7c3" officeooo:paragraph-rsid="216180ca"/>
    </style:style>
    <style:style style:name="P334" style:family="paragraph" style:parent-style-name="Text_20_body" style:list-style-name="L9">
      <style:text-properties officeooo:rsid="21ccc7c3" officeooo:paragraph-rsid="220cf1ba"/>
    </style:style>
    <style:style style:name="P335" style:family="paragraph" style:parent-style-name="Text_20_body" style:list-style-name="L10">
      <style:text-properties officeooo:paragraph-rsid="21ccc7c3"/>
    </style:style>
    <style:style style:name="P336" style:family="paragraph" style:parent-style-name="Text_20_body" style:list-style-name="L11">
      <style:text-properties fo:font-style="normal" officeooo:rsid="15c3be93" officeooo:paragraph-rsid="19dd4a30" style:font-style-asian="normal" style:font-style-complex="normal"/>
    </style:style>
    <style:style style:name="P337" style:family="paragraph" style:parent-style-name="Text_20_body" style:list-style-name="L11">
      <style:text-properties fo:font-style="normal" officeooo:rsid="15c64218" officeooo:paragraph-rsid="19dd4a30" style:font-style-asian="normal" style:font-style-complex="normal"/>
    </style:style>
    <style:style style:name="P338" style:family="paragraph" style:parent-style-name="Text_20_body" style:list-style-name="L11">
      <style:text-properties fo:font-style="normal" officeooo:rsid="2473116f" officeooo:paragraph-rsid="2473116f" style:font-style-asian="normal" style:font-style-complex="normal"/>
    </style:style>
    <style:style style:name="P339" style:family="paragraph" style:parent-style-name="Text_20_body" style:list-style-name="L11">
      <style:text-properties fo:font-style="normal" officeooo:rsid="2213b7d1" officeooo:paragraph-rsid="2213b7d1" style:font-style-asian="normal" style:font-style-complex="normal"/>
    </style:style>
    <style:style style:name="P340" style:family="paragraph" style:parent-style-name="Text_20_body" style:list-style-name="L12">
      <style:text-properties fo:font-style="normal" officeooo:rsid="198998f7" officeooo:paragraph-rsid="198998f7" style:font-style-asian="normal" style:font-style-complex="normal"/>
    </style:style>
    <style:style style:name="P341" style:family="paragraph" style:parent-style-name="Text_20_body" style:list-style-name="L12">
      <style:text-properties fo:font-style="normal" officeooo:rsid="19856c73" officeooo:paragraph-rsid="19d69cdb" style:font-style-asian="normal" style:font-style-complex="normal"/>
    </style:style>
    <style:style style:name="P342" style:family="paragraph" style:parent-style-name="Text_20_body" style:list-style-name="L12">
      <style:text-properties fo:font-style="normal" officeooo:rsid="19856c73" officeooo:paragraph-rsid="2390bdfe" style:font-style-asian="normal" style:font-style-complex="normal"/>
    </style:style>
    <style:style style:name="P343" style:family="paragraph" style:parent-style-name="Text_20_body" style:list-style-name="L13">
      <style:text-properties fo:font-style="normal" officeooo:rsid="19870822" officeooo:paragraph-rsid="19870822" style:font-style-asian="normal" style:font-style-complex="normal"/>
    </style:style>
    <style:style style:name="P344" style:family="paragraph" style:parent-style-name="Text_20_body" style:list-style-name="L13">
      <style:text-properties fo:font-style="normal" officeooo:rsid="19910f6e" officeooo:paragraph-rsid="22c00e24" style:font-style-asian="normal" style:font-style-complex="normal"/>
    </style:style>
    <style:style style:name="P345" style:family="paragraph" style:parent-style-name="Text_20_body" style:list-style-name="L13">
      <style:text-properties fo:font-style="normal" officeooo:rsid="19910f6e" officeooo:paragraph-rsid="19d5448a" style:font-style-asian="normal" style:font-style-complex="normal"/>
    </style:style>
    <style:style style:name="P346" style:family="paragraph" style:parent-style-name="Text_20_body" style:list-style-name="L18">
      <style:text-properties fo:font-style="normal" officeooo:rsid="1b903f5a" officeooo:paragraph-rsid="1bb576b5" style:font-style-asian="normal" style:font-style-complex="normal"/>
    </style:style>
    <style:style style:name="P347" style:family="paragraph" style:parent-style-name="Text_20_body" style:list-style-name="L21">
      <style:text-properties fo:font-style="normal" officeooo:rsid="18bc925c" officeooo:paragraph-rsid="1cba1e95" style:font-style-asian="normal" style:font-style-complex="normal"/>
    </style:style>
    <style:style style:name="P348" style:family="paragraph" style:parent-style-name="Text_20_body" style:list-style-name="L21">
      <style:text-properties fo:font-style="normal" officeooo:rsid="18db3469" officeooo:paragraph-rsid="224ac421" style:font-style-asian="normal" style:font-style-complex="normal"/>
    </style:style>
    <style:style style:name="P349" style:family="paragraph" style:parent-style-name="Text_20_body" style:list-style-name="L21">
      <style:text-properties fo:font-style="normal" officeooo:rsid="224ad583" officeooo:paragraph-rsid="224ad583" style:font-style-asian="normal" style:font-style-complex="normal"/>
    </style:style>
    <style:style style:name="P350" style:family="paragraph" style:parent-style-name="Text_20_body" style:list-style-name="L22">
      <style:text-properties fo:font-style="normal" officeooo:rsid="127cc581" officeooo:paragraph-rsid="249d9de9" style:font-style-asian="normal" style:font-style-complex="normal"/>
    </style:style>
    <style:style style:name="P351" style:family="paragraph" style:parent-style-name="Text_20_body" style:list-style-name="L22">
      <style:text-properties fo:font-style="normal" officeooo:rsid="127cc581" officeooo:paragraph-rsid="249ec84e" style:font-style-asian="normal" style:font-style-complex="normal"/>
    </style:style>
    <style:style style:name="P352" style:family="paragraph" style:parent-style-name="Text_20_body" style:list-style-name="L22">
      <style:text-properties fo:font-style="normal" officeooo:rsid="127cc581" officeooo:paragraph-rsid="249f3598" style:font-style-asian="normal" style:font-style-complex="normal"/>
    </style:style>
    <style:style style:name="P353" style:family="paragraph" style:parent-style-name="Text_20_body" style:list-style-name="L22">
      <style:text-properties fo:font-style="normal" officeooo:rsid="127cc581" officeooo:paragraph-rsid="1d721808" style:font-style-asian="normal" style:font-style-complex="normal"/>
    </style:style>
    <style:style style:name="P354" style:family="paragraph" style:parent-style-name="Text_20_body" style:list-style-name="L22">
      <style:text-properties fo:font-style="normal" officeooo:rsid="127cc581" officeooo:paragraph-rsid="249d7ef7" style:font-style-asian="normal" style:font-style-complex="normal"/>
    </style:style>
    <style:style style:name="P355" style:family="paragraph" style:parent-style-name="Text_20_body" style:list-style-name="L97">
      <style:text-properties fo:font-style="normal" officeooo:rsid="127cc581" officeooo:paragraph-rsid="249d7ef7" style:font-style-asian="normal" style:font-style-complex="normal"/>
    </style:style>
    <style:style style:name="P356" style:family="paragraph" style:parent-style-name="Text_20_body" style:list-style-name="L21">
      <style:text-properties fo:font-style="normal" officeooo:rsid="1db71e7f" officeooo:paragraph-rsid="2247e1ed" style:font-style-asian="normal" style:font-style-complex="normal"/>
    </style:style>
    <style:style style:name="P357" style:family="paragraph" style:parent-style-name="Text_20_body" style:list-style-name="L24">
      <style:text-properties fo:font-style="normal" officeooo:rsid="1cba1e95" officeooo:paragraph-rsid="2265474c" style:font-style-asian="normal" style:font-style-complex="normal"/>
    </style:style>
    <style:style style:name="P358" style:family="paragraph" style:parent-style-name="Text_20_body" style:list-style-name="L24">
      <style:text-properties fo:font-style="normal" officeooo:rsid="18d199ee" officeooo:paragraph-rsid="2265474c" style:font-style-asian="normal" style:font-style-complex="normal"/>
    </style:style>
    <style:style style:name="P359" style:family="paragraph" style:parent-style-name="Text_20_body" style:list-style-name="L24">
      <style:text-properties fo:font-style="normal" officeooo:rsid="18cf0f68" officeooo:paragraph-rsid="2265474c" style:font-style-asian="normal" style:font-style-complex="normal"/>
    </style:style>
    <style:style style:name="P360" style:family="paragraph" style:parent-style-name="Text_20_body" style:list-style-name="L24">
      <style:text-properties fo:font-style="normal" officeooo:rsid="22729f49" officeooo:paragraph-rsid="22729f49" style:font-style-asian="normal" style:font-style-complex="normal"/>
    </style:style>
    <style:style style:name="P361" style:family="paragraph" style:parent-style-name="Text_20_body" style:list-style-name="L25">
      <style:text-properties fo:font-style="normal" officeooo:rsid="1de227ab" officeooo:paragraph-rsid="1de227ab" style:font-style-asian="normal" style:font-style-complex="normal"/>
    </style:style>
    <style:style style:name="P362" style:family="paragraph" style:parent-style-name="Text_20_body" style:list-style-name="L22">
      <style:text-properties fo:font-style="normal" officeooo:rsid="1d734c79" officeooo:paragraph-rsid="1d734c79" style:font-style-asian="normal" style:font-style-complex="normal"/>
    </style:style>
    <style:style style:name="P363" style:family="paragraph" style:parent-style-name="Text_20_body" style:list-style-name="L30">
      <style:text-properties fo:font-style="normal" officeooo:rsid="1d13a54a" officeooo:paragraph-rsid="1d1a6e80" style:font-style-asian="normal" style:font-style-complex="normal"/>
    </style:style>
    <style:style style:name="P364" style:family="paragraph" style:parent-style-name="Text_20_body" style:list-style-name="L31">
      <style:text-properties fo:font-style="normal" officeooo:paragraph-rsid="1ec97f10" style:font-style-asian="normal" style:font-style-complex="normal"/>
    </style:style>
    <style:style style:name="P365" style:family="paragraph" style:parent-style-name="Text_20_body" style:list-style-name="L22">
      <style:text-properties fo:font-style="normal" officeooo:rsid="18f8f928" officeooo:paragraph-rsid="1d721808" style:font-style-asian="normal" style:font-style-complex="normal"/>
    </style:style>
    <style:style style:name="P366" style:family="paragraph" style:parent-style-name="Text_20_body" style:list-style-name="L22">
      <style:text-properties fo:font-style="normal" officeooo:rsid="1eec2ec2" officeooo:paragraph-rsid="1f88d5b8" style:font-style-asian="normal" style:font-style-complex="normal"/>
    </style:style>
    <style:style style:name="P367" style:family="paragraph" style:parent-style-name="Text_20_body" style:list-style-name="L35">
      <style:text-properties fo:font-style="normal" officeooo:rsid="1538965f" officeooo:paragraph-rsid="17205437" style:font-style-asian="normal" style:font-style-complex="normal"/>
    </style:style>
    <style:style style:name="P368" style:family="paragraph" style:parent-style-name="Text_20_body" style:list-style-name="L35">
      <style:text-properties fo:font-style="normal" officeooo:rsid="15399d64" officeooo:paragraph-rsid="17205437" style:font-style-asian="normal" style:font-style-complex="normal"/>
    </style:style>
    <style:style style:name="P369" style:family="paragraph" style:parent-style-name="Text_20_body" style:list-style-name="L36">
      <style:text-properties fo:font-style="normal" officeooo:rsid="1d977631" officeooo:paragraph-rsid="1d977631" style:font-style-asian="normal" style:font-style-complex="normal"/>
    </style:style>
    <style:style style:name="P370" style:family="paragraph" style:parent-style-name="Text_20_body" style:list-style-name="L36">
      <style:text-properties fo:font-style="normal" officeooo:rsid="1533db2f" officeooo:paragraph-rsid="22abde92" style:font-style-asian="normal" style:font-style-complex="normal"/>
    </style:style>
    <style:style style:name="P371" style:family="paragraph" style:parent-style-name="Text_20_body" style:list-style-name="L37">
      <style:text-properties fo:font-style="normal" officeooo:rsid="1d85c671" officeooo:paragraph-rsid="22d5cebb" style:font-style-asian="normal" style:font-style-complex="normal"/>
    </style:style>
    <style:style style:name="P372" style:family="paragraph" style:parent-style-name="Text_20_body" style:list-style-name="L37">
      <style:text-properties fo:font-style="normal" officeooo:rsid="1dcd09fb" officeooo:paragraph-rsid="1f15a314" style:font-style-asian="normal" style:font-style-complex="normal"/>
    </style:style>
    <style:style style:name="P373" style:family="paragraph" style:parent-style-name="Text_20_body" style:list-style-name="L37">
      <style:text-properties fo:font-style="normal" officeooo:rsid="1dcd3388" officeooo:paragraph-rsid="1dcd3388" style:font-style-asian="normal" style:font-style-complex="normal"/>
    </style:style>
    <style:style style:name="P374" style:family="paragraph" style:parent-style-name="Text_20_body" style:list-style-name="L37">
      <style:text-properties fo:font-style="normal" officeooo:rsid="1dd04c24" officeooo:paragraph-rsid="1dd04c24" style:font-style-asian="normal" style:font-style-complex="normal"/>
    </style:style>
    <style:style style:name="P375" style:family="paragraph" style:parent-style-name="Text_20_body" style:list-style-name="L37">
      <style:text-properties fo:font-style="normal" officeooo:rsid="1fa44ad3" officeooo:paragraph-rsid="1fa44ad3" style:font-style-asian="normal" style:font-style-complex="normal"/>
    </style:style>
    <style:style style:name="P376" style:family="paragraph" style:parent-style-name="Text_20_body" style:list-style-name="L38">
      <style:text-properties fo:font-style="normal" officeooo:rsid="1dc770a7" officeooo:paragraph-rsid="2046eee1" style:font-style-asian="normal" style:font-style-complex="normal"/>
    </style:style>
    <style:style style:name="P377" style:family="paragraph" style:parent-style-name="Text_20_body" style:list-style-name="L40">
      <style:text-properties fo:font-style="normal" officeooo:paragraph-rsid="22fed6ea" style:font-style-asian="normal" style:font-style-complex="normal"/>
    </style:style>
    <style:style style:name="P378" style:family="paragraph" style:parent-style-name="Text_20_body" style:list-style-name="L46">
      <style:text-properties fo:font-style="normal" officeooo:rsid="1d89163c" officeooo:paragraph-rsid="1d89163c" style:font-style-asian="normal" style:font-style-complex="normal"/>
    </style:style>
    <style:style style:name="P379" style:family="paragraph" style:parent-style-name="Text_20_body" style:list-style-name="L46">
      <style:text-properties fo:font-style="normal" officeooo:rsid="1d89163c" officeooo:paragraph-rsid="1d892528" style:font-style-asian="normal" style:font-style-complex="normal"/>
    </style:style>
    <style:style style:name="P380" style:family="paragraph" style:parent-style-name="Text_20_body" style:list-style-name="L47">
      <style:text-properties fo:font-style="normal" officeooo:rsid="1caa881e" officeooo:paragraph-rsid="1caca17b" style:font-style-asian="normal" style:font-style-complex="normal"/>
    </style:style>
    <style:style style:name="P381" style:family="paragraph" style:parent-style-name="Text_20_body" style:list-style-name="L47">
      <style:text-properties fo:font-style="normal" officeooo:rsid="1caa881e" officeooo:paragraph-rsid="1caa881e" style:font-style-asian="normal" style:font-style-complex="normal"/>
    </style:style>
    <style:style style:name="P382" style:family="paragraph" style:parent-style-name="Text_20_body" style:list-style-name="L48">
      <style:text-properties fo:font-style="normal" officeooo:rsid="160397eb" officeooo:paragraph-rsid="1e1b5da9" style:font-style-asian="normal" style:font-style-complex="normal"/>
    </style:style>
    <style:style style:name="P383" style:family="paragraph" style:parent-style-name="Text_20_body" style:list-style-name="L12">
      <style:text-properties fo:font-style="normal" officeooo:rsid="1af5d4e9" officeooo:paragraph-rsid="21a8cf5a" style:font-style-asian="normal" style:font-style-complex="normal"/>
    </style:style>
    <style:style style:name="P384" style:family="paragraph" style:parent-style-name="Text_20_body" style:list-style-name="L12">
      <style:text-properties fo:font-style="normal" officeooo:rsid="1525a965" officeooo:paragraph-rsid="23849229" style:font-style-asian="normal" style:font-style-complex="normal"/>
    </style:style>
    <style:style style:name="P385" style:family="paragraph" style:parent-style-name="Text_20_body" style:list-style-name="L67">
      <style:text-properties fo:font-style="normal" officeooo:rsid="20b9279a" officeooo:paragraph-rsid="20b1c869" style:font-style-asian="normal" style:font-style-complex="normal"/>
    </style:style>
    <style:style style:name="P386" style:family="paragraph" style:parent-style-name="Text_20_body" style:list-style-name="L67">
      <style:text-properties fo:font-style="normal" officeooo:rsid="179f3282" officeooo:paragraph-rsid="20b1c869" style:font-style-asian="normal" style:font-style-complex="normal"/>
    </style:style>
    <style:style style:name="P387" style:family="paragraph" style:parent-style-name="Text_20_body" style:list-style-name="L75">
      <style:text-properties fo:font-style="normal" officeooo:rsid="179f3282" officeooo:paragraph-rsid="20b57a92" style:font-style-asian="normal" style:font-style-complex="normal"/>
    </style:style>
    <style:style style:name="P388" style:family="paragraph" style:parent-style-name="Text_20_body" style:list-style-name="L68">
      <style:text-properties fo:font-style="normal" officeooo:rsid="20b3bca1" officeooo:paragraph-rsid="20b3c77a" style:font-style-asian="normal" style:font-style-complex="normal"/>
    </style:style>
    <style:style style:name="P389" style:family="paragraph" style:parent-style-name="Text_20_body" style:list-style-name="L73">
      <style:text-properties fo:font-style="normal" officeooo:rsid="1b51e26a" officeooo:paragraph-rsid="1b51e26a" style:font-style-asian="normal" style:font-style-complex="normal"/>
    </style:style>
    <style:style style:name="P390" style:family="paragraph" style:parent-style-name="Text_20_body" style:list-style-name="L75">
      <style:text-properties fo:font-style="normal" officeooo:rsid="1543b540" officeooo:paragraph-rsid="20b57a92" style:font-style-asian="normal" style:font-style-complex="normal"/>
    </style:style>
    <style:style style:name="P391" style:family="paragraph" style:parent-style-name="Text_20_body" style:list-style-name="L76">
      <style:text-properties fo:font-style="normal" officeooo:rsid="209eba3a" officeooo:paragraph-rsid="209eba3a" style:font-style-asian="normal" style:font-style-complex="normal"/>
    </style:style>
    <style:style style:name="P392" style:family="paragraph" style:parent-style-name="Text_20_body" style:list-style-name="L78">
      <style:text-properties fo:font-style="normal" officeooo:rsid="17b228f5" officeooo:paragraph-rsid="1aac0adc" style:font-style-asian="normal" style:font-style-complex="normal"/>
    </style:style>
    <style:style style:name="P393" style:family="paragraph" style:parent-style-name="Text_20_body" style:list-style-name="L81">
      <style:text-properties fo:font-style="normal" officeooo:paragraph-rsid="20ac0c9a" style:font-style-asian="normal" style:font-style-complex="normal"/>
    </style:style>
    <style:style style:name="P394" style:family="paragraph" style:parent-style-name="Text_20_body" style:list-style-name="L82">
      <style:text-properties fo:font-style="normal" officeooo:rsid="181bac4f" officeooo:paragraph-rsid="1aac0adc" style:font-style-asian="normal" style:font-style-complex="normal"/>
    </style:style>
    <style:style style:name="P395" style:family="paragraph" style:parent-style-name="Text_20_body" style:list-style-name="L82">
      <style:text-properties fo:font-style="normal" officeooo:rsid="181bac4f" officeooo:paragraph-rsid="23a3e8a5" style:font-style-asian="normal" style:font-style-complex="normal"/>
    </style:style>
    <style:style style:name="P396" style:family="paragraph" style:parent-style-name="Text_20_body" style:list-style-name="L82">
      <style:text-properties fo:font-style="normal" officeooo:rsid="18259e4c" officeooo:paragraph-rsid="1aac0adc" style:font-style-asian="normal" style:font-style-complex="normal"/>
    </style:style>
    <style:style style:name="P397" style:family="paragraph" style:parent-style-name="Text_20_body" style:list-style-name="L82">
      <style:text-properties fo:font-style="normal" officeooo:rsid="23b7bab3" officeooo:paragraph-rsid="23b7bab3" style:font-style-asian="normal" style:font-style-complex="normal"/>
    </style:style>
    <style:style style:name="P398" style:family="paragraph" style:parent-style-name="Text_20_body" style:list-style-name="L82">
      <style:text-properties fo:font-style="normal" officeooo:rsid="18247580" officeooo:paragraph-rsid="1b196b46" style:font-style-asian="normal" style:font-style-complex="normal"/>
    </style:style>
    <style:style style:name="P399" style:family="paragraph" style:parent-style-name="Text_20_body" style:list-style-name="L83">
      <style:text-properties fo:font-style="normal" officeooo:rsid="20c5a179" officeooo:paragraph-rsid="20c5a179" style:font-style-asian="normal" style:font-style-complex="normal"/>
    </style:style>
    <style:style style:name="P400" style:family="paragraph" style:parent-style-name="Text_20_body" style:list-style-name="L83">
      <style:text-properties fo:font-style="normal" officeooo:rsid="20c8833a" officeooo:paragraph-rsid="20cd57eb" style:font-style-asian="normal" style:font-style-complex="normal"/>
    </style:style>
    <style:style style:name="P401" style:family="paragraph" style:parent-style-name="Text_20_body" style:list-style-name="L83">
      <style:text-properties fo:font-style="normal" officeooo:rsid="20ced250" officeooo:paragraph-rsid="20cd57eb" style:font-style-asian="normal" style:font-style-complex="normal"/>
    </style:style>
    <style:style style:name="P402" style:family="paragraph" style:parent-style-name="Text_20_body" style:list-style-name="L85">
      <style:text-properties fo:font-style="normal" officeooo:rsid="17beb1df" officeooo:paragraph-rsid="1aac0adc" style:font-style-asian="normal" style:font-style-complex="normal"/>
    </style:style>
    <style:style style:name="P403" style:family="paragraph" style:parent-style-name="Text_20_body" style:list-style-name="L85">
      <style:text-properties fo:font-style="normal" officeooo:rsid="17c0f50a" officeooo:paragraph-rsid="1aac0adc" style:font-style-asian="normal" style:font-style-complex="normal"/>
    </style:style>
    <style:style style:name="P404" style:family="paragraph" style:parent-style-name="Text_20_body" style:list-style-name="L85">
      <style:text-properties fo:font-style="normal" officeooo:rsid="17c2b6ff" officeooo:paragraph-rsid="1aac0adc" style:font-style-asian="normal" style:font-style-complex="normal"/>
    </style:style>
    <style:style style:name="P405" style:family="paragraph" style:parent-style-name="Text_20_body" style:list-style-name="L85">
      <style:text-properties fo:font-style="normal" officeooo:rsid="17aa8f57" officeooo:paragraph-rsid="1c4b0366" style:font-style-asian="normal" style:font-style-complex="normal"/>
    </style:style>
    <style:style style:name="P406" style:family="paragraph" style:parent-style-name="Text_20_body" style:list-style-name="L85">
      <style:text-properties fo:font-style="normal" officeooo:rsid="17c5a5ad" officeooo:paragraph-rsid="209c91af" style:font-style-asian="normal" style:font-style-complex="normal"/>
    </style:style>
    <style:style style:name="P407" style:family="paragraph" style:parent-style-name="Text_20_body" style:list-style-name="L87">
      <style:text-properties fo:font-style="normal" officeooo:rsid="192ade04" officeooo:paragraph-rsid="1b62eac8" style:font-style-asian="normal" style:font-style-complex="normal"/>
    </style:style>
    <style:style style:name="P408" style:family="paragraph" style:parent-style-name="Text_20_body" style:list-style-name="L89">
      <style:text-properties fo:font-style="normal" officeooo:rsid="1f6efd45" officeooo:paragraph-rsid="1f6efd45" style:font-style-asian="normal" style:font-style-complex="normal"/>
    </style:style>
    <style:style style:name="P409" style:family="paragraph" style:parent-style-name="Text_20_body" style:list-style-name="L89">
      <style:text-properties fo:font-style="normal" officeooo:rsid="191e0ba0" officeooo:paragraph-rsid="1b6d2e97" style:font-style-asian="normal" style:font-style-complex="normal"/>
    </style:style>
    <style:style style:name="P410" style:family="paragraph" style:parent-style-name="Text_20_body" style:list-style-name="L93">
      <style:text-properties fo:font-style="normal" officeooo:rsid="1f700409" officeooo:paragraph-rsid="1f7f789a" style:font-style-asian="normal" style:font-style-complex="normal"/>
    </style:style>
    <style:style style:name="P411" style:family="paragraph" style:parent-style-name="Text_20_body" style:list-style-name="L93">
      <style:text-properties fo:font-style="normal" officeooo:rsid="19168136" officeooo:paragraph-rsid="23db23da" style:font-style-asian="normal" style:font-style-complex="normal"/>
    </style:style>
    <style:style style:name="P412" style:family="paragraph" style:parent-style-name="Text_20_body" style:list-style-name="L27">
      <style:text-properties fo:font-style="normal" officeooo:rsid="207cef49" officeooo:paragraph-rsid="231752cf" style:font-style-asian="normal" style:font-style-complex="normal"/>
    </style:style>
    <style:style style:name="P413" style:family="paragraph" style:parent-style-name="Text_20_body" style:list-style-name="L27">
      <style:text-properties fo:font-style="normal" officeooo:rsid="207cef49" officeooo:paragraph-rsid="23192e8c" style:font-style-asian="normal" style:font-style-complex="normal"/>
    </style:style>
    <style:style style:name="P414" style:family="paragraph" style:parent-style-name="Text_20_body" style:list-style-name="L94">
      <style:text-properties fo:font-style="normal" officeooo:rsid="1d69db0a" officeooo:paragraph-rsid="208f8933" style:font-style-asian="normal" style:font-style-complex="normal"/>
    </style:style>
    <style:style style:name="P415" style:family="paragraph" style:parent-style-name="Text_20_body" style:list-style-name="L97">
      <style:text-properties fo:font-style="normal" officeooo:rsid="208f684b" officeooo:paragraph-rsid="208f684b" style:font-style-asian="normal" style:font-style-complex="normal"/>
    </style:style>
    <style:style style:name="P416" style:family="paragraph" style:parent-style-name="Text_20_body" style:list-style-name="L97">
      <style:text-properties fo:font-style="normal" officeooo:rsid="208f684b" officeooo:paragraph-rsid="23ed4657" style:font-style-asian="normal" style:font-style-complex="normal"/>
    </style:style>
    <style:style style:name="P417" style:family="paragraph" style:parent-style-name="Text_20_body" style:list-style-name="L109">
      <style:text-properties fo:font-style="normal" officeooo:rsid="1bfffc6a" officeooo:paragraph-rsid="1bfffc6a" style:font-style-asian="normal" style:font-style-complex="normal"/>
    </style:style>
    <style:style style:name="P418" style:family="paragraph" style:parent-style-name="Text_20_body" style:list-style-name="L109">
      <style:text-properties fo:font-style="normal" officeooo:rsid="1bfb018b" officeooo:paragraph-rsid="1bfffc6a" style:font-style-asian="normal" style:font-style-complex="normal"/>
    </style:style>
    <style:style style:name="P419" style:family="paragraph" style:parent-style-name="Text_20_body" style:list-style-name="L114">
      <style:text-properties fo:font-style="normal" officeooo:rsid="1b3aa9da" officeooo:paragraph-rsid="1b3aa9da" style:font-style-asian="normal" style:font-style-complex="normal"/>
    </style:style>
    <style:style style:name="P420" style:family="paragraph" style:parent-style-name="Text_20_body" style:list-style-name="L115">
      <style:text-properties fo:font-style="normal" officeooo:rsid="2063dbc4" officeooo:paragraph-rsid="2426212f" style:font-style-asian="normal" style:font-style-complex="normal"/>
    </style:style>
    <style:style style:name="P421" style:family="paragraph" style:parent-style-name="Text_20_body" style:list-style-name="L115">
      <style:text-properties fo:font-style="normal" officeooo:rsid="1b3e0f8c" officeooo:paragraph-rsid="1b3e0f8c" style:font-style-asian="normal" style:font-style-complex="normal"/>
    </style:style>
    <style:style style:name="P422" style:family="paragraph" style:parent-style-name="Text_20_body" style:list-style-name="L115">
      <style:text-properties fo:font-style="normal" officeooo:rsid="1fb16c04" officeooo:paragraph-rsid="1fb16c04" style:font-style-asian="normal" style:font-style-complex="normal"/>
    </style:style>
    <style:style style:name="P423"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24"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5"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6"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7"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8"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29"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30" style:family="paragraph" style:parent-style-name="Text_20_body" style:list-style-name="L11">
      <style:text-properties officeooo:rsid="15c9b72a" officeooo:paragraph-rsid="19dd4a30"/>
    </style:style>
    <style:style style:name="P431" style:family="paragraph" style:parent-style-name="Text_20_body" style:list-style-name="L11">
      <style:text-properties officeooo:rsid="13e91469" officeooo:paragraph-rsid="19dd4a30"/>
    </style:style>
    <style:style style:name="P432" style:family="paragraph" style:parent-style-name="Text_20_body" style:list-style-name="L11">
      <style:text-properties officeooo:rsid="2215eb3a" officeooo:paragraph-rsid="2215eb3a"/>
    </style:style>
    <style:style style:name="P433" style:family="paragraph" style:parent-style-name="Text_20_body" style:list-style-name="L11">
      <style:text-properties officeooo:rsid="19e265e8" officeooo:paragraph-rsid="247b566a"/>
    </style:style>
    <style:style style:name="P434" style:family="paragraph" style:parent-style-name="Text_20_body" style:list-style-name="L11">
      <style:text-properties officeooo:rsid="15cc79cb" officeooo:paragraph-rsid="19e68ce2"/>
    </style:style>
    <style:style style:name="P435" style:family="paragraph" style:parent-style-name="Text_20_body" style:list-style-name="L12">
      <style:text-properties officeooo:paragraph-rsid="23849229"/>
    </style:style>
    <style:style style:name="P436" style:family="paragraph" style:parent-style-name="Text_20_body" style:list-style-name="L13">
      <style:text-properties officeooo:rsid="1998598a" officeooo:paragraph-rsid="24763692"/>
    </style:style>
    <style:style style:name="P437" style:family="paragraph" style:parent-style-name="Text_20_body" style:list-style-name="L13">
      <style:text-properties officeooo:rsid="19b7a33a" officeooo:paragraph-rsid="19bc978f"/>
    </style:style>
    <style:style style:name="P438" style:family="paragraph" style:parent-style-name="Text_20_body" style:list-style-name="L13">
      <style:text-properties officeooo:rsid="19a4955f" officeooo:paragraph-rsid="2222afba"/>
    </style:style>
    <style:style style:name="P439" style:family="paragraph" style:parent-style-name="Text_20_body" style:list-style-name="L13">
      <style:text-properties officeooo:rsid="19a4955f" officeooo:paragraph-rsid="19a4955f"/>
    </style:style>
    <style:style style:name="P440" style:family="paragraph" style:parent-style-name="Text_20_body" style:list-style-name="L13">
      <style:text-properties fo:font-weight="bold" officeooo:rsid="1ec1b859" officeooo:paragraph-rsid="217393d7" style:font-weight-asian="bold" style:font-weight-complex="bold"/>
    </style:style>
    <style:style style:name="P441" style:family="paragraph" style:parent-style-name="Text_20_body" style:list-style-name="L13">
      <style:text-properties officeooo:rsid="19a8efca" officeooo:paragraph-rsid="19ca2dd9"/>
    </style:style>
    <style:style style:name="P442" style:family="paragraph" style:parent-style-name="Text_20_body" style:list-style-name="L14">
      <style:text-properties officeooo:paragraph-rsid="1a69b621"/>
    </style:style>
    <style:style style:name="P443" style:family="paragraph" style:parent-style-name="Text_20_body" style:list-style-name="L15">
      <style:text-properties officeooo:paragraph-rsid="17205437"/>
    </style:style>
    <style:style style:name="P444" style:family="paragraph" style:parent-style-name="Text_20_body" style:list-style-name="L15">
      <style:text-properties officeooo:rsid="159eb076" officeooo:paragraph-rsid="17205437"/>
    </style:style>
    <style:style style:name="P445" style:family="paragraph" style:parent-style-name="Text_20_body" style:list-style-name="L15">
      <style:text-properties officeooo:rsid="1accddd3" officeooo:paragraph-rsid="1accddd3"/>
    </style:style>
    <style:style style:name="P446" style:family="paragraph" style:parent-style-name="Text_20_body" style:list-style-name="L15">
      <style:text-properties officeooo:rsid="1a6e7b0f" officeooo:paragraph-rsid="1a70b518"/>
    </style:style>
    <style:style style:name="P447" style:family="paragraph" style:parent-style-name="Text_20_body" style:list-style-name="L15">
      <style:text-properties officeooo:rsid="1579f5c3" officeooo:paragraph-rsid="17205437"/>
    </style:style>
    <style:style style:name="P448" style:family="paragraph" style:parent-style-name="Text_20_body" style:list-style-name="L15">
      <style:text-properties officeooo:rsid="1a6edc2a" officeooo:paragraph-rsid="1a72118f"/>
    </style:style>
    <style:style style:name="P449" style:family="paragraph" style:parent-style-name="Text_20_body" style:list-style-name="L16">
      <style:text-properties officeooo:paragraph-rsid="1a23b97d"/>
    </style:style>
    <style:style style:name="P450" style:family="paragraph" style:parent-style-name="Text_20_body" style:list-style-name="L16">
      <style:text-properties officeooo:paragraph-rsid="23c5247a"/>
    </style:style>
    <style:style style:name="P451" style:family="paragraph" style:parent-style-name="Text_20_body" style:list-style-name="L16">
      <style:text-properties officeooo:paragraph-rsid="17205437"/>
    </style:style>
    <style:style style:name="P452" style:family="paragraph" style:parent-style-name="Text_20_body" style:list-style-name="L16">
      <style:text-properties officeooo:paragraph-rsid="1a75920c"/>
    </style:style>
    <style:style style:name="P453" style:family="paragraph" style:parent-style-name="Text_20_body" style:list-style-name="L17">
      <style:text-properties officeooo:paragraph-rsid="222ed222"/>
    </style:style>
    <style:style style:name="P454" style:family="paragraph" style:parent-style-name="Text_20_body" style:list-style-name="L18">
      <style:text-properties officeooo:paragraph-rsid="1ed2af3d"/>
    </style:style>
    <style:style style:name="P455" style:family="paragraph" style:parent-style-name="Text_20_body" style:list-style-name="L18">
      <style:text-properties officeooo:rsid="1dc34ca7" officeooo:paragraph-rsid="1dc34ca7"/>
    </style:style>
    <style:style style:name="P456" style:family="paragraph" style:parent-style-name="Text_20_body" style:list-style-name="L18">
      <style:text-properties officeooo:rsid="1dcb8979" officeooo:paragraph-rsid="1dcb8979"/>
    </style:style>
    <style:style style:name="P457" style:family="paragraph" style:parent-style-name="Text_20_body" style:list-style-name="L18">
      <style:text-properties fo:font-style="italic" officeooo:rsid="20440fb0" officeooo:paragraph-rsid="20440fb0" style:font-style-asian="italic" style:font-style-complex="italic"/>
    </style:style>
    <style:style style:name="P458" style:family="paragraph" style:parent-style-name="Text_20_body" style:list-style-name="L24">
      <style:text-properties fo:font-style="italic" officeooo:rsid="18e0c1bb" officeooo:paragraph-rsid="2265474c" style:font-style-asian="italic" style:font-style-complex="italic"/>
    </style:style>
    <style:style style:name="P459" style:family="paragraph" style:parent-style-name="Text_20_body" style:list-style-name="L24">
      <style:text-properties fo:font-style="italic" officeooo:rsid="18e7f060" officeooo:paragraph-rsid="2265474c" style:font-style-asian="italic" style:font-style-complex="italic"/>
    </style:style>
    <style:style style:name="P460" style:family="paragraph" style:parent-style-name="Text_20_body" style:list-style-name="L24">
      <style:text-properties fo:font-style="italic" officeooo:rsid="1fccba84" officeooo:paragraph-rsid="248ed1d1" style:font-style-asian="italic" style:font-style-complex="italic"/>
    </style:style>
    <style:style style:name="P461" style:family="paragraph" style:parent-style-name="Text_20_body" style:list-style-name="L37">
      <style:text-properties fo:font-style="italic" officeooo:rsid="1dbb95e8" officeooo:paragraph-rsid="22da86ee" style:font-style-asian="italic" style:font-style-complex="italic"/>
    </style:style>
    <style:style style:name="P462" style:family="paragraph" style:parent-style-name="Text_20_body" style:list-style-name="L52">
      <style:text-properties fo:font-style="italic" officeooo:paragraph-rsid="2337940f" style:font-style-asian="italic" style:font-style-complex="italic"/>
    </style:style>
    <style:style style:name="P463" style:family="paragraph" style:parent-style-name="Text_20_body" style:list-style-name="L68">
      <style:text-properties fo:font-style="italic" officeooo:rsid="20b97fcf" officeooo:paragraph-rsid="20b97fcf" style:font-style-asian="italic" style:font-style-complex="italic"/>
    </style:style>
    <style:style style:name="P464" style:family="paragraph" style:parent-style-name="Text_20_body" style:list-style-name="L109">
      <style:text-properties fo:font-style="italic" officeooo:rsid="1bfb018b" officeooo:paragraph-rsid="1bfffc6a" style:font-style-asian="italic" style:font-style-complex="italic"/>
    </style:style>
    <style:style style:name="P465" style:family="paragraph" style:parent-style-name="Text_20_body" style:list-style-name="L18">
      <style:text-properties officeooo:rsid="1bb712fc" officeooo:paragraph-rsid="1bb712fc"/>
    </style:style>
    <style:style style:name="P466" style:family="paragraph" style:parent-style-name="Text_20_body" style:list-style-name="L19">
      <style:text-properties officeooo:rsid="12bd1159" officeooo:paragraph-rsid="17205437"/>
    </style:style>
    <style:style style:name="P467" style:family="paragraph" style:parent-style-name="Text_20_body" style:list-style-name="L19">
      <style:text-properties officeooo:rsid="15957b2a" officeooo:paragraph-rsid="17205437"/>
    </style:style>
    <style:style style:name="P468" style:family="paragraph" style:parent-style-name="Text_20_body" style:list-style-name="L19">
      <style:text-properties officeooo:rsid="12c83cea" officeooo:paragraph-rsid="17205437"/>
    </style:style>
    <style:style style:name="P469" style:family="paragraph" style:parent-style-name="Text_20_body" style:list-style-name="L19">
      <style:text-properties officeooo:rsid="12c8c6da" officeooo:paragraph-rsid="17205437"/>
    </style:style>
    <style:style style:name="P470" style:family="paragraph" style:parent-style-name="Text_20_body" style:list-style-name="L20">
      <style:text-properties officeooo:rsid="15947fdc" officeooo:paragraph-rsid="17205437"/>
    </style:style>
    <style:style style:name="P471" style:family="paragraph" style:parent-style-name="Text_20_body" style:list-style-name="L22">
      <style:text-properties officeooo:paragraph-rsid="1f821cc4"/>
    </style:style>
    <style:style style:name="P472" style:family="paragraph" style:parent-style-name="Text_20_body" style:list-style-name="L23">
      <style:text-properties officeooo:paragraph-rsid="2564454c"/>
    </style:style>
    <style:style style:name="P473" style:family="paragraph" style:parent-style-name="Text_20_body" style:list-style-name="L24">
      <style:text-properties officeooo:paragraph-rsid="2265474c"/>
    </style:style>
    <style:style style:name="P474" style:family="paragraph" style:parent-style-name="Text_20_body" style:list-style-name="L24">
      <style:text-properties officeooo:rsid="18d00879" officeooo:paragraph-rsid="2265474c"/>
    </style:style>
    <style:style style:name="P475" style:family="paragraph" style:parent-style-name="Text_20_body" style:list-style-name="L24">
      <style:text-properties officeooo:rsid="18d25fda" officeooo:paragraph-rsid="2265474c"/>
    </style:style>
    <style:style style:name="P476" style:family="paragraph" style:parent-style-name="Text_20_body" style:list-style-name="L24">
      <style:text-properties officeooo:rsid="18df89f8" officeooo:paragraph-rsid="2265474c"/>
    </style:style>
    <style:style style:name="P477" style:family="paragraph" style:parent-style-name="Text_20_body" style:list-style-name="L24">
      <style:text-properties officeooo:rsid="186b3e8b" officeooo:paragraph-rsid="2265474c"/>
    </style:style>
    <style:style style:name="P478" style:family="paragraph" style:parent-style-name="Text_20_body" style:list-style-name="L25">
      <style:text-properties officeooo:paragraph-rsid="1de1c071"/>
    </style:style>
    <style:style style:name="P479" style:family="paragraph" style:parent-style-name="Text_20_body" style:list-style-name="L25">
      <style:text-properties officeooo:paragraph-rsid="1908efad"/>
    </style:style>
    <style:style style:name="P480" style:family="paragraph" style:parent-style-name="Text_20_body" style:list-style-name="L26">
      <style:text-properties officeooo:paragraph-rsid="18a8ff71"/>
    </style:style>
    <style:style style:name="P481" style:family="paragraph" style:parent-style-name="Text_20_body" style:list-style-name="L27">
      <style:text-properties officeooo:paragraph-rsid="231752cf"/>
    </style:style>
    <style:style style:name="P482" style:family="paragraph" style:parent-style-name="Text_20_body" style:list-style-name="L27">
      <style:text-properties officeooo:paragraph-rsid="207da7e6"/>
    </style:style>
    <style:style style:name="P483" style:family="paragraph" style:parent-style-name="Text_20_body" style:list-style-name="L28">
      <style:text-properties officeooo:paragraph-rsid="2493d017"/>
    </style:style>
    <style:style style:name="P484" style:family="paragraph" style:parent-style-name="Text_20_body" style:list-style-name="L22">
      <style:text-properties officeooo:rsid="18f8f928" officeooo:paragraph-rsid="18f8f928"/>
    </style:style>
    <style:style style:name="P485" style:family="paragraph" style:parent-style-name="Text_20_body" style:list-style-name="L29">
      <style:text-properties officeooo:paragraph-rsid="2496d6a4"/>
    </style:style>
    <style:style style:name="P486" style:family="paragraph" style:parent-style-name="Text_20_body" style:list-style-name="L31">
      <style:text-properties officeooo:paragraph-rsid="1d1b1210"/>
    </style:style>
    <style:style style:name="P487" style:family="paragraph" style:parent-style-name="Text_20_body" style:list-style-name="L31">
      <style:text-properties officeooo:paragraph-rsid="229c3c92"/>
    </style:style>
    <style:style style:name="P488" style:family="paragraph" style:parent-style-name="Text_20_body" style:list-style-name="L22">
      <style:text-properties officeooo:rsid="1eec2ec2" officeooo:paragraph-rsid="22aa4c13"/>
    </style:style>
    <style:style style:name="P489" style:family="paragraph" style:parent-style-name="Text_20_body" style:list-style-name="L33">
      <style:text-properties officeooo:rsid="160397eb" officeooo:paragraph-rsid="1d384bdc"/>
    </style:style>
    <style:style style:name="P490" style:family="paragraph" style:parent-style-name="Text_20_body" style:list-style-name="L34">
      <style:text-properties officeooo:paragraph-rsid="1d2fdeb8"/>
    </style:style>
    <style:style style:name="P491" style:family="paragraph" style:parent-style-name="Text_20_body" style:list-style-name="L37">
      <style:text-properties officeooo:paragraph-rsid="1da85e96"/>
    </style:style>
    <style:style style:name="P492" style:family="paragraph" style:parent-style-name="Text_20_body" style:list-style-name="L37">
      <style:text-properties officeooo:paragraph-rsid="1fa44ad3"/>
    </style:style>
    <style:style style:name="P493" style:family="paragraph" style:parent-style-name="Text_20_body" style:list-style-name="L37">
      <style:text-properties officeooo:rsid="1e05238b" officeooo:paragraph-rsid="22db9fb8"/>
    </style:style>
    <style:style style:name="P494" style:family="paragraph" style:parent-style-name="Text_20_body" style:list-style-name="L37">
      <style:text-properties officeooo:rsid="1d7c05dc" officeooo:paragraph-rsid="1fa44ad3"/>
    </style:style>
    <style:style style:name="P495" style:family="paragraph" style:parent-style-name="Text_20_body" style:list-style-name="L38">
      <style:text-properties officeooo:paragraph-rsid="1dd51cea"/>
    </style:style>
    <style:style style:name="P496" style:family="paragraph" style:parent-style-name="Text_20_body" style:list-style-name="L38">
      <style:text-properties officeooo:paragraph-rsid="2169e26d"/>
    </style:style>
    <style:style style:name="P497" style:family="paragraph" style:parent-style-name="Text_20_body" style:list-style-name="L38">
      <style:text-properties officeooo:rsid="2169e26d" officeooo:paragraph-rsid="2169e26d"/>
    </style:style>
    <style:style style:name="P498" style:family="paragraph" style:parent-style-name="Text_20_body" style:list-style-name="L41">
      <style:text-properties officeooo:paragraph-rsid="22fa9233"/>
    </style:style>
    <style:style style:name="P499" style:family="paragraph" style:parent-style-name="Text_20_body" style:list-style-name="L42">
      <style:text-properties officeooo:rsid="1d8eb544" officeooo:paragraph-rsid="22f3f7df"/>
    </style:style>
    <style:style style:name="P500" style:family="paragraph" style:parent-style-name="Text_20_body" style:list-style-name="L43">
      <style:text-properties officeooo:rsid="1d8a2e78" officeooo:paragraph-rsid="22f3f7df"/>
    </style:style>
    <style:style style:name="P501" style:family="paragraph" style:parent-style-name="Text_20_body" style:list-style-name="L43">
      <style:text-properties officeooo:rsid="1d8d7a2b" officeooo:paragraph-rsid="22f3f7df"/>
    </style:style>
    <style:style style:name="P502" style:family="paragraph" style:parent-style-name="Text_20_body" style:list-style-name="L44">
      <style:text-properties officeooo:paragraph-rsid="1d8fe60c"/>
    </style:style>
    <style:style style:name="P503" style:family="paragraph" style:parent-style-name="Text_20_body" style:list-style-name="L44">
      <style:text-properties officeooo:rsid="1d91cd2c" officeooo:paragraph-rsid="24a85f77"/>
    </style:style>
    <style:style style:name="P504" style:family="paragraph" style:parent-style-name="Text_20_body" style:list-style-name="L44">
      <style:text-properties officeooo:rsid="1d91cd2c" officeooo:paragraph-rsid="1d91cd2c"/>
    </style:style>
    <style:style style:name="P505" style:family="paragraph" style:parent-style-name="Text_20_body" style:list-style-name="L44">
      <style:text-properties officeooo:rsid="1fc5713b" officeooo:paragraph-rsid="1fc5713b"/>
    </style:style>
    <style:style style:name="P506" style:family="paragraph" style:parent-style-name="Text_20_body" style:list-style-name="L44">
      <style:text-properties officeooo:rsid="21bfca62" officeooo:paragraph-rsid="21bfca62"/>
    </style:style>
    <style:style style:name="P507" style:family="paragraph" style:parent-style-name="Text_20_body" style:list-style-name="L44">
      <style:text-properties officeooo:rsid="1d931637" officeooo:paragraph-rsid="1d931637"/>
    </style:style>
    <style:style style:name="P508" style:family="paragraph" style:parent-style-name="Text_20_body" style:list-style-name="L45">
      <style:text-properties officeooo:paragraph-rsid="230435b4"/>
    </style:style>
    <style:style style:name="P509" style:family="paragraph" style:parent-style-name="Text_20_body" style:list-style-name="L46">
      <style:text-properties officeooo:rsid="1d9fbd07" officeooo:paragraph-rsid="1d9fbd07"/>
    </style:style>
    <style:style style:name="P510" style:family="paragraph" style:parent-style-name="Text_20_body" style:list-style-name="L47">
      <style:text-properties officeooo:paragraph-rsid="1cab484f"/>
    </style:style>
    <style:style style:name="P511" style:family="paragraph" style:parent-style-name="Text_20_body" style:list-style-name="L48">
      <style:text-properties officeooo:paragraph-rsid="1e1dfaf6"/>
    </style:style>
    <style:style style:name="P512" style:family="paragraph" style:parent-style-name="Text_20_body" style:list-style-name="L48">
      <style:text-properties officeooo:paragraph-rsid="1e1438b4"/>
    </style:style>
    <style:style style:name="P513" style:family="paragraph" style:parent-style-name="Text_20_body" style:list-style-name="L48">
      <style:text-properties officeooo:paragraph-rsid="174ff3af"/>
    </style:style>
    <style:style style:name="P514" style:family="paragraph" style:parent-style-name="Text_20_body" style:list-style-name="L48">
      <style:text-properties officeooo:paragraph-rsid="1e1b5da9"/>
    </style:style>
    <style:style style:name="P515" style:family="paragraph" style:parent-style-name="Text_20_body" style:list-style-name="L48">
      <style:text-properties officeooo:paragraph-rsid="1e19bebe"/>
    </style:style>
    <style:style style:name="P516" style:family="paragraph" style:parent-style-name="Text_20_body" style:list-style-name="L49">
      <style:text-properties officeooo:rsid="2326216b" officeooo:paragraph-rsid="2326216b"/>
    </style:style>
    <style:style style:name="P517" style:family="paragraph" style:parent-style-name="Text_20_body" style:list-style-name="L49">
      <style:text-properties officeooo:rsid="1d09d581" officeooo:paragraph-rsid="1d09d581"/>
    </style:style>
    <style:style style:name="P518" style:family="paragraph" style:parent-style-name="Text_20_body" style:list-style-name="L49">
      <style:text-properties officeooo:rsid="1d082209" officeooo:paragraph-rsid="1d082209"/>
    </style:style>
    <style:style style:name="P519"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20"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21" style:family="paragraph" style:parent-style-name="Text_20_body" style:list-style-name="L50">
      <style:text-properties officeooo:paragraph-rsid="21b09f8b"/>
    </style:style>
    <style:style style:name="P522" style:family="paragraph" style:parent-style-name="Text_20_body" style:list-style-name="L50">
      <style:text-properties officeooo:paragraph-rsid="21b23126"/>
    </style:style>
    <style:style style:name="P523" style:family="paragraph" style:parent-style-name="Text_20_body" style:list-style-name="L50">
      <style:text-properties officeooo:paragraph-rsid="21b508ac"/>
    </style:style>
    <style:style style:name="P524" style:family="paragraph" style:parent-style-name="Text_20_body" style:list-style-name="L50">
      <style:text-properties officeooo:rsid="24cb7abc" officeooo:paragraph-rsid="24d09093"/>
    </style:style>
    <style:style style:name="P525" style:family="paragraph" style:parent-style-name="Text_20_body" style:list-style-name="L73">
      <style:text-properties officeooo:rsid="24cb7abc" officeooo:paragraph-rsid="24cb7abc"/>
    </style:style>
    <style:style style:name="P526" style:family="paragraph" style:parent-style-name="Text_20_body" style:list-style-name="L53">
      <style:text-properties officeooo:paragraph-rsid="1e0f74a1"/>
    </style:style>
    <style:style style:name="P527" style:family="paragraph" style:parent-style-name="Text_20_body" style:list-style-name="L53">
      <style:text-properties officeooo:paragraph-rsid="1e1308a6"/>
    </style:style>
    <style:style style:name="P528" style:family="paragraph" style:parent-style-name="Text_20_body" style:list-style-name="L53">
      <style:text-properties officeooo:paragraph-rsid="1e0d2c3e"/>
    </style:style>
    <style:style style:name="P529" style:family="paragraph" style:parent-style-name="Text_20_body" style:list-style-name="L53">
      <style:text-properties officeooo:paragraph-rsid="1e294604"/>
    </style:style>
    <style:style style:name="P530" style:family="paragraph" style:parent-style-name="Text_20_body" style:list-style-name="L54">
      <style:text-properties officeooo:paragraph-rsid="17205437"/>
    </style:style>
    <style:style style:name="P531" style:family="paragraph" style:parent-style-name="Text_20_body" style:list-style-name="L56">
      <style:text-properties officeooo:paragraph-rsid="17535250"/>
    </style:style>
    <style:style style:name="P532" style:family="paragraph" style:parent-style-name="Text_20_body" style:list-style-name="L56">
      <style:text-properties officeooo:paragraph-rsid="1755ab69"/>
    </style:style>
    <style:style style:name="P533" style:family="paragraph" style:parent-style-name="Text_20_body" style:list-style-name="L56">
      <style:text-properties officeooo:rsid="23417ac1" officeooo:paragraph-rsid="23417ac1"/>
    </style:style>
    <style:style style:name="P534" style:family="paragraph" style:parent-style-name="Text_20_body" style:list-style-name="L58">
      <style:text-properties officeooo:paragraph-rsid="234b21d6"/>
    </style:style>
    <style:style style:name="P535" style:family="paragraph" style:parent-style-name="Text_20_body" style:list-style-name="L58">
      <style:text-properties officeooo:paragraph-rsid="1aced976"/>
    </style:style>
    <style:style style:name="P536" style:family="paragraph" style:parent-style-name="Text_20_body" style:list-style-name="L59">
      <style:text-properties officeooo:rsid="1ad7191a" officeooo:paragraph-rsid="1ad7191a"/>
    </style:style>
    <style:style style:name="P537" style:family="paragraph" style:parent-style-name="Text_20_body" style:list-style-name="L60">
      <style:text-properties officeooo:paragraph-rsid="1f4956fd"/>
    </style:style>
    <style:style style:name="P538" style:family="paragraph" style:parent-style-name="Text_20_body" style:list-style-name="L60">
      <style:text-properties officeooo:paragraph-rsid="24b5f8ac"/>
    </style:style>
    <style:style style:name="P539" style:family="paragraph" style:parent-style-name="Text_20_body" style:list-style-name="L61">
      <style:text-properties officeooo:paragraph-rsid="1f482e4a"/>
    </style:style>
    <style:style style:name="P540" style:family="paragraph" style:parent-style-name="Text_20_body" style:list-style-name="L63">
      <style:text-properties officeooo:paragraph-rsid="1f480d51"/>
    </style:style>
    <style:style style:name="P541" style:family="paragraph" style:parent-style-name="Text_20_body" style:list-style-name="L63">
      <style:text-properties officeooo:rsid="2364fac6" officeooo:paragraph-rsid="2364fac6"/>
    </style:style>
    <style:style style:name="P542" style:family="paragraph" style:parent-style-name="Text_20_body" style:list-style-name="L63">
      <style:text-properties officeooo:rsid="237308b9" officeooo:paragraph-rsid="237308b9"/>
    </style:style>
    <style:style style:name="P543" style:family="paragraph" style:parent-style-name="Text_20_body" style:list-style-name="L64">
      <style:text-properties officeooo:paragraph-rsid="237c94c3"/>
    </style:style>
    <style:style style:name="P544" style:family="paragraph" style:parent-style-name="Text_20_body" style:list-style-name="L64">
      <style:text-properties officeooo:paragraph-rsid="24c1ced7"/>
    </style:style>
    <style:style style:name="P545" style:family="paragraph" style:parent-style-name="Text_20_body" style:list-style-name="L65">
      <style:text-properties officeooo:paragraph-rsid="1dc83763"/>
    </style:style>
    <style:style style:name="P546" style:family="paragraph" style:parent-style-name="Text_20_body" style:list-style-name="L65">
      <style:text-properties officeooo:rsid="2376f780" officeooo:paragraph-rsid="1f4ef3d0"/>
    </style:style>
    <style:style style:name="P547" style:family="paragraph" style:parent-style-name="Text_20_body" style:list-style-name="L65">
      <style:text-properties officeooo:rsid="2376f780" officeooo:paragraph-rsid="1dc83763"/>
    </style:style>
    <style:style style:name="P548" style:family="paragraph" style:parent-style-name="Text_20_body" style:list-style-name="L65">
      <style:text-properties officeooo:rsid="24c255aa" officeooo:paragraph-rsid="24c255aa"/>
    </style:style>
    <style:style style:name="P549" style:family="paragraph" style:parent-style-name="Text_20_body" style:list-style-name="L12">
      <style:text-properties officeooo:rsid="182d5c9f" officeooo:paragraph-rsid="23849229"/>
    </style:style>
    <style:style style:name="P550" style:family="paragraph" style:parent-style-name="Text_20_body" style:list-style-name="L12">
      <style:text-properties officeooo:rsid="19a2aeb2" officeooo:paragraph-rsid="23849229"/>
    </style:style>
    <style:style style:name="P551" style:family="paragraph" style:parent-style-name="Text_20_body" style:list-style-name="L12">
      <style:text-properties officeooo:rsid="1b05055c" officeooo:paragraph-rsid="23849229"/>
    </style:style>
    <style:style style:name="P552" style:family="paragraph" style:parent-style-name="Text_20_body" style:list-style-name="L12">
      <style:text-properties officeooo:rsid="1dabf4fa" officeooo:paragraph-rsid="23849229"/>
    </style:style>
    <style:style style:name="P553" style:family="paragraph" style:parent-style-name="Text_20_body" style:list-style-name="L12">
      <style:text-properties officeooo:rsid="1b06fee0" officeooo:paragraph-rsid="23849229"/>
    </style:style>
    <style:style style:name="P554" style:family="paragraph" style:parent-style-name="Text_20_body" style:list-style-name="L66">
      <style:text-properties officeooo:paragraph-rsid="1afc31a1"/>
    </style:style>
    <style:style style:name="P555" style:family="paragraph" style:parent-style-name="Text_20_body" style:list-style-name="L66">
      <style:text-properties officeooo:paragraph-rsid="1d9d7e7c"/>
    </style:style>
    <style:style style:name="P556" style:family="paragraph" style:parent-style-name="Text_20_body" style:list-style-name="L67">
      <style:text-properties officeooo:rsid="1543b540" officeooo:paragraph-rsid="20b1c869"/>
    </style:style>
    <style:style style:name="P557" style:family="paragraph" style:parent-style-name="Text_20_body" style:list-style-name="L68">
      <style:text-properties officeooo:rsid="20b3c77a" officeooo:paragraph-rsid="20b3c77a"/>
    </style:style>
    <style:style style:name="P558" style:family="paragraph" style:parent-style-name="Text_20_body" style:list-style-name="L68">
      <style:text-properties officeooo:rsid="20b3c77a" officeooo:paragraph-rsid="20b97fcf"/>
    </style:style>
    <style:style style:name="P559" style:family="paragraph" style:parent-style-name="Text_20_body" style:list-style-name="L69">
      <style:text-properties officeooo:rsid="196e73ef" officeooo:paragraph-rsid="1b2f5bad"/>
    </style:style>
    <style:style style:name="P560" style:family="paragraph" style:parent-style-name="Text_20_body" style:list-style-name="L69">
      <style:text-properties officeooo:rsid="1b2f5bad" officeooo:paragraph-rsid="1b2f5bad"/>
    </style:style>
    <style:style style:name="P561" style:family="paragraph" style:parent-style-name="Text_20_body" style:list-style-name="L69">
      <style:text-properties officeooo:rsid="1b2f5bad" officeooo:paragraph-rsid="1b32103b"/>
    </style:style>
    <style:style style:name="P562" style:family="paragraph" style:parent-style-name="Text_20_body" style:list-style-name="L69">
      <style:text-properties officeooo:rsid="1970535f" officeooo:paragraph-rsid="1aac0adc"/>
    </style:style>
    <style:style style:name="P563" style:family="paragraph" style:parent-style-name="Text_20_body" style:list-style-name="L70">
      <style:text-properties officeooo:rsid="182c35b1" officeooo:paragraph-rsid="1aac0adc"/>
    </style:style>
    <style:style style:name="P564" style:family="paragraph" style:parent-style-name="Text_20_body" style:list-style-name="L70">
      <style:text-properties officeooo:rsid="1b155c13" officeooo:paragraph-rsid="1b155c13"/>
    </style:style>
    <style:style style:name="P565" style:family="paragraph" style:parent-style-name="Text_20_body" style:list-style-name="L71">
      <style:text-properties officeooo:rsid="15426ded" officeooo:paragraph-rsid="1c2c0b62"/>
    </style:style>
    <style:style style:name="P566" style:family="paragraph" style:parent-style-name="Text_20_body" style:list-style-name="L71">
      <style:text-properties officeooo:rsid="1c2f2361" officeooo:paragraph-rsid="1c2c0b62"/>
    </style:style>
    <style:style style:name="P567" style:family="paragraph" style:parent-style-name="Text_20_body" style:list-style-name="L71">
      <style:text-properties officeooo:rsid="15458082" officeooo:paragraph-rsid="1b12493f"/>
    </style:style>
    <style:style style:name="P568" style:family="paragraph" style:parent-style-name="Text_20_body" style:list-style-name="L71">
      <style:text-properties officeooo:rsid="1546b8d6" officeooo:paragraph-rsid="1aac0adc"/>
    </style:style>
    <style:style style:name="P569" style:family="paragraph" style:parent-style-name="Text_20_body" style:list-style-name="L71">
      <style:text-properties officeooo:rsid="18247580" officeooo:paragraph-rsid="1aac0adc"/>
    </style:style>
    <style:style style:name="P570" style:family="paragraph" style:parent-style-name="Text_20_body" style:list-style-name="L72">
      <style:text-properties officeooo:rsid="18c97d53" officeooo:paragraph-rsid="1aac0adc"/>
    </style:style>
    <style:style style:name="P571" style:family="paragraph" style:parent-style-name="Text_20_body" style:list-style-name="L73">
      <style:text-properties officeooo:paragraph-rsid="1c371f82"/>
    </style:style>
    <style:style style:name="P572" style:family="paragraph" style:parent-style-name="Text_20_body" style:list-style-name="L73">
      <style:text-properties officeooo:rsid="1c1a5de7" officeooo:paragraph-rsid="1c1a5de7"/>
    </style:style>
    <style:style style:name="P573" style:family="paragraph" style:parent-style-name="Text_20_body" style:list-style-name="L73">
      <style:text-properties officeooo:rsid="1c23eac8" officeooo:paragraph-rsid="1c23eac8"/>
    </style:style>
    <style:style style:name="P574" style:family="paragraph" style:parent-style-name="Text_20_body" style:list-style-name="L74">
      <style:text-properties officeooo:paragraph-rsid="23aeadde"/>
    </style:style>
    <style:style style:name="P575" style:family="paragraph" style:parent-style-name="Text_20_body" style:list-style-name="L74">
      <style:text-properties officeooo:paragraph-rsid="202e522f"/>
    </style:style>
    <style:style style:name="P576" style:family="paragraph" style:parent-style-name="Text_20_body" style:list-style-name="L74">
      <style:text-properties officeooo:paragraph-rsid="20325278"/>
    </style:style>
    <style:style style:name="P577" style:family="paragraph" style:parent-style-name="Text_20_body" style:list-style-name="L74">
      <style:text-properties officeooo:rsid="18cd6c9e" officeooo:paragraph-rsid="1aac0adc"/>
    </style:style>
    <style:style style:name="P578" style:family="paragraph" style:parent-style-name="Text_20_body" style:list-style-name="L74">
      <style:text-properties officeooo:rsid="202d51f4" officeooo:paragraph-rsid="23aeadde"/>
    </style:style>
    <style:style style:name="P579" style:family="paragraph" style:parent-style-name="Text_20_body" style:list-style-name="L74">
      <style:text-properties officeooo:rsid="23a93cdc" officeooo:paragraph-rsid="202d51f4"/>
    </style:style>
    <style:style style:name="P580" style:family="paragraph" style:parent-style-name="Text_20_body" style:list-style-name="L74">
      <style:text-properties officeooo:rsid="202e522f" officeooo:paragraph-rsid="20325278"/>
    </style:style>
    <style:style style:name="P581" style:family="paragraph" style:parent-style-name="Text_20_body" style:list-style-name="L74">
      <style:text-properties officeooo:rsid="20325278" officeooo:paragraph-rsid="20325278"/>
    </style:style>
    <style:style style:name="P582" style:family="paragraph" style:parent-style-name="Text_20_body" style:list-style-name="L75">
      <style:text-properties officeooo:paragraph-rsid="20b57a92"/>
    </style:style>
    <style:style style:name="P583" style:family="paragraph" style:parent-style-name="Text_20_body" style:list-style-name="L76">
      <style:text-properties officeooo:rsid="209eba3a" officeooo:paragraph-rsid="209eba3a"/>
    </style:style>
    <style:style style:name="P584" style:family="paragraph" style:parent-style-name="Text_20_body" style:list-style-name="L76">
      <style:text-properties officeooo:rsid="17b228f5" officeooo:paragraph-rsid="1aac0adc"/>
    </style:style>
    <style:style style:name="P585" style:family="paragraph" style:parent-style-name="Text_20_body" style:list-style-name="L77">
      <style:text-properties officeooo:rsid="17aa8f57" officeooo:paragraph-rsid="1aac0adc"/>
    </style:style>
    <style:style style:name="P586" style:family="paragraph" style:parent-style-name="Text_20_body" style:list-style-name="L76">
      <style:text-properties officeooo:rsid="17aa8f57" officeooo:paragraph-rsid="1c497a43"/>
    </style:style>
    <style:style style:name="P587" style:family="paragraph" style:parent-style-name="Text_20_body" style:list-style-name="L79">
      <style:text-properties officeooo:rsid="23bff578" officeooo:paragraph-rsid="23bff578"/>
    </style:style>
    <style:style style:name="P588" style:family="paragraph" style:parent-style-name="Text_20_body" style:list-style-name="L79">
      <style:text-properties officeooo:rsid="20cf89bc" officeooo:paragraph-rsid="23bdc1ce"/>
    </style:style>
    <style:style style:name="P589" style:family="paragraph" style:parent-style-name="Text_20_body" style:list-style-name="L80">
      <style:text-properties officeooo:paragraph-rsid="20aa26b3"/>
    </style:style>
    <style:style style:name="P590" style:family="paragraph" style:parent-style-name="Text_20_body" style:list-style-name="L80">
      <style:text-properties officeooo:rsid="23b66973" officeooo:paragraph-rsid="23b66973"/>
    </style:style>
    <style:style style:name="P591" style:family="paragraph" style:parent-style-name="Text_20_body" style:list-style-name="L84">
      <style:text-properties officeooo:paragraph-rsid="1aac0adc"/>
    </style:style>
    <style:style style:name="P592" style:family="paragraph" style:parent-style-name="Text_20_body" style:list-style-name="L86">
      <style:text-properties officeooo:paragraph-rsid="1e32191f"/>
    </style:style>
    <style:style style:name="P593" style:family="paragraph" style:parent-style-name="Text_20_body" style:list-style-name="L88">
      <style:text-properties officeooo:rsid="18303271" officeooo:paragraph-rsid="1aac0adc"/>
    </style:style>
    <style:style style:name="P594" style:family="paragraph" style:parent-style-name="Text_20_body" style:list-style-name="L88">
      <style:text-properties officeooo:rsid="18303271" officeooo:paragraph-rsid="24e2370e"/>
    </style:style>
    <style:style style:name="P595" style:family="paragraph" style:parent-style-name="Text_20_body" style:list-style-name="L88">
      <style:text-properties officeooo:rsid="1c546527" officeooo:paragraph-rsid="1aac0adc"/>
    </style:style>
    <style:style style:name="P596" style:family="paragraph" style:parent-style-name="Text_20_body" style:list-style-name="L90">
      <style:text-properties officeooo:rsid="1927fafa" officeooo:paragraph-rsid="23cd2eb0"/>
    </style:style>
    <style:style style:name="P597" style:family="paragraph" style:parent-style-name="Text_20_body" style:list-style-name="L91">
      <style:text-properties officeooo:paragraph-rsid="1cf1f7ac"/>
    </style:style>
    <style:style style:name="P598" style:family="paragraph" style:parent-style-name="Text_20_body" style:list-style-name="L92">
      <style:text-properties officeooo:rsid="190d6d44" officeooo:paragraph-rsid="23df0c02"/>
    </style:style>
    <style:style style:name="P599" style:family="paragraph" style:parent-style-name="Text_20_body" style:list-style-name="L92">
      <style:text-properties officeooo:rsid="191bb4a6" officeooo:paragraph-rsid="23df0c02"/>
    </style:style>
    <style:style style:name="P600" style:family="paragraph" style:parent-style-name="Text_20_body" style:list-style-name="L95">
      <style:text-properties officeooo:paragraph-rsid="1f88f818"/>
    </style:style>
    <style:style style:name="P601" style:family="paragraph" style:parent-style-name="Text_20_body" style:list-style-name="L96">
      <style:text-properties officeooo:paragraph-rsid="1c9dbd6e"/>
    </style:style>
    <style:style style:name="P602" style:family="paragraph" style:parent-style-name="Text_20_body" style:list-style-name="L96">
      <style:text-properties officeooo:paragraph-rsid="23e7dff0"/>
    </style:style>
    <style:style style:name="P603" style:family="paragraph" style:parent-style-name="Text_20_body" style:list-style-name="L96">
      <style:text-properties officeooo:rsid="1f8bdeef" officeooo:paragraph-rsid="23e7dff0"/>
    </style:style>
    <style:style style:name="P604" style:family="paragraph" style:parent-style-name="Text_20_body" style:list-style-name="L98">
      <style:text-properties officeooo:paragraph-rsid="23f063d8"/>
    </style:style>
    <style:style style:name="P605" style:family="paragraph" style:parent-style-name="Text_20_body" style:list-style-name="L98">
      <style:text-properties officeooo:rsid="1d75ffc5" officeooo:paragraph-rsid="23f063d8"/>
    </style:style>
    <style:style style:name="P606" style:family="paragraph" style:parent-style-name="Text_20_body" style:list-style-name="L99">
      <style:text-properties officeooo:rsid="23f219d6" officeooo:paragraph-rsid="23f219d6"/>
    </style:style>
    <style:style style:name="P607" style:family="paragraph" style:parent-style-name="Text_20_body" style:list-style-name="L100">
      <style:text-properties officeooo:paragraph-rsid="1dbcba3f"/>
    </style:style>
    <style:style style:name="P608" style:family="paragraph" style:parent-style-name="Text_20_body" style:list-style-name="L100">
      <style:text-properties officeooo:paragraph-rsid="1d5ab5e3"/>
    </style:style>
    <style:style style:name="P609" style:family="paragraph" style:parent-style-name="Text_20_body" style:list-style-name="L100">
      <style:text-properties officeooo:paragraph-rsid="1d5cf261"/>
    </style:style>
    <style:style style:name="P610" style:family="paragraph" style:parent-style-name="Text_20_body" style:list-style-name="L100">
      <style:text-properties officeooo:paragraph-rsid="1d5f65ab"/>
    </style:style>
    <style:style style:name="P611" style:family="paragraph" style:parent-style-name="Text_20_body" style:list-style-name="L100">
      <style:text-properties officeooo:paragraph-rsid="1d5df106"/>
    </style:style>
    <style:style style:name="P612" style:family="paragraph" style:parent-style-name="Text_20_body" style:list-style-name="L100">
      <style:text-properties officeooo:paragraph-rsid="1d55c6b1"/>
    </style:style>
    <style:style style:name="P613" style:family="paragraph" style:parent-style-name="Text_20_body" style:list-style-name="L100">
      <style:text-properties officeooo:paragraph-rsid="1d610f62"/>
    </style:style>
    <style:style style:name="P614" style:family="paragraph" style:parent-style-name="Text_20_body" style:list-style-name="L100">
      <style:text-properties officeooo:paragraph-rsid="1d53e4a5"/>
    </style:style>
    <style:style style:name="P615" style:family="paragraph" style:parent-style-name="Text_20_body" style:list-style-name="L100">
      <style:text-properties officeooo:rsid="23fa170b" officeooo:paragraph-rsid="23fa170b"/>
    </style:style>
    <style:style style:name="P616" style:family="paragraph" style:parent-style-name="Text_20_body" style:list-style-name="L102">
      <style:text-properties officeooo:paragraph-rsid="1d7b3ad9"/>
    </style:style>
    <style:style style:name="P617" style:family="paragraph" style:parent-style-name="Text_20_body" style:list-style-name="L103">
      <style:text-properties officeooo:paragraph-rsid="1f8ea03e"/>
    </style:style>
    <style:style style:name="P618" style:family="paragraph" style:parent-style-name="Text_20_body" style:list-style-name="L104">
      <style:text-properties officeooo:paragraph-rsid="1bd9fc7c"/>
    </style:style>
    <style:style style:name="P619" style:family="paragraph" style:parent-style-name="Text_20_body" style:list-style-name="L104">
      <style:text-properties officeooo:paragraph-rsid="1de43098"/>
    </style:style>
    <style:style style:name="P620" style:family="paragraph" style:parent-style-name="Text_20_body" style:list-style-name="L105">
      <style:text-properties officeooo:paragraph-rsid="23fd5e13"/>
    </style:style>
    <style:style style:name="P621" style:family="paragraph" style:parent-style-name="Text_20_body" style:list-style-name="L105">
      <style:text-properties officeooo:paragraph-rsid="2409d79a"/>
    </style:style>
    <style:style style:name="P622" style:family="paragraph" style:parent-style-name="Text_20_body" style:list-style-name="L105">
      <style:text-properties officeooo:paragraph-rsid="1be5456a"/>
    </style:style>
    <style:style style:name="P623" style:family="paragraph" style:parent-style-name="Text_20_body" style:list-style-name="L105">
      <style:text-properties officeooo:paragraph-rsid="1ddf5a6c"/>
    </style:style>
    <style:style style:name="P624" style:family="paragraph" style:parent-style-name="Text_20_body" style:list-style-name="L106"/>
    <style:style style:name="P625" style:family="paragraph" style:parent-style-name="Text_20_body" style:list-style-name="L106">
      <style:text-properties officeooo:paragraph-rsid="1b9e4095"/>
    </style:style>
    <style:style style:name="P626" style:family="paragraph" style:parent-style-name="Text_20_body" style:list-style-name="L106">
      <style:text-properties officeooo:paragraph-rsid="1b9fea33"/>
    </style:style>
    <style:style style:name="P627" style:family="paragraph" style:parent-style-name="Text_20_body" style:list-style-name="L106">
      <style:text-properties officeooo:paragraph-rsid="239f8843"/>
    </style:style>
    <style:style style:name="P628" style:family="paragraph" style:parent-style-name="Text_20_body" style:list-style-name="L106">
      <style:text-properties officeooo:rsid="1b9f2b38" officeooo:paragraph-rsid="1b9f2b38"/>
    </style:style>
    <style:style style:name="P629" style:family="paragraph" style:parent-style-name="Text_20_body" style:list-style-name="L106">
      <style:text-properties officeooo:rsid="1bb2ed99" officeooo:paragraph-rsid="1bb2ed99"/>
    </style:style>
    <style:style style:name="P630" style:family="paragraph" style:parent-style-name="Text_20_body" style:list-style-name="L107">
      <style:text-properties officeooo:paragraph-rsid="1ddb0704"/>
    </style:style>
    <style:style style:name="P631" style:family="paragraph" style:parent-style-name="Text_20_body" style:list-style-name="L107">
      <style:text-properties officeooo:paragraph-rsid="240c97a7"/>
    </style:style>
    <style:style style:name="P632" style:family="paragraph" style:parent-style-name="Text_20_body" style:list-style-name="L107">
      <style:text-properties officeooo:rsid="1dd7f1d6" officeooo:paragraph-rsid="1bac8c7c"/>
    </style:style>
    <style:style style:name="P633" style:family="paragraph" style:parent-style-name="Text_20_body" style:list-style-name="L107">
      <style:text-properties officeooo:rsid="2506d1ff" officeooo:paragraph-rsid="2506d1ff"/>
    </style:style>
    <style:style style:name="P634" style:family="paragraph" style:parent-style-name="Text_20_body" style:list-style-name="L107">
      <style:text-properties officeooo:rsid="1d648cfa" officeooo:paragraph-rsid="240c97a7"/>
    </style:style>
    <style:style style:name="P635" style:family="paragraph" style:parent-style-name="Text_20_body" style:list-style-name="L108">
      <style:text-properties officeooo:paragraph-rsid="1fa1e491"/>
    </style:style>
    <style:style style:name="P636" style:family="paragraph" style:parent-style-name="Text_20_body" style:list-style-name="L109">
      <style:text-properties officeooo:paragraph-rsid="2416422c"/>
    </style:style>
    <style:style style:name="P637" style:family="paragraph" style:parent-style-name="Text_20_body" style:list-style-name="L109">
      <style:text-properties officeooo:paragraph-rsid="17205437"/>
    </style:style>
    <style:style style:name="P638" style:family="paragraph" style:parent-style-name="Text_20_body" style:list-style-name="L110">
      <style:text-properties officeooo:paragraph-rsid="17205437"/>
    </style:style>
    <style:style style:name="P639" style:family="paragraph" style:parent-style-name="Text_20_body" style:list-style-name="L111">
      <style:text-properties officeooo:paragraph-rsid="1b401306"/>
    </style:style>
    <style:style style:name="P640" style:family="paragraph" style:parent-style-name="Text_20_body" style:list-style-name="L111">
      <style:text-properties officeooo:paragraph-rsid="1b41f3e2"/>
    </style:style>
    <style:style style:name="P641" style:family="paragraph" style:parent-style-name="Text_20_body" style:list-style-name="L112">
      <style:text-properties officeooo:paragraph-rsid="1b3c40f8"/>
    </style:style>
    <style:style style:name="P642" style:family="paragraph" style:parent-style-name="Text_20_body" style:list-style-name="L113">
      <style:text-properties officeooo:paragraph-rsid="1b3c40f8"/>
    </style:style>
    <style:style style:name="P643" style:family="paragraph" style:parent-style-name="Text_20_body" style:list-style-name="L114">
      <style:text-properties officeooo:paragraph-rsid="1b3aa9da"/>
    </style:style>
    <style:style style:name="P644" style:family="paragraph" style:parent-style-name="Text_20_body" style:list-style-name="L114">
      <style:text-properties officeooo:rsid="1b3c0e07" officeooo:paragraph-rsid="1b3c0e07"/>
    </style:style>
    <style:style style:name="P645" style:family="paragraph" style:parent-style-name="Text_20_body" style:list-style-name="L114">
      <style:text-properties officeooo:rsid="2435b3b9" officeooo:paragraph-rsid="2435b3b9"/>
    </style:style>
    <style:style style:name="P646" style:family="paragraph" style:parent-style-name="Text_20_body" style:list-style-name="L115">
      <style:text-properties officeooo:paragraph-rsid="1b3c40f8"/>
    </style:style>
    <style:style style:name="P647" style:family="paragraph" style:parent-style-name="Text_20_body" style:list-style-name="L116">
      <style:text-properties officeooo:rsid="17d7660b" officeooo:paragraph-rsid="2437a4dc"/>
    </style:style>
    <style:style style:name="P648" style:family="paragraph" style:parent-style-name="Text_20_body" style:list-style-name="L116">
      <style:text-properties officeooo:rsid="17d7660b" officeooo:paragraph-rsid="17d91553"/>
    </style:style>
    <style:style style:name="P649" style:family="paragraph" style:parent-style-name="Text_20_body" style:list-style-name="L116">
      <style:text-properties officeooo:rsid="1b81f85d" officeooo:paragraph-rsid="1b8368fb"/>
    </style:style>
    <style:style style:name="P650"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f950040"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officeooo:rsid="14545d88"/>
    </style:style>
    <style:style style:name="T917" style:family="text">
      <style:text-properties officeooo:rsid="1453158d"/>
    </style:style>
    <style:style style:name="T918" style:family="text">
      <style:text-properties officeooo:rsid="14585935"/>
    </style:style>
    <style:style style:name="T919" style:family="text">
      <style:text-properties officeooo:rsid="14df73b6"/>
    </style:style>
    <style:style style:name="T920" style:family="text">
      <style:text-properties officeooo:rsid="14d3e335"/>
    </style:style>
    <style:style style:name="T921" style:family="text">
      <style:text-properties officeooo:rsid="14d526cd"/>
    </style:style>
    <style:style style:name="T922" style:family="text">
      <style:text-properties officeooo:rsid="14d5b6a6"/>
    </style:style>
    <style:style style:name="T923" style:family="text">
      <style:text-properties officeooo:rsid="1469c9dd"/>
    </style:style>
    <style:style style:name="T924" style:family="text">
      <style:text-properties officeooo:rsid="14623651"/>
    </style:style>
    <style:style style:name="T925" style:family="text">
      <style:text-properties officeooo:rsid="150da347"/>
    </style:style>
    <style:style style:name="T926" style:family="text">
      <style:text-properties officeooo:rsid="14acb453"/>
    </style:style>
    <style:style style:name="T927" style:family="text">
      <style:text-properties officeooo:rsid="14f1f80c"/>
    </style:style>
    <style:style style:name="T928" style:family="text">
      <style:text-properties officeooo:rsid="15c04fe3"/>
    </style:style>
    <style:style style:name="T929" style:family="text">
      <style:text-properties officeooo:rsid="156c6b3d"/>
    </style:style>
    <style:style style:name="T930" style:family="text">
      <style:text-properties officeooo:rsid="1574c959"/>
    </style:style>
    <style:style style:name="T931" style:family="text">
      <style:text-properties officeooo:rsid="12d769f1"/>
    </style:style>
    <style:style style:name="T932" style:family="text">
      <style:text-properties officeooo:rsid="15957b2a"/>
    </style:style>
    <style:style style:name="T933" style:family="text">
      <style:text-properties officeooo:rsid="12ca3bdb"/>
    </style:style>
    <style:style style:name="T934" style:family="text">
      <style:text-properties officeooo:rsid="15ca5cf7"/>
    </style:style>
    <style:style style:name="T935" style:family="text">
      <style:text-properties officeooo:rsid="16174fb8"/>
    </style:style>
    <style:style style:name="T936" style:family="text">
      <style:text-properties officeooo:rsid="152ac6ae"/>
    </style:style>
    <style:style style:name="T937" style:family="text">
      <style:text-properties officeooo:rsid="15d896d6"/>
    </style:style>
    <style:style style:name="T938" style:family="text">
      <style:text-properties officeooo:rsid="15e97ef8"/>
    </style:style>
    <style:style style:name="T939" style:family="text">
      <style:text-properties officeooo:rsid="16140a2f"/>
    </style:style>
    <style:style style:name="T940" style:family="text">
      <style:text-properties officeooo:rsid="16138f01"/>
    </style:style>
    <style:style style:name="T941" style:family="text">
      <style:text-properties officeooo:rsid="152dd88f"/>
    </style:style>
    <style:style style:name="T942" style:family="text">
      <style:text-properties officeooo:rsid="1544f086"/>
    </style:style>
    <style:style style:name="T943" style:family="text">
      <style:text-properties officeooo:rsid="1546b8d6"/>
    </style:style>
    <style:style style:name="T944" style:family="text">
      <style:text-properties officeooo:rsid="154eeac9"/>
    </style:style>
    <style:style style:name="T945" style:family="text">
      <style:text-properties officeooo:rsid="154e3b18"/>
    </style:style>
    <style:style style:name="T946" style:family="text">
      <style:text-properties officeooo:rsid="153208bb"/>
    </style:style>
    <style:style style:name="T947" style:family="text">
      <style:text-properties officeooo:rsid="17427367"/>
    </style:style>
    <style:style style:name="T948" style:family="text">
      <style:text-properties officeooo:rsid="17857d79"/>
    </style:style>
    <style:style style:name="T949" style:family="text">
      <style:text-properties officeooo:rsid="17860896"/>
    </style:style>
    <style:style style:name="T950" style:family="text">
      <style:text-properties officeooo:rsid="1792cc62"/>
    </style:style>
    <style:style style:name="T951" style:family="text">
      <style:text-properties officeooo:rsid="17c566b4"/>
    </style:style>
    <style:style style:name="T952" style:family="text">
      <style:text-properties officeooo:rsid="17c573cc"/>
    </style:style>
    <style:style style:name="T953" style:family="text">
      <style:text-properties officeooo:rsid="17ddc43c"/>
    </style:style>
    <style:style style:name="T954" style:family="text">
      <style:text-properties officeooo:rsid="17e232a9"/>
    </style:style>
    <style:style style:name="T955" style:family="text">
      <style:text-properties officeooo:rsid="1805d3f3"/>
    </style:style>
    <style:style style:name="T956" style:family="text">
      <style:text-properties officeooo:rsid="181c2dd9"/>
    </style:style>
    <style:style style:name="T957" style:family="text">
      <style:text-properties fo:color="#ff6400" officeooo:rsid="181c2dd9"/>
    </style:style>
    <style:style style:name="T958" style:family="text">
      <style:text-properties fo:color="#ff6400" fo:font-style="normal" officeooo:rsid="181c2dd9" style:font-style-asian="normal" style:font-style-complex="normal"/>
    </style:style>
    <style:style style:name="T959" style:family="text">
      <style:text-properties officeooo:rsid="1822fb63"/>
    </style:style>
    <style:style style:name="T960" style:family="text">
      <style:text-properties officeooo:rsid="182c6288"/>
    </style:style>
    <style:style style:name="T961" style:family="text">
      <style:text-properties officeooo:rsid="187aba9b"/>
    </style:style>
    <style:style style:name="T962" style:family="text">
      <style:text-properties officeooo:rsid="18e1efc4"/>
    </style:style>
    <style:style style:name="T963" style:family="text">
      <style:text-properties officeooo:rsid="18e3312f"/>
    </style:style>
    <style:style style:name="T964" style:family="text">
      <style:text-properties officeooo:rsid="18e37018"/>
    </style:style>
    <style:style style:name="T965" style:family="text">
      <style:text-properties officeooo:rsid="18e8f20c"/>
    </style:style>
    <style:style style:name="T966" style:family="text">
      <style:text-properties officeooo:rsid="18ea9b86"/>
    </style:style>
    <style:style style:name="T967" style:family="text">
      <style:text-properties officeooo:rsid="18fd846b"/>
    </style:style>
    <style:style style:name="T968" style:family="text">
      <style:text-properties officeooo:rsid="190e14d6"/>
    </style:style>
    <style:style style:name="T969" style:family="text">
      <style:text-properties officeooo:rsid="19168136"/>
    </style:style>
    <style:style style:name="T970" style:family="text">
      <style:text-properties officeooo:rsid="191eb244"/>
    </style:style>
    <style:style style:name="T971" style:family="text">
      <style:text-properties officeooo:rsid="193d4eac"/>
    </style:style>
    <style:style style:name="T972" style:family="text">
      <style:text-properties officeooo:rsid="1965732f"/>
    </style:style>
    <style:style style:name="T973" style:family="text">
      <style:text-properties officeooo:rsid="196d22f3"/>
    </style:style>
    <style:style style:name="T974" style:family="text">
      <style:text-properties officeooo:rsid="1973940f"/>
    </style:style>
    <style:style style:name="T975" style:family="text">
      <style:text-properties officeooo:rsid="19767503"/>
    </style:style>
    <style:style style:name="T976" style:family="text">
      <style:text-properties officeooo:rsid="1982d170"/>
    </style:style>
    <style:style style:name="T977" style:family="text">
      <style:text-properties officeooo:rsid="198e9aec"/>
    </style:style>
    <style:style style:name="T978" style:family="text">
      <style:text-properties officeooo:rsid="198f5879"/>
    </style:style>
    <style:style style:name="T979" style:family="text">
      <style:text-properties officeooo:rsid="19910f6e"/>
    </style:style>
    <style:style style:name="T980" style:family="text">
      <style:text-properties officeooo:rsid="199c9f8e"/>
    </style:style>
    <style:style style:name="T981" style:family="text">
      <style:text-properties officeooo:rsid="19e265e8"/>
    </style:style>
    <style:style style:name="T982" style:family="text">
      <style:text-properties officeooo:rsid="19eb6d13"/>
    </style:style>
    <style:style style:name="T983" style:family="text">
      <style:text-properties officeooo:rsid="1a00908c"/>
    </style:style>
    <style:style style:name="T984" style:family="text">
      <style:text-properties officeooo:rsid="1a067f94"/>
    </style:style>
    <style:style style:name="T985" style:family="text">
      <style:text-properties officeooo:rsid="1a14e644"/>
    </style:style>
    <style:style style:name="T986" style:family="text">
      <style:text-properties officeooo:rsid="1a167851"/>
    </style:style>
    <style:style style:name="T987" style:family="text">
      <style:text-properties officeooo:rsid="1a16b4d1"/>
    </style:style>
    <style:style style:name="T988" style:family="text">
      <style:text-properties officeooo:rsid="1a19db96"/>
    </style:style>
    <style:style style:name="T989" style:family="text">
      <style:text-properties officeooo:rsid="1a28edc9"/>
    </style:style>
    <style:style style:name="T990" style:family="text">
      <style:text-properties officeooo:rsid="1a69b621"/>
    </style:style>
    <style:style style:name="T991" style:family="text">
      <style:text-properties officeooo:rsid="1a7db844"/>
    </style:style>
    <style:style style:name="T992" style:family="text">
      <style:text-properties officeooo:rsid="1a84c72a"/>
    </style:style>
    <style:style style:name="T993" style:family="text">
      <style:text-properties officeooo:rsid="1a84d7b6"/>
    </style:style>
    <style:style style:name="T994" style:family="text">
      <style:text-properties officeooo:rsid="1a8a8a34"/>
    </style:style>
    <style:style style:name="T995" style:family="text">
      <style:text-properties officeooo:rsid="1a8a8c76"/>
    </style:style>
    <style:style style:name="T996" style:family="text">
      <style:text-properties fo:language="en" fo:country="US" officeooo:rsid="1a8eb327"/>
    </style:style>
    <style:style style:name="T997" style:family="text">
      <style:text-properties fo:language="en" fo:country="US" officeooo:rsid="1a8f7703"/>
    </style:style>
    <style:style style:name="T998" style:family="text">
      <style:text-properties fo:language="en" fo:country="US" officeooo:rsid="1a91431d"/>
    </style:style>
    <style:style style:name="T999" style:family="text">
      <style:text-properties fo:language="en" fo:country="US" officeooo:rsid="1a932968"/>
    </style:style>
    <style:style style:name="T1000" style:family="text">
      <style:text-properties fo:language="en" fo:country="US" officeooo:rsid="1a93f9d1"/>
    </style:style>
    <style:style style:name="T1001" style:family="text">
      <style:text-properties fo:language="en" fo:country="US" officeooo:rsid="1a96ca54"/>
    </style:style>
    <style:style style:name="T1002" style:family="text">
      <style:text-properties fo:language="en" fo:country="US" officeooo:rsid="1a988243"/>
    </style:style>
    <style:style style:name="T1003" style:family="text">
      <style:text-properties fo:language="en" fo:country="US" officeooo:rsid="1a995d04"/>
    </style:style>
    <style:style style:name="T1004" style:family="text">
      <style:text-properties fo:language="en" fo:country="US" officeooo:rsid="1a99ab25"/>
    </style:style>
    <style:style style:name="T1005" style:family="text">
      <style:text-properties fo:language="en" fo:country="US" fo:font-style="normal" style:font-style-asian="normal" style:font-style-complex="normal"/>
    </style:style>
    <style:style style:name="T1006" style:family="text">
      <style:text-properties fo:language="en" fo:country="US" fo:font-style="normal" officeooo:rsid="1ca00f97" style:font-style-asian="normal" style:font-style-complex="normal"/>
    </style:style>
    <style:style style:name="T1007" style:family="text">
      <style:text-properties fo:language="en" fo:country="US" fo:font-style="normal" officeooo:rsid="1eef7cba" style:font-style-asian="normal" style:font-style-complex="normal"/>
    </style:style>
    <style:style style:name="T1008" style:family="text">
      <style:text-properties fo:language="en" fo:country="US" fo:font-style="normal" officeooo:rsid="1eec2ec2" style:font-style-asian="normal" style:font-style-complex="normal"/>
    </style:style>
    <style:style style:name="T1009" style:family="text">
      <style:text-properties fo:language="en" fo:country="US" fo:font-style="normal" officeooo:rsid="1fa1e491" style:font-style-asian="normal" style:font-style-complex="normal"/>
    </style:style>
    <style:style style:name="T1010" style:family="text">
      <style:text-properties fo:language="en" fo:country="US" officeooo:rsid="1ca00f97"/>
    </style:style>
    <style:style style:name="T1011" style:family="text">
      <style:text-properties fo:language="en" fo:country="US" officeooo:rsid="1eef7cba"/>
    </style:style>
    <style:style style:name="T1012" style:family="text">
      <style:text-properties fo:language="en" fo:country="US" officeooo:rsid="1f83e655"/>
    </style:style>
    <style:style style:name="T1013" style:family="text">
      <style:text-properties fo:language="en" fo:country="US" fo:font-style="italic" officeooo:rsid="21a02df3" style:font-style-asian="italic" style:font-style-complex="italic"/>
    </style:style>
    <style:style style:name="T1014" style:family="text">
      <style:text-properties fo:language="en" fo:country="US" officeooo:rsid="20155988"/>
    </style:style>
    <style:style style:name="T1015" style:family="text">
      <style:text-properties fo:language="en" fo:country="US" officeooo:rsid="2017adee"/>
    </style:style>
    <style:style style:name="T1016" style:family="text">
      <style:text-properties fo:language="en" fo:country="US" officeooo:rsid="202b4e26"/>
    </style:style>
    <style:style style:name="T1017" style:family="text">
      <style:text-properties fo:language="en" fo:country="US" officeooo:rsid="1eec2ec2"/>
    </style:style>
    <style:style style:name="T1018" style:family="text">
      <style:text-properties officeooo:rsid="1a9d9a31"/>
    </style:style>
    <style:style style:name="T1019" style:family="text">
      <style:text-properties officeooo:rsid="1aa48fc3"/>
    </style:style>
    <style:style style:name="T1020" style:family="text">
      <style:text-properties officeooo:rsid="1aac0adc"/>
    </style:style>
    <style:style style:name="T1021" style:family="text">
      <style:text-properties officeooo:rsid="1aac1bdb"/>
    </style:style>
    <style:style style:name="T1022" style:family="text">
      <style:text-properties officeooo:rsid="1abbd636"/>
    </style:style>
    <style:style style:name="T1023" style:family="text">
      <style:text-properties officeooo:rsid="1abc8603"/>
    </style:style>
    <style:style style:name="T1024" style:family="text">
      <style:text-properties officeooo:rsid="1abeead1"/>
    </style:style>
    <style:style style:name="T1025" style:family="text">
      <style:text-properties officeooo:rsid="1ac0a1b8"/>
    </style:style>
    <style:style style:name="T1026" style:family="text">
      <style:text-properties officeooo:rsid="1ac59d8c"/>
    </style:style>
    <style:style style:name="T1027" style:family="text">
      <style:text-properties officeooo:rsid="1ac673d4"/>
    </style:style>
    <style:style style:name="T1028" style:family="text">
      <style:text-properties officeooo:rsid="1accddd3"/>
    </style:style>
    <style:style style:name="T1029" style:family="text">
      <style:text-properties officeooo:rsid="1af17a44"/>
    </style:style>
    <style:style style:name="T1030" style:family="text">
      <style:text-properties officeooo:rsid="1b06f36f"/>
    </style:style>
    <style:style style:name="T1031" style:family="text">
      <style:text-properties officeooo:rsid="1b07febc"/>
    </style:style>
    <style:style style:name="T1032" style:family="text">
      <style:text-properties officeooo:rsid="1b155c13"/>
    </style:style>
    <style:style style:name="T1033" style:family="text">
      <style:text-properties officeooo:rsid="1b162e66"/>
    </style:style>
    <style:style style:name="T1034" style:family="text">
      <style:text-properties officeooo:rsid="1b196b46"/>
    </style:style>
    <style:style style:name="T1035" style:family="text">
      <style:text-properties officeooo:rsid="1b233828"/>
    </style:style>
    <style:style style:name="T1036" style:family="text">
      <style:text-properties officeooo:rsid="1b2c0182"/>
    </style:style>
    <style:style style:name="T1037" style:family="text">
      <style:text-properties officeooo:rsid="1b2f5bad"/>
    </style:style>
    <style:style style:name="T1038" style:family="text">
      <style:text-properties officeooo:rsid="1b3101ca"/>
    </style:style>
    <style:style style:name="T1039" style:family="text">
      <style:text-properties officeooo:rsid="1b3185dd"/>
    </style:style>
    <style:style style:name="T1040" style:family="text">
      <style:text-properties officeooo:rsid="1b33367a"/>
    </style:style>
    <style:style style:name="T1041" style:family="text">
      <style:text-properties officeooo:rsid="1b611a13"/>
    </style:style>
    <style:style style:name="T1042" style:family="text">
      <style:text-properties officeooo:rsid="1b6d2e97"/>
    </style:style>
    <style:style style:name="T1043" style:family="text">
      <style:text-properties officeooo:rsid="1b90d811"/>
    </style:style>
    <style:style style:name="T1044" style:family="text">
      <style:text-properties fo:color="#8ba60e" officeooo:rsid="1b9fea33"/>
    </style:style>
    <style:style style:name="T1045" style:family="text">
      <style:text-properties officeooo:rsid="1bc6ea06"/>
    </style:style>
    <style:style style:name="T1046" style:family="text">
      <style:text-properties officeooo:rsid="1bc805aa"/>
    </style:style>
    <style:style style:name="T1047" style:family="text">
      <style:text-properties officeooo:rsid="1beb31a4"/>
    </style:style>
    <style:style style:name="T1048" style:family="text">
      <style:text-properties officeooo:rsid="1bfc5673"/>
    </style:style>
    <style:style style:name="T1049" style:family="text">
      <style:text-properties officeooo:rsid="1c014cf9"/>
    </style:style>
    <style:style style:name="T1050" style:family="text">
      <style:text-properties officeooo:rsid="1c1a5de7"/>
    </style:style>
    <style:style style:name="T1051" style:family="text">
      <style:text-properties officeooo:rsid="1c278838"/>
    </style:style>
    <style:style style:name="T1052" style:family="text">
      <style:text-properties officeooo:rsid="1c353327"/>
    </style:style>
    <style:style style:name="T1053" style:family="text">
      <style:text-properties officeooo:rsid="1c452d62"/>
    </style:style>
    <style:style style:name="T1054" style:family="text">
      <style:text-properties officeooo:rsid="1c497a43"/>
    </style:style>
    <style:style style:name="T1055" style:family="text">
      <style:text-properties officeooo:rsid="1c561b64"/>
    </style:style>
    <style:style style:name="T1056" style:family="text">
      <style:text-properties officeooo:rsid="1c5ed653"/>
    </style:style>
    <style:style style:name="T1057" style:family="text">
      <style:text-properties officeooo:rsid="1c9dbd6e"/>
    </style:style>
    <style:style style:name="T1058" style:family="text">
      <style:text-properties officeooo:rsid="1ca2efdb"/>
    </style:style>
    <style:style style:name="T1059" style:family="text">
      <style:text-properties officeooo:rsid="1ca3fec7"/>
    </style:style>
    <style:style style:name="T1060" style:family="text">
      <style:text-properties officeooo:rsid="1ca5d4f3"/>
    </style:style>
    <style:style style:name="T1061" style:family="text">
      <style:text-properties officeooo:rsid="1cab484f"/>
    </style:style>
    <style:style style:name="T1062" style:family="text">
      <style:text-properties officeooo:rsid="1cbdcdfa"/>
    </style:style>
    <style:style style:name="T1063" style:family="text">
      <style:text-properties style:use-window-font-color="true" fo:font-style="normal" style:text-underline-style="none" style:font-style-asian="normal" style:font-style-complex="normal"/>
    </style:style>
    <style:style style:name="T1064" style:family="text">
      <style:text-properties style:use-window-font-color="true" fo:font-style="normal" style:text-underline-style="none" officeooo:rsid="1d022b82" style:font-style-asian="normal" style:font-style-complex="normal"/>
    </style:style>
    <style:style style:name="T1065" style:family="text">
      <style:text-properties style:use-window-font-color="true" fo:font-style="normal" style:text-underline-style="none" officeooo:rsid="1d027b0c" style:font-style-asian="normal" style:font-style-complex="normal"/>
    </style:style>
    <style:style style:name="T1066" style:family="text">
      <style:text-properties style:use-window-font-color="true" fo:font-style="normal" style:text-underline-style="none" officeooo:rsid="1d041b4e" style:font-style-asian="normal" style:font-style-complex="normal"/>
    </style:style>
    <style:style style:name="T1067" style:family="text">
      <style:text-properties style:use-window-font-color="true" fo:font-style="normal" style:text-underline-style="none" officeooo:rsid="1d0a7d76" style:font-style-asian="normal" style:font-style-complex="normal"/>
    </style:style>
    <style:style style:name="T1068" style:family="text">
      <style:text-properties style:use-window-font-color="true" fo:font-style="normal" style:text-underline-style="none" officeooo:rsid="1d0b6e26" style:font-style-asian="normal" style:font-style-complex="normal"/>
    </style:style>
    <style:style style:name="T1069" style:family="text">
      <style:text-properties style:use-window-font-color="true" fo:font-style="normal" style:text-underline-style="none" officeooo:rsid="1d0b97e5" style:font-style-asian="normal" style:font-style-complex="normal"/>
    </style:style>
    <style:style style:name="T1070" style:family="text">
      <style:text-properties style:use-window-font-color="true" fo:font-style="normal" style:text-underline-style="none" officeooo:rsid="1debfb71" style:font-style-asian="normal" style:font-style-complex="normal"/>
    </style:style>
    <style:style style:name="T1071" style:family="text">
      <style:text-properties style:use-window-font-color="true" fo:font-style="normal" style:text-underline-style="none" officeooo:rsid="1def32cc" style:font-style-asian="normal" style:font-style-complex="normal"/>
    </style:style>
    <style:style style:name="T1072" style:family="text">
      <style:text-properties style:use-window-font-color="true" fo:font-style="normal" style:text-underline-style="none" officeooo:rsid="1deff3ae" style:font-style-asian="normal" style:font-style-complex="normal"/>
    </style:style>
    <style:style style:name="T1073" style:family="text">
      <style:text-properties style:use-window-font-color="true" fo:font-style="normal" style:text-underline-style="none" officeooo:rsid="23240dc4" style:font-style-asian="normal" style:font-style-complex="normal"/>
    </style:style>
    <style:style style:name="T1074" style:family="text">
      <style:text-properties style:use-window-font-color="true" fo:font-style="normal" style:text-underline-style="none" officeooo:rsid="24ab6b95" style:font-style-asian="normal" style:font-style-complex="normal"/>
    </style:style>
    <style:style style:name="T1075" style:family="text">
      <style:text-properties officeooo:rsid="1d11737a"/>
    </style:style>
    <style:style style:name="T1076" style:family="text">
      <style:text-properties officeooo:rsid="1d17b1cf"/>
    </style:style>
    <style:style style:name="T1077" style:family="text">
      <style:text-properties officeooo:rsid="1d220948"/>
    </style:style>
    <style:style style:name="T1078" style:family="text">
      <style:text-properties officeooo:rsid="1d2520de"/>
    </style:style>
    <style:style style:name="T1079" style:family="text">
      <style:text-properties officeooo:rsid="1d25fac5"/>
    </style:style>
    <style:style style:name="T1080" style:family="text">
      <style:text-properties officeooo:rsid="1d2953bb"/>
    </style:style>
    <style:style style:name="T1081" style:family="text">
      <style:text-properties officeooo:rsid="1d2fdeb8"/>
    </style:style>
    <style:style style:name="T1082" style:family="text">
      <style:text-properties officeooo:rsid="1d384bdc"/>
    </style:style>
    <style:style style:name="T1083" style:family="text">
      <style:text-properties officeooo:rsid="1d422cc8"/>
    </style:style>
    <style:style style:name="T1084" style:family="text">
      <style:text-properties fo:color="#6482ff" fo:font-style="normal" officeooo:rsid="1d5c578a" style:font-style-asian="normal" style:font-style-complex="normal"/>
    </style:style>
    <style:style style:name="T1085" style:family="text">
      <style:text-properties officeooo:rsid="1d63e612"/>
    </style:style>
    <style:style style:name="T1086" style:family="text">
      <style:text-properties officeooo:rsid="1d73fb42"/>
    </style:style>
    <style:style style:name="T1087" style:family="text">
      <style:text-properties officeooo:rsid="1d75ffc5"/>
    </style:style>
    <style:style style:name="T1088" style:family="text">
      <style:text-properties officeooo:rsid="1d8be3b7"/>
    </style:style>
    <style:style style:name="T1089" style:family="text">
      <style:text-properties officeooo:rsid="1d8eb544"/>
    </style:style>
    <style:style style:name="T1090" style:family="text">
      <style:text-properties officeooo:rsid="1d8fe60c"/>
    </style:style>
    <style:style style:name="T1091" style:family="text">
      <style:text-properties officeooo:rsid="1d944136"/>
    </style:style>
    <style:style style:name="T1092" style:family="text">
      <style:text-properties officeooo:rsid="1d96bc50"/>
    </style:style>
    <style:style style:name="T1093" style:family="text">
      <style:text-properties officeooo:rsid="1da613d3"/>
    </style:style>
    <style:style style:name="T1094" style:family="text">
      <style:text-properties officeooo:rsid="1da97581"/>
    </style:style>
    <style:style style:name="T1095" style:family="text">
      <style:text-properties officeooo:rsid="1daec05d"/>
    </style:style>
    <style:style style:name="T1096" style:family="text">
      <style:text-properties officeooo:rsid="1db13af9"/>
    </style:style>
    <style:style style:name="T1097" style:family="text">
      <style:text-properties officeooo:rsid="1db3c0a0"/>
    </style:style>
    <style:style style:name="T1098" style:family="text">
      <style:text-properties officeooo:rsid="1db4ee75"/>
    </style:style>
    <style:style style:name="T1099" style:family="text">
      <style:text-properties officeooo:rsid="1dcbe43e"/>
    </style:style>
    <style:style style:name="T1100" style:family="text">
      <style:text-properties officeooo:rsid="136c9d2e"/>
    </style:style>
    <style:style style:name="T1101" style:family="text">
      <style:text-properties officeooo:rsid="1d648cfa"/>
    </style:style>
    <style:style style:name="T1102" style:family="text">
      <style:text-properties officeooo:rsid="1e0d2c3e"/>
    </style:style>
    <style:style style:name="T1103" style:family="text">
      <style:text-properties officeooo:rsid="1e24e547"/>
    </style:style>
    <style:style style:name="T1104" style:family="text">
      <style:text-properties officeooo:rsid="1e461e64"/>
    </style:style>
    <style:style style:name="T1105" style:family="text">
      <style:text-properties officeooo:rsid="1e475c70"/>
    </style:style>
    <style:style style:name="T1106" style:family="text">
      <style:text-properties officeooo:rsid="1e51a2a5"/>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d3b7456"/>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327caa"/>
    </style:style>
    <style:style style:name="T1164" style:family="text">
      <style:text-properties officeooo:rsid="2149e1c9"/>
    </style:style>
    <style:style style:name="T1165" style:family="text">
      <style:text-properties officeooo:rsid="214e67df"/>
    </style:style>
    <style:style style:name="T1166" style:family="text">
      <style:text-properties officeooo:rsid="215fe9b5"/>
    </style:style>
    <style:style style:name="T1167" style:family="text">
      <style:text-properties officeooo:rsid="216180ca"/>
    </style:style>
    <style:style style:name="T1168" style:family="text">
      <style:text-properties officeooo:rsid="21953dca"/>
    </style:style>
    <style:style style:name="T1169" style:family="text">
      <style:text-properties officeooo:rsid="21977a6c"/>
    </style:style>
    <style:style style:name="T1170" style:family="text">
      <style:text-properties officeooo:rsid="219c1435"/>
    </style:style>
    <style:style style:name="T1171" style:family="text">
      <style:text-properties officeooo:rsid="219c7cac"/>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ee0607"/>
    </style:style>
    <style:style style:name="T1177" style:family="text">
      <style:text-properties officeooo:rsid="21efea5f"/>
    </style:style>
    <style:style style:name="T1178" style:family="text">
      <style:text-properties officeooo:rsid="21f2cb68"/>
    </style:style>
    <style:style style:name="T1179" style:family="text">
      <style:text-properties officeooo:rsid="21f32011"/>
    </style:style>
    <style:style style:name="T1180" style:family="text">
      <style:text-properties officeooo:rsid="21f3baeb"/>
    </style:style>
    <style:style style:name="T1181" style:family="text">
      <style:text-properties officeooo:rsid="21f8950e"/>
    </style:style>
    <style:style style:name="T1182" style:family="text">
      <style:text-properties officeooo:rsid="21fe7135"/>
    </style:style>
    <style:style style:name="T1183" style:family="text">
      <style:text-properties officeooo:rsid="222a3134"/>
    </style:style>
    <style:style style:name="T1184" style:family="text">
      <style:text-properties officeooo:rsid="222dae39"/>
    </style:style>
    <style:style style:name="T1185" style:family="text">
      <style:text-properties officeooo:rsid="22306b6b"/>
    </style:style>
    <style:style style:name="T1186" style:family="text">
      <style:text-properties officeooo:rsid="223e6afd"/>
    </style:style>
    <style:style style:name="T1187" style:family="text">
      <style:text-properties officeooo:rsid="2242eb55"/>
    </style:style>
    <style:style style:name="T1188" style:family="text">
      <style:text-properties officeooo:rsid="225bcaea"/>
    </style:style>
    <style:style style:name="T1189" style:family="text">
      <style:text-properties officeooo:rsid="22689a72"/>
    </style:style>
    <style:style style:name="T1190" style:family="text">
      <style:text-properties style:text-underline-style="solid" style:text-underline-width="auto" style:text-underline-color="font-color"/>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fo:font-weight="normal" officeooo:rsid="16174fb8" style:font-weight-asian="normal" style:font-weight-complex="normal"/>
    </style:style>
    <style:style style:name="T1193" style:family="text">
      <style:text-properties style:text-underline-style="solid" style:text-underline-width="auto" style:text-underline-color="font-color" fo:font-weight="normal" officeooo:rsid="225bcaea" style:font-weight-asian="normal" style:font-weight-complex="normal"/>
    </style:style>
    <style:style style:name="T1194" style:family="text">
      <style:text-properties style:text-underline-style="solid" style:text-underline-width="auto" style:text-underline-color="font-color" officeooo:rsid="18e8f20c"/>
    </style:style>
    <style:style style:name="T1195" style:family="text">
      <style:text-properties style:text-underline-style="solid" style:text-underline-width="auto" style:text-underline-color="font-color" officeooo:rsid="227b4df1"/>
    </style:style>
    <style:style style:name="T1196" style:family="text">
      <style:text-properties style:text-underline-style="solid" style:text-underline-width="auto" style:text-underline-color="font-color" officeooo:rsid="2288d7d1"/>
    </style:style>
    <style:style style:name="T1197" style:family="text">
      <style:text-properties style:text-underline-style="solid" style:text-underline-width="auto" style:text-underline-color="font-color" officeooo:rsid="1d13a54a"/>
    </style:style>
    <style:style style:name="T1198" style:family="text">
      <style:text-properties style:text-underline-style="solid" style:text-underline-width="auto" style:text-underline-color="font-color" officeooo:rsid="2298f772"/>
    </style:style>
    <style:style style:name="T1199" style:family="text">
      <style:text-properties style:text-underline-style="solid" style:text-underline-width="auto" style:text-underline-color="font-color" officeooo:rsid="1d2fdeb8"/>
    </style:style>
    <style:style style:name="T1200" style:family="text">
      <style:text-properties style:text-underline-style="solid" style:text-underline-width="auto" style:text-underline-color="font-color" officeooo:rsid="22d241ea"/>
    </style:style>
    <style:style style:name="T1201" style:family="text">
      <style:text-properties style:text-underline-style="solid" style:text-underline-width="auto" style:text-underline-color="font-color" officeooo:rsid="22d8a962"/>
    </style:style>
    <style:style style:name="T1202" style:family="text">
      <style:text-properties style:text-underline-style="solid" style:text-underline-width="auto" style:text-underline-color="font-color" officeooo:rsid="1d7c05dc"/>
    </style:style>
    <style:style style:name="T1203" style:family="text">
      <style:text-properties style:text-underline-style="solid" style:text-underline-width="auto" style:text-underline-color="font-color" officeooo:rsid="1c81d622"/>
    </style:style>
    <style:style style:name="T1204" style:family="text">
      <style:text-properties style:text-underline-style="solid" style:text-underline-width="auto" style:text-underline-color="font-color" fo:font-weight="bold" style:font-weight-asian="bold" style:font-weight-complex="bold"/>
    </style:style>
    <style:style style:name="T1205" style:family="text">
      <style:text-properties style:text-underline-style="solid" style:text-underline-width="auto" style:text-underline-color="font-color" officeooo:rsid="151cf1f3"/>
    </style:style>
    <style:style style:name="T1206" style:family="text">
      <style:text-properties style:text-underline-style="solid" style:text-underline-width="auto" style:text-underline-color="font-color" officeooo:rsid="230435b4"/>
    </style:style>
    <style:style style:name="T1207" style:family="text">
      <style:text-properties style:text-underline-style="solid" style:text-underline-width="auto" style:text-underline-color="font-color" officeooo:rsid="16138f01"/>
    </style:style>
    <style:style style:name="T1208" style:family="text">
      <style:text-properties style:text-underline-style="solid" style:text-underline-width="auto" style:text-underline-color="font-color" officeooo:rsid="1f4956fd"/>
    </style:style>
    <style:style style:name="T1209" style:family="text">
      <style:text-properties style:text-underline-style="solid" style:text-underline-width="auto" style:text-underline-color="font-color" officeooo:rsid="237cfa8d"/>
    </style:style>
    <style:style style:name="T1210" style:family="text">
      <style:text-properties style:text-underline-style="solid" style:text-underline-width="auto" style:text-underline-color="font-color" officeooo:rsid="1adc8609"/>
    </style:style>
    <style:style style:name="T1211" style:family="text">
      <style:text-properties style:text-underline-style="solid" style:text-underline-width="auto" style:text-underline-color="font-color" officeooo:rsid="182c6288"/>
    </style:style>
    <style:style style:name="T1212" style:family="text">
      <style:text-properties style:text-underline-style="solid" style:text-underline-width="auto" style:text-underline-color="font-color" officeooo:rsid="23a1a55e"/>
    </style:style>
    <style:style style:name="T1213" style:family="text">
      <style:text-properties style:text-underline-style="solid" style:text-underline-width="auto" style:text-underline-color="font-color" officeooo:rsid="1b1a5bf4"/>
    </style:style>
    <style:style style:name="T1214" style:family="text">
      <style:text-properties style:text-underline-style="solid" style:text-underline-width="auto" style:text-underline-color="font-color" officeooo:rsid="16174fb8"/>
    </style:style>
    <style:style style:name="T1215" style:family="text">
      <style:text-properties style:text-underline-style="solid" style:text-underline-width="auto" style:text-underline-color="font-color" officeooo:rsid="19100872"/>
    </style:style>
    <style:style style:name="T1216" style:family="text">
      <style:text-properties style:text-underline-style="solid" style:text-underline-width="auto" style:text-underline-color="font-color" officeooo:rsid="23db23da"/>
    </style:style>
    <style:style style:name="T1217" style:family="text">
      <style:text-properties style:text-underline-style="solid" style:text-underline-width="auto" style:text-underline-color="font-color" officeooo:rsid="23e64d71"/>
    </style:style>
    <style:style style:name="T1218" style:family="text">
      <style:text-properties style:text-underline-style="solid" style:text-underline-width="auto" style:text-underline-color="font-color" officeooo:rsid="23ef8d18"/>
    </style:style>
    <style:style style:name="T1219" style:family="text">
      <style:text-properties style:text-underline-style="solid" style:text-underline-width="auto" style:text-underline-color="font-color" officeooo:rsid="23f219d6"/>
    </style:style>
    <style:style style:name="T1220" style:family="text">
      <style:text-properties style:text-underline-style="solid" style:text-underline-width="auto" style:text-underline-color="font-color" officeooo:rsid="1bca54bf"/>
    </style:style>
    <style:style style:name="T1221" style:family="text">
      <style:text-properties style:text-underline-style="solid" style:text-underline-width="auto" style:text-underline-color="font-color" officeooo:rsid="23fb4823"/>
    </style:style>
    <style:style style:name="T1222" style:family="text">
      <style:text-properties style:text-underline-style="solid" style:text-underline-width="auto" style:text-underline-color="font-color" officeooo:rsid="1a28edc9"/>
    </style:style>
    <style:style style:name="T1223" style:family="text">
      <style:text-properties style:text-underline-style="solid" style:text-underline-width="auto" style:text-underline-color="font-color" officeooo:rsid="24cad3f4"/>
    </style:style>
    <style:style style:name="T1224" style:family="text">
      <style:text-properties style:text-underline-style="solid" style:text-underline-width="auto" style:text-underline-color="font-color" officeooo:rsid="222dae39"/>
    </style:style>
    <style:style style:name="T1225" style:family="text">
      <style:text-properties style:text-underline-style="solid" style:text-underline-width="auto" style:text-underline-color="font-color" officeooo:rsid="256d8247"/>
    </style:style>
    <style:style style:name="T1226" style:family="text">
      <style:text-properties style:text-underline-style="none"/>
    </style:style>
    <style:style style:name="T1227" style:family="text">
      <style:text-properties style:text-underline-style="none" officeooo:rsid="2288d7d1"/>
    </style:style>
    <style:style style:name="T1228" style:family="text">
      <style:text-properties style:text-underline-style="none" officeooo:rsid="2289e00d"/>
    </style:style>
    <style:style style:name="T1229" style:family="text">
      <style:text-properties style:text-underline-style="none" officeooo:rsid="228b7966"/>
    </style:style>
    <style:style style:name="T1230" style:family="text">
      <style:text-properties style:text-underline-style="none" officeooo:rsid="22d8a962"/>
    </style:style>
    <style:style style:name="T1231" style:family="text">
      <style:text-properties style:text-underline-style="none" fo:font-weight="normal" style:font-weight-asian="normal" style:font-weight-complex="normal"/>
    </style:style>
    <style:style style:name="T1232" style:family="text">
      <style:text-properties style:text-underline-style="none" fo:font-weight="normal" officeooo:rsid="1e401b6c" style:font-weight-asian="normal" style:font-weight-complex="normal"/>
    </style:style>
    <style:style style:name="T1233" style:family="text">
      <style:text-properties style:text-underline-style="none" fo:font-weight="normal" officeooo:rsid="22db9fb8" style:font-weight-asian="normal" style:font-weight-complex="normal"/>
    </style:style>
    <style:style style:name="T1234" style:family="text">
      <style:text-properties style:text-underline-style="none" fo:font-weight="normal" officeooo:rsid="24a6c563" style:font-weight-asian="normal" style:font-weight-complex="normal"/>
    </style:style>
    <style:style style:name="T1235" style:family="text">
      <style:text-properties style:text-underline-style="none" officeooo:rsid="1e33970c"/>
    </style:style>
    <style:style style:name="T1236" style:family="text">
      <style:text-properties style:text-underline-style="none" officeooo:rsid="23ef8d18"/>
    </style:style>
    <style:style style:name="T1237" style:family="text">
      <style:text-properties style:text-underline-style="none" officeooo:rsid="1dcbe43e"/>
    </style:style>
    <style:style style:name="T1238" style:family="text">
      <style:text-properties style:text-underline-style="none" officeooo:rsid="2494d38f"/>
    </style:style>
    <style:style style:name="T1239" style:family="text">
      <style:text-properties style:text-underline-style="none" officeooo:rsid="1f185968"/>
    </style:style>
    <style:style style:name="T1240" style:family="text">
      <style:text-properties style:text-underline-style="none" officeooo:rsid="1d89163c"/>
    </style:style>
    <style:style style:name="T1241" style:family="text">
      <style:text-properties style:text-underline-style="none" officeooo:rsid="174ff3af"/>
    </style:style>
    <style:style style:name="T1242" style:family="text">
      <style:text-properties style:text-underline-style="none" officeooo:rsid="24b07a1f"/>
    </style:style>
    <style:style style:name="T1243" style:family="text">
      <style:text-properties officeooo:rsid="2270973c"/>
    </style:style>
    <style:style style:name="T1244" style:family="text">
      <style:text-properties officeooo:rsid="2271c943"/>
    </style:style>
    <style:style style:name="T1245" style:family="text">
      <style:text-properties officeooo:rsid="22729f49"/>
    </style:style>
    <style:style style:name="T1246" style:family="text">
      <style:text-properties officeooo:rsid="22743b1e"/>
    </style:style>
    <style:style style:name="T1247" style:family="text">
      <style:text-properties officeooo:rsid="22755630"/>
    </style:style>
    <style:style style:name="T1248" style:family="text">
      <style:text-properties officeooo:rsid="1d13a54a"/>
    </style:style>
    <style:style style:name="T1249" style:family="text">
      <style:text-properties officeooo:rsid="2288d7d1"/>
    </style:style>
    <style:style style:name="T1250" style:family="text">
      <style:text-properties officeooo:rsid="1d21a784"/>
    </style:style>
    <style:style style:name="T1251" style:family="text">
      <style:text-properties fo:font-variant="normal" fo:text-transform="none" fo:color="#222222" fo:letter-spacing="normal" fo:font-style="italic" style:font-style-asian="italic" style:font-style-complex="italic"/>
    </style:style>
    <style:style style:name="T1252" style:family="text">
      <style:text-properties fo:font-variant="normal" fo:text-transform="none" fo:color="#222222" fo:letter-spacing="normal" fo:font-style="italic" officeooo:rsid="1d1a7fb6" style:font-style-asian="italic" style:font-style-complex="italic"/>
    </style:style>
    <style:style style:name="T1253" style:family="text">
      <style:text-properties fo:font-variant="normal" fo:text-transform="none" fo:color="#222222" fo:letter-spacing="normal" fo:font-style="italic" officeooo:rsid="23855347" style:font-style-asian="italic" style:font-style-complex="italic"/>
    </style:style>
    <style:style style:name="T125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7" style:family="text">
      <style:text-properties fo:font-variant="normal" fo:text-transform="none" fo:color="#222222" fo:letter-spacing="normal" fo:font-style="normal" style:font-style-asian="normal" style:font-style-complex="normal"/>
    </style:style>
    <style:style style:name="T1258" style:family="text">
      <style:text-properties fo:font-variant="normal" fo:text-transform="none" fo:color="#222222" fo:letter-spacing="normal" fo:font-style="normal" officeooo:rsid="2291ef2b" style:font-style-asian="normal" style:font-style-complex="normal"/>
    </style:style>
    <style:style style:name="T1259" style:family="text">
      <style:text-properties fo:font-variant="normal" fo:text-transform="none" fo:color="#222222" fo:letter-spacing="normal" fo:font-style="normal" officeooo:rsid="1d1a7fb6" style:font-style-asian="normal" style:font-style-complex="normal"/>
    </style:style>
    <style:style style:name="T126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1" style:family="text">
      <style:text-properties fo:font-variant="normal" fo:text-transform="none" fo:color="#222222" fo:letter-spacing="normal" fo:language="cs" fo:country="CZ" fo:font-style="normal" officeooo:rsid="1d1a7fb6" style:font-style-asian="normal" style:font-style-complex="normal"/>
    </style:style>
    <style:style style:name="T1262" style:family="text">
      <style:text-properties fo:font-variant="normal" fo:text-transform="none" fo:color="#222222" fo:letter-spacing="normal" fo:language="cs" fo:country="CZ" fo:font-style="italic" officeooo:rsid="1d1a7fb6" style:font-style-asian="italic" style:font-style-complex="italic"/>
    </style:style>
    <style:style style:name="T1263" style:family="text">
      <style:text-properties fo:font-variant="normal" fo:text-transform="none" fo:color="#222222" fo:letter-spacing="normal" fo:font-weight="bold" officeooo:rsid="1d1a7fb6" style:font-weight-asian="bold" style:font-weight-complex="bold"/>
    </style:style>
    <style:style style:name="T1264" style:family="text">
      <style:text-properties fo:font-variant="normal" fo:text-transform="none" fo:color="#000000" fo:letter-spacing="normal"/>
    </style:style>
    <style:style style:name="T1265" style:family="text">
      <style:text-properties fo:font-variant="normal" fo:text-transform="none" fo:color="#000000" fo:letter-spacing="normal" style:text-underline-style="none" officeooo:rsid="2291ef2b"/>
    </style:style>
    <style:style style:name="T126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4" style:family="text">
      <style:text-properties fo:font-variant="normal" fo:text-transform="none" fo:color="#000000" fo:letter-spacing="normal" fo:font-style="normal" style:text-underline-style="none" officeooo:rsid="2291ef2b" style:font-style-asian="normal" style:font-style-complex="normal"/>
    </style:style>
    <style:style style:name="T129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font-style-asian="normal" style:font-style-complex="normal" loext:padding="0cm" loext:border="none"/>
    </style:style>
    <style:style style:name="T1309" style:family="text">
      <style:text-properties fo:font-variant="normal" fo:text-transform="none" fo:color="#000000" fo:letter-spacing="normal" fo:font-style="normal" officeooo:rsid="22afde45" style:font-style-asian="normal" style:font-style-complex="normal" loext:padding="0cm" loext:border="none"/>
    </style:style>
    <style:style style:name="T1310" style:family="text">
      <style:text-properties fo:font-variant="normal" fo:text-transform="none" fo:color="#000000" fo:letter-spacing="normal" fo:font-style="normal" officeooo:rsid="208a4fcb" style:font-style-asian="normal" style:font-style-complex="normal" loext:padding="0cm" loext:border="none"/>
    </style:style>
    <style:style style:name="T1311" style:family="text">
      <style:text-properties fo:font-variant="normal" fo:text-transform="none" fo:color="#000000" fo:letter-spacing="normal" fo:font-style="normal" officeooo:rsid="22b209a1" style:font-style-asian="normal" style:font-style-complex="normal" loext:padding="0cm" loext:border="none"/>
    </style:style>
    <style:style style:name="T1312" style:family="text">
      <style:text-properties fo:font-variant="normal" fo:text-transform="none" fo:color="#000000" fo:letter-spacing="normal" fo:font-style="normal" officeooo:rsid="22b313da" style:font-style-asian="normal" style:font-style-complex="normal" loext:padding="0cm" loext:border="none"/>
    </style:style>
    <style:style style:name="T1313" style:family="text">
      <style:text-properties fo:font-variant="normal" fo:text-transform="none" fo:color="#000000" fo:letter-spacing="normal" fo:font-style="normal" officeooo:rsid="22b65da1" style:font-style-asian="normal" style:font-style-complex="normal" loext:padding="0cm" loext:border="none"/>
    </style:style>
    <style:style style:name="T1314" style:family="text">
      <style:text-properties fo:font-variant="normal" fo:text-transform="none" fo:color="#000000" fo:letter-spacing="normal" fo:font-style="normal" officeooo:rsid="22b75f06" style:font-style-asian="normal" style:font-style-complex="normal" loext:padding="0cm" loext:border="none"/>
    </style:style>
    <style:style style:name="T1315" style:family="text">
      <style:text-properties fo:font-variant="normal" fo:text-transform="none" fo:color="#000000" fo:letter-spacing="normal" fo:font-style="normal" officeooo:rsid="22b8f4cb" style:font-style-asian="normal" style:font-style-complex="normal" loext:padding="0cm" loext:border="none"/>
    </style:style>
    <style:style style:name="T1316" style:family="text">
      <style:text-properties fo:font-variant="normal" fo:text-transform="none" fo:color="#000000" fo:letter-spacing="normal" fo:font-style="normal" officeooo:rsid="22ba8833" style:font-style-asian="normal" style:font-style-complex="normal" loext:padding="0cm" loext:border="none"/>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4" style:family="text">
      <style:text-properties fo:font-variant="normal" fo:text-transform="none" fo:color="#000000" fo:letter-spacing="normal" officeooo:rsid="208a4fcb" loext:padding="0cm" loext:border="none"/>
    </style:style>
    <style:style style:name="T132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6" style:family="text">
      <style:text-properties fo:font-variant="normal" fo:text-transform="none" fo:color="#000000" fo:letter-spacing="normal" fo:font-weight="bold" style:font-weight-asian="bold" style:font-weight-complex="bold"/>
    </style:style>
    <style:style style:name="T1327" style:family="text">
      <style:text-properties fo:font-variant="normal" fo:text-transform="none" fo:color="#000000" fo:letter-spacing="normal" fo:font-weight="bold" officeooo:rsid="207da7e6" style:font-weight-asian="bold" style:font-weight-complex="bold"/>
    </style:style>
    <style:style style:name="T1328" style:family="text">
      <style:text-properties fo:font-variant="normal" fo:text-transform="none" fo:color="#000000" fo:letter-spacing="normal" fo:font-style="italic" officeooo:rsid="22ba8833" style:font-style-asian="italic" style:font-style-complex="italic" loext:padding="0cm" loext:border="none"/>
    </style:style>
    <style:style style:name="T1329" style:family="text">
      <style:text-properties fo:font-variant="normal" fo:text-transform="none" fo:color="#333333" fo:letter-spacing="normal"/>
    </style:style>
    <style:style style:name="T1330" style:family="text">
      <style:text-properties fo:font-variant="normal" fo:text-transform="none" fo:color="#333333" fo:letter-spacing="normal" fo:font-style="normal" officeooo:rsid="15520144" style:font-style-asian="normal" style:font-style-complex="normal"/>
    </style:style>
    <style:style style:name="T133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40" style:family="text">
      <style:text-properties officeooo:rsid="2298f772"/>
    </style:style>
    <style:style style:name="T1341" style:family="text">
      <style:text-properties officeooo:rsid="1ee56f5b"/>
    </style:style>
    <style:style style:name="T1342" style:family="text">
      <style:text-properties officeooo:rsid="22ab3d22"/>
    </style:style>
    <style:style style:name="T1343" style:family="text">
      <style:text-properties officeooo:rsid="1f87dab3"/>
    </style:style>
    <style:style style:name="T1344" style:family="text">
      <style:text-properties officeooo:rsid="22ab5150"/>
    </style:style>
    <style:style style:name="T1345" style:family="text">
      <style:text-properties officeooo:rsid="22abde92"/>
    </style:style>
    <style:style style:name="T1346" style:family="text">
      <style:text-properties officeooo:rsid="208a4fcb"/>
    </style:style>
    <style:style style:name="T1347" style:family="text">
      <style:text-properties officeooo:rsid="19e9635b"/>
    </style:style>
    <style:style style:name="T1348" style:family="text">
      <style:text-properties officeooo:rsid="19e8a416"/>
    </style:style>
    <style:style style:name="T1349" style:family="text">
      <style:text-properties officeooo:rsid="22d5cebb"/>
    </style:style>
    <style:style style:name="T1350" style:family="text">
      <style:text-properties officeooo:rsid="1d8623ba"/>
    </style:style>
    <style:style style:name="T1351" style:family="text">
      <style:text-properties officeooo:rsid="22d8a962"/>
    </style:style>
    <style:style style:name="T1352" style:family="text">
      <style:text-properties officeooo:rsid="1dd51cea"/>
    </style:style>
    <style:style style:name="T1353" style:family="text">
      <style:text-properties officeooo:rsid="2169e26d"/>
    </style:style>
    <style:style style:name="T1354" style:family="text">
      <style:text-properties officeooo:rsid="22ed6980"/>
    </style:style>
    <style:style style:name="T1355" style:family="text">
      <style:text-properties officeooo:rsid="22eeb167"/>
    </style:style>
    <style:style style:name="T1356" style:family="text">
      <style:text-properties officeooo:rsid="1c81d622"/>
    </style:style>
    <style:style style:name="T1357" style:family="text">
      <style:text-properties officeooo:rsid="1fc9e812"/>
    </style:style>
    <style:style style:name="T1358" style:family="text">
      <style:text-properties officeooo:rsid="151cf1f3"/>
    </style:style>
    <style:style style:name="T1359" style:family="text">
      <style:text-properties officeooo:rsid="1caca17b"/>
    </style:style>
    <style:style style:name="T1360" style:family="text">
      <style:text-properties officeooo:rsid="231ebc47"/>
    </style:style>
    <style:style style:name="T1361" style:family="text">
      <style:text-properties officeooo:rsid="2333a4c4"/>
    </style:style>
    <style:style style:name="T1362" style:family="text">
      <style:text-properties officeooo:rsid="233a4f3d"/>
    </style:style>
    <style:style style:name="T1363" style:family="text">
      <style:text-properties officeooo:rsid="233f7757"/>
    </style:style>
    <style:style style:name="T1364" style:family="text">
      <style:text-properties officeooo:rsid="23463cdb"/>
    </style:style>
    <style:style style:name="T1365" style:family="text">
      <style:text-properties officeooo:rsid="23606f53"/>
    </style:style>
    <style:style style:name="T1366" style:family="text">
      <style:text-properties officeooo:rsid="17e9c691"/>
    </style:style>
    <style:style style:name="T1367" style:family="text">
      <style:text-properties officeooo:rsid="17e4812a"/>
    </style:style>
    <style:style style:name="T1368" style:family="text">
      <style:text-properties officeooo:rsid="17e64274"/>
    </style:style>
    <style:style style:name="T1369" style:family="text">
      <style:text-properties officeooo:rsid="17eb9e84"/>
    </style:style>
    <style:style style:name="T1370" style:family="text">
      <style:text-properties officeooo:rsid="180917aa"/>
    </style:style>
    <style:style style:name="T1371" style:family="text">
      <style:text-properties officeooo:rsid="15247c1a"/>
    </style:style>
    <style:style style:name="T1372" style:family="text">
      <style:text-properties officeooo:rsid="1536ee61"/>
    </style:style>
    <style:style style:name="T1373" style:family="text">
      <style:text-properties officeooo:rsid="1b1a5bf4"/>
    </style:style>
    <style:style style:name="T1374" style:family="text">
      <style:text-properties officeooo:rsid="1d97e66e"/>
    </style:style>
    <style:style style:name="T1375" style:family="text">
      <style:text-properties officeooo:rsid="2386865e"/>
    </style:style>
    <style:style style:name="T1376" style:family="text">
      <style:text-properties officeooo:rsid="23873f44"/>
    </style:style>
    <style:style style:name="T1377" style:family="text">
      <style:text-properties officeooo:rsid="1b1d074d"/>
    </style:style>
    <style:style style:name="T1378" style:family="text">
      <style:text-properties officeooo:rsid="238d8684"/>
    </style:style>
    <style:style style:name="T1379" style:family="text">
      <style:text-properties officeooo:rsid="1aff31d1"/>
    </style:style>
    <style:style style:name="T1380" style:family="text">
      <style:text-properties officeooo:rsid="2399c31b"/>
    </style:style>
    <style:style style:name="T1381" style:family="text">
      <style:text-properties officeooo:rsid="239a982f"/>
    </style:style>
    <style:style style:name="T1382" style:family="text">
      <style:text-properties officeooo:rsid="239e876b"/>
    </style:style>
    <style:style style:name="T1383" style:family="text">
      <style:text-properties officeooo:rsid="1b9fea33"/>
    </style:style>
    <style:style style:name="T1384" style:family="text">
      <style:text-properties officeooo:rsid="23a2c200"/>
    </style:style>
    <style:style style:name="T1385" style:family="text">
      <style:text-properties officeooo:rsid="202e522f"/>
    </style:style>
    <style:style style:name="T1386" style:family="text">
      <style:text-properties officeooo:rsid="23ab46ec"/>
    </style:style>
    <style:style style:name="T1387" style:family="text">
      <style:text-properties officeooo:rsid="23b57a7f"/>
    </style:style>
    <style:style style:name="T1388" style:family="text">
      <style:text-properties officeooo:rsid="23b85347"/>
    </style:style>
    <style:style style:name="T1389" style:family="text">
      <style:text-properties officeooo:rsid="23bff578"/>
    </style:style>
    <style:style style:name="T1390" style:family="text">
      <style:text-properties officeooo:rsid="17bec376"/>
    </style:style>
    <style:style style:name="T1391" style:family="text">
      <style:text-properties officeooo:rsid="23c27c01"/>
    </style:style>
    <style:style style:name="T1392" style:family="text">
      <style:text-properties officeooo:rsid="23c3c19d"/>
    </style:style>
    <style:style style:name="T1393" style:family="text">
      <style:text-properties officeooo:rsid="1927fafa"/>
    </style:style>
    <style:style style:name="T1394" style:family="text">
      <style:text-properties officeooo:rsid="23d49a56"/>
    </style:style>
    <style:style style:name="T1395" style:family="text">
      <style:text-properties officeooo:rsid="19100872"/>
    </style:style>
    <style:style style:name="T1396" style:family="text">
      <style:text-properties officeooo:rsid="23db23da"/>
    </style:style>
    <style:style style:name="T1397" style:family="text">
      <style:text-properties officeooo:rsid="23e03aea"/>
    </style:style>
    <style:style style:name="T1398" style:family="text">
      <style:text-properties officeooo:rsid="23e211c1"/>
    </style:style>
    <style:style style:name="T1399" style:family="text">
      <style:text-properties officeooo:rsid="23e64d71"/>
    </style:style>
    <style:style style:name="T1400" style:family="text">
      <style:text-properties officeooo:rsid="1c8b645a"/>
    </style:style>
    <style:style style:name="T1401" style:family="text">
      <style:text-properties officeooo:rsid="23eb9480"/>
    </style:style>
    <style:style style:name="T1402" style:family="text">
      <style:text-properties officeooo:rsid="23ef8d18"/>
    </style:style>
    <style:style style:name="T1403" style:family="text">
      <style:text-properties officeooo:rsid="23f219d6"/>
    </style:style>
    <style:style style:name="T1404" style:family="text">
      <style:text-properties officeooo:rsid="23fb4823"/>
    </style:style>
    <style:style style:name="T1405" style:family="text">
      <style:text-properties officeooo:rsid="1c6224b1"/>
    </style:style>
    <style:style style:name="T1406" style:family="text">
      <style:text-properties officeooo:rsid="1bca54bf"/>
    </style:style>
    <style:style style:name="T1407" style:family="text">
      <style:text-properties officeooo:rsid="1b9d2f1b"/>
    </style:style>
    <style:style style:name="T1408" style:family="text">
      <style:text-properties officeooo:rsid="1b9e4095"/>
    </style:style>
    <style:style style:name="T1409" style:family="text">
      <style:text-properties officeooo:rsid="240c73a9"/>
    </style:style>
    <style:style style:name="T1410" style:family="text">
      <style:text-properties officeooo:rsid="24127821"/>
    </style:style>
    <style:style style:name="T1411" style:family="text">
      <style:text-properties officeooo:rsid="24150145"/>
    </style:style>
    <style:style style:name="T1412" style:family="text">
      <style:text-properties officeooo:rsid="2424a0c0"/>
    </style:style>
    <style:style style:name="T1413" style:family="text">
      <style:text-properties officeooo:rsid="2429c1f3"/>
    </style:style>
    <style:style style:name="T1414" style:family="text">
      <style:text-properties officeooo:rsid="242a5b54"/>
    </style:style>
    <style:style style:name="T1415" style:family="text">
      <style:text-properties officeooo:rsid="242b361d"/>
    </style:style>
    <style:style style:name="T1416" style:family="text">
      <style:text-properties officeooo:rsid="2445a787"/>
    </style:style>
    <style:style style:name="T1417" style:family="text">
      <style:text-properties officeooo:rsid="2446ba65"/>
    </style:style>
    <style:style style:name="T1418" style:family="text">
      <style:text-properties officeooo:rsid="244c432a"/>
    </style:style>
    <style:style style:name="T1419" style:family="text">
      <style:text-properties officeooo:rsid="24543bc7"/>
    </style:style>
    <style:style style:name="T1420" style:family="text">
      <style:text-properties officeooo:rsid="24596855"/>
    </style:style>
    <style:style style:name="T1421" style:family="text">
      <style:text-properties officeooo:rsid="24599a4a"/>
    </style:style>
    <style:style style:name="T1422" style:family="text">
      <style:text-properties officeooo:rsid="245a2b3f"/>
    </style:style>
    <style:style style:name="T1423" style:family="text">
      <style:text-properties officeooo:rsid="245bacb2"/>
    </style:style>
    <style:style style:name="T1424" style:family="text">
      <style:text-properties officeooo:rsid="2464cb9b"/>
    </style:style>
    <style:style style:name="T1425" style:family="text">
      <style:text-properties officeooo:rsid="24653a53"/>
    </style:style>
    <style:style style:name="T1426" style:family="text">
      <style:text-properties officeooo:rsid="24676d18"/>
    </style:style>
    <style:style style:name="T1427" style:family="text">
      <style:text-properties officeooo:rsid="24690068"/>
    </style:style>
    <style:style style:name="T1428" style:family="text">
      <style:text-properties officeooo:rsid="246f039d"/>
    </style:style>
    <style:style style:name="T1429" style:family="text">
      <style:text-properties officeooo:rsid="2479215f"/>
    </style:style>
    <style:style style:name="T1430" style:family="text">
      <style:text-properties officeooo:rsid="2479b562"/>
    </style:style>
    <style:style style:name="T1431" style:family="text">
      <style:text-properties officeooo:rsid="247fe130"/>
    </style:style>
    <style:style style:name="T1432" style:family="text">
      <style:text-properties officeooo:rsid="1572e53f"/>
    </style:style>
    <style:style style:name="T1433" style:family="text">
      <style:text-properties officeooo:rsid="12bdefed"/>
    </style:style>
    <style:style style:name="T1434" style:family="text">
      <style:text-properties officeooo:rsid="248d58d6"/>
    </style:style>
    <style:style style:name="T1435" style:family="text">
      <style:text-properties officeooo:rsid="249ce6a6"/>
    </style:style>
    <style:style style:name="T1436" style:family="text">
      <style:text-properties officeooo:rsid="24a08fdb"/>
    </style:style>
    <style:style style:name="T1437" style:family="text">
      <style:text-properties officeooo:rsid="24a0d12c"/>
    </style:style>
    <style:style style:name="T1438" style:family="text">
      <style:text-properties officeooo:rsid="24a2ad79"/>
    </style:style>
    <style:style style:name="T1439" style:family="text">
      <style:text-properties officeooo:rsid="24a581b4"/>
    </style:style>
    <style:style style:name="T1440" style:family="text">
      <style:text-properties officeooo:rsid="24a9c83a"/>
    </style:style>
    <style:style style:name="T1441" style:family="text">
      <style:text-properties officeooo:rsid="23128a35"/>
    </style:style>
    <style:style style:name="T1442" style:family="text">
      <style:text-properties officeooo:rsid="24ab3122"/>
    </style:style>
    <style:style style:name="T1443" style:family="text">
      <style:text-properties officeooo:rsid="24aefa19"/>
    </style:style>
    <style:style style:name="T1444" style:family="text">
      <style:text-properties officeooo:rsid="24c8c3c2"/>
    </style:style>
    <style:style style:name="T1445" style:family="text">
      <style:text-properties officeooo:rsid="24cef1df"/>
    </style:style>
    <style:style style:name="T1446" style:family="text">
      <style:text-properties officeooo:rsid="24cfd3fa"/>
    </style:style>
    <style:style style:name="T1447" style:family="text">
      <style:text-properties officeooo:rsid="20adc998"/>
    </style:style>
    <style:style style:name="T1448" style:family="text">
      <style:text-properties officeooo:rsid="24da47ce"/>
    </style:style>
    <style:style style:name="T1449" style:family="text">
      <style:text-properties officeooo:rsid="24dba9f3"/>
    </style:style>
    <style:style style:name="T1450" style:family="text">
      <style:text-properties officeooo:rsid="18f8f928"/>
    </style:style>
    <style:style style:name="T1451" style:family="text">
      <style:text-properties officeooo:rsid="24f967ca"/>
    </style:style>
    <style:style style:name="T1452" style:family="text">
      <style:text-properties officeooo:rsid="250c307e"/>
    </style:style>
    <style:style style:name="T1453" style:family="text">
      <style:text-properties officeooo:rsid="250d19cf"/>
    </style:style>
    <style:style style:name="T1454" style:family="text">
      <style:text-properties officeooo:rsid="251521f8"/>
    </style:style>
    <style:style style:name="T1455" style:family="text">
      <style:text-properties officeooo:rsid="2517bf42"/>
    </style:style>
    <style:style style:name="T1456" style:family="text">
      <style:text-properties officeooo:rsid="251ce297"/>
    </style:style>
    <style:style style:name="T1457" style:family="text">
      <style:text-properties officeooo:rsid="252b1a45"/>
    </style:style>
    <style:style style:name="T1458" style:family="text">
      <style:text-properties officeooo:rsid="252d6966"/>
    </style:style>
    <style:style style:name="T1459" style:family="text">
      <style:text-properties officeooo:rsid="25307186"/>
    </style:style>
    <style:style style:name="T1460" style:family="text">
      <style:text-properties officeooo:rsid="2530f8e7"/>
    </style:style>
    <style:style style:name="T1461" style:family="text">
      <style:text-properties officeooo:rsid="2531cc25"/>
    </style:style>
    <style:style style:name="T1462" style:family="text">
      <style:text-properties officeooo:rsid="253467f0"/>
    </style:style>
    <style:style style:name="T1463" style:family="text">
      <style:text-properties officeooo:rsid="2538f9a2"/>
    </style:style>
    <style:style style:name="T1464" style:family="text">
      <style:text-properties officeooo:rsid="253d1fad"/>
    </style:style>
    <style:style style:name="T1465" style:family="text">
      <style:text-properties officeooo:rsid="2542d092"/>
    </style:style>
    <style:style style:name="T1466" style:family="text">
      <style:text-properties officeooo:rsid="254ec293"/>
    </style:style>
    <style:style style:name="T1467" style:family="text">
      <style:text-properties officeooo:rsid="255d7a7b"/>
    </style:style>
    <style:style style:name="T1468" style:family="text">
      <style:text-properties officeooo:rsid="256bef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5">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63" text:outline-level="1">TODO</text:h>
      <text:list xml:id="list3121274200" text:style-name="L1">
        <text:list-item>
          <text:p text:style-name="P298">Vyházet z deníků i z popisu dungeonu údaje o tom, na jak dlouho jsou </text:p>
        </text:list-item>
        <text:list-item>
          <text:p text:style-name="P299">TODO: Něco udělat s finálními tajnými dveřmi (otevírání nějakým tlačítkem nebo tak).</text:p>
          <text:list>
            <text:list-item>
              <text:p text:style-name="P300">Dát tam páčku, zrušit spáru (jinak se musí hledat dvakrát, což je taky blbý).</text:p>
            </text:list-item>
          </text:list>
        </text:list-item>
        <text:list-item>
          <text:p text:style-name="P301">TODO: Přenocování (postavám nic nehrozí).</text:p>
        </text:list-item>
        <text:list-item>
          <text:p text:style-name="P301">TODO: Krystal by asi měl dávat 2 expy <text:span text:style-name="T1468">(aby šlo udělat čtyřhodinový dungeon)</text:span>.</text:p>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6">Před sebou máš</text:span> dobrodružství <text:span text:style-name="T917">pro hru</text:span> <text:span text:style-name="T893">Dakara</text:span><text:span text:style-name="T894">:</text:span><text:span text:style-name="T893"> </text:span><text:span text:style-name="T894">dungeoncrawl</text:span>. <text:span text:style-name="T918">Kromě této příručky potřebuješ ještě:</text:span></text:p>
      <text:list xml:id="list3689657606" text:style-name="L2">
        <text:list-item>
          <text:p text:style-name="P302">2-5 spoluhráčů.</text:p>
        </text:list-item>
      </text:list>
      <text:list xml:id="list601862995" text:style-name="L3">
        <text:list-item>
          <text:p text:style-name="P304"><text:span text:style-name="T919">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19"> Najdeš v⁠ ní pravidla hry a⁠ rady, jak ji vést.</text:span></text:p>
        </text:list-item>
        <text:list-item>
          <text:p text:style-name="P305">Přiložené deníky postav, karty předmětů a⁠ <text:span text:style-name="T1107">svitky s⁠ texty, které je možné v⁠ podzemí najít</text:span>.</text:p>
        </text:list-item>
        <text:list-item>
          <text:p text:style-name="P306"><text:span text:style-name="T1172">Dvě</text:span> předtištěn<text:span text:style-name="T1172">é</text:span> mapy: <text:span text:style-name="T1181">Slepá je pro hráče, vyplněná pro tebe.</text:span></text:p>
        </text:list-item>
        <text:list-item>
          <text:p text:style-name="P307"><text:span text:style-name="T920">Šestistěnné k</text:span>ostky.</text:p>
          <text:list>
            <text:list-item>
              <text:p text:style-name="P308">V⁠ zásadě stačí i⁠ jedna, ale pohodlnější je, když má každý hráč šest vlastních (při sesílání kouzel se hází až šesti kostkam<text:span text:style-name="T921">i</text:span> najednou).</text:p>
            </text:list-item>
          </text:list>
        </text:list-item>
        <text:list-item>
          <text:p text:style-name="P309"><text:span text:style-name="T922">Papír na</text:span> poznámky a⁠ něco na psaní (<text:span text:style-name="T1108">TODO: </text:span>asi by mělo být přiloženo gumovatelné pero) <text:span text:style-name="T922">nebo nějaký elektronický ekvivalent.</text:span></text:p>
        </text:list-item>
        <text:list-item>
          <text:p text:style-name="P303"><text:soft-page-break/><text:span text:style-name="T1423">8-16</text:span> hodin volného času – nemusí to být v⁠ jednom dni, můžete se sejít několikrát. <text:span text:style-name="T1423">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94" text:outline-level="2"><text:bookmark-start text:name="__RefHeading___Toc5359_3707205463"/>O⁠ čem je toto dobrodružství<text:bookmark-end text:name="__RefHeading___Toc5359_3707205463"/></text:h>
      <text:p text:style-name="P82"><text:span text:style-name="T1106">Tajemný, neodbytný pocit</text:span>, <text:span text:style-name="T1106">který postavy přiměl vypravit se do divočiny, je zavede k⁠ opuštěné elfí pevnosti,</text:span> kterou <text:span text:style-name="T1105">ovšem shodou okolností</text:span> <text:span text:style-name="T1104">několik týdnů před nimi</text:span> přišla prozkoumat <text:span text:style-name="T1109">jiná</text:span> skupina <text:span text:style-name="T1109">složená z⁠ pěti</text:span> elfů.<text:line-break/><text:tab/><text:span text:style-name="T1105">Ti ovšem na rozdíl od postav měli smůlu: všimli si jich orkové z⁠ místního kmene a⁠ vyslali za nimi své bojovníky</text:span>. <text:span text:style-name="T92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4" text:outline-level="3">Cíl výpravy</text:h>
      <text:p text:style-name="P90"><text:span text:style-name="T926">C</text:span>ílem postav je najít <text:span text:style-name="T927">to, co je nevysvětlitelně přitahuje: magický krystal ukrytý ve svatyni staroelfského</text:span> <text:span text:style-name="T926">boha Belerona v⁠ prvním podzemním patře hlavní věže pevnosti (místnost B14). Takhle blízko krystalu postavy nedokáží říct, kterým směrem se nachází, ani jak přesně je daleko, takže jim nezbude než podzemí důkladně prohledat.</text:span></text:p>
      <text:h text:style-name="P264" text:outline-level="3"><text:soft-page-break/>Finální souboj</text:h>
      <text:p text:style-name="P99">V⁠ tomto dobrodružství žádný finální souboj není. Beleronovu <text:span text:style-name="T1102">svatyni</text:span> sice chrání přízrak dávného elfského strážce, ale postavy ho pravděpodobně nebudou mít jak zranit, takže se s⁠ ním budou muset vypořádat jinak než bojem – podrobně je to popsáno v⁠ <text:span text:style-name="T928">místnosti B14</text:span>.</text:p>
      <text:h text:style-name="P295" text:outline-level="2"><text:bookmark-start text:name="__RefHeading___Toc22606_2617596474"/>Příprava <text:span text:style-name="T923">na hru</text:span><text:bookmark-end text:name="__RefHeading___Toc22606_2617596474"/></text:h>
      <text:p text:style-name="P104"><text:span text:style-name="T924">Před tím, než se poprvé sejdete, si pročti </text:span><text:span text:style-name="T909">pravidla</text:span><text:span text:style-name="T924">, zejména kapitolu </text:span><text:span text:style-name="T880">Pro pána jeskyně</text:span><text:span text:style-name="T895">.</text:span><text:span text:style-name="T924"> Z⁠ příručky s⁠ dobrodružstvím si určitě přečti zbytek kapitoly </text:span><text:span text:style-name="T880">Úvod a⁠ </text:span><text:span text:style-name="T924">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5">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8">Jedním z⁠ důsledků toho, že se postavám děje „něco divného“, je, že </text:span>rozumí psané i⁠ mluvené staroelfštině a⁠ starorpasličtině, a⁠ to i⁠ když neumí číst a⁠ psát.</text:p>
      <text:list xml:id="list4249192653" text:style-name="L4">
        <text:list-item>
          <text:p text:style-name="P310"><text:soft-page-break/>Socha trpaslice v⁠ B1 mluví starotrpaslicky, přízrak na hradbách v⁠ <text:span text:style-name="T1176">A1</text:span> a⁠ socha elfa v⁠ C7 staroelfsky. Všechny nápisy <text:span text:style-name="T1177">na zdech</text:span> jsou ve staroelfštině. <text:span text:style-name="T1177">Texty na svitcích jsou většinou ve staroelfštině, jen B9-r1 (ručně psaný dopis) je v⁠ obecné řeči, kterou postavy znají.</text:span></text:p>
        </text:list-item>
        <text:list-item>
          <text:p text:style-name="P311">Když se <text:span text:style-name="T1178">postavy se</text:span> <text:span text:style-name="T1178">starými jazyky</text:span> setkají poprvé, řekni hráčům, že si nedokáží vysvětlit, <text:span text:style-name="T1179">jaktože mu rozumí</text:span>:</text:p>
          <text:list>
            <text:list-item>
              <text:p text:style-name="P311">Jednotlivá slova jim nic neříkají, ale přesto vědí, co je tam napsáno, <text:span text:style-name="T1170">případně rozumí tomu, co slyší</text:span>.</text:p>
            </text:list-item>
            <text:list-item>
              <text:p text:style-name="P311">Jen tak něco říct některou z⁠ těchto řečí nedokáží, ale při rozhovoru se sochou <text:span text:style-name="T1169">nebo</text:span> přízrakem tímto neznámým jazykem <text:span text:style-name="T1180">plynně</text:span> mluví, <text:span text:style-name="T1171">aniž by si to uvědomovali</text:span>.</text:p>
            </text:list-item>
          </text:list>
        </text:list-item>
      </text:list>
      <text:p text:style-name="P102"><text:span text:style-name="T1424">Stručné shrnutí je, že v⁠ </text:span>tomto podzemí není nic, co by <text:span text:style-name="T1168">postavy</text:span> nedokázaly přečíst, nebo čemu by nerozuměly.</text:p>
      <text:h text:style-name="Heading_20_3" text:outline-level="3">Magické předměty</text:h>
      <text:p text:style-name="P101">Až hráči poprvé narazí na nějaký magický předmět (<text:span text:style-name="T1425">jejich karty </text:span>mají rámeč<text:span text:style-name="T1425">e</text:span>k s⁠ drobnými stříbrnými runami), nezapomeň jim říct, že na dotek brní, a⁠ následně popsat, že se s⁠ nimi chce předmět „sladit“. Týká se to i⁠ svitků s⁠ kouzly.</text:p>
      <text:list xml:id="list2226889175" text:style-name="L5">
        <text:list-item>
          <text:p text:style-name="P312"><text:span text:style-name="T1426">Více se o⁠ připoutávání magických předmětů dozvíš v⁠ </text:span>kapitol<text:span text:style-name="T1427">e</text:span> TODO v⁠ pravidlech.</text:p>
        </text:list-item>
      </text:list>
      <text:p text:style-name="P106">Co který předmět dělá, se hráči dočtou na jeho kartě. Kdyby se divili, jak to mohou vědět, řekni jim, že jim tyto znalosti předalo připoutání předmětu.</text:p>
      <text:list xml:id="list576611132" text:style-name="L6">
        <text:list-item>
          <text:p text:style-name="P313">Připoutáním svitku s⁠ kouzlem nebo očarováním také postavy zjistí, jak se kouzla a⁠ očarování používají.</text:p>
          <text:list>
            <text:list-item>
              <text:p text:style-name="P314"><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2">Počítání z</text:span>ásob jídla, vody a⁠ <text:span text:style-name="T1467">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5">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2">řekni</text:span> hráčům:</text:p>
      <text:list xml:id="list2754213891" text:style-name="L7">
        <text:list-item>
          <text:p text:style-name="P315">Jejich postavy se vzájemně znají, jsou to přátelé.</text:p>
        </text:list-item>
        <text:list-item>
          <text:p text:style-name="P315">Přišly sem proto, že je cosi nevysvětlitel<text:span text:style-name="T1163">ně</text:span> táhne do Divočiny. <text:span text:style-name="T1164">T</text:span>ento pocit je zavedl až k⁠ ruinám pevnosti, před kterou teď stojí. V⁠ <text:span text:style-name="T1163">posledních několika dnech také ve snech vídají jasně zářící krystal a⁠ jsou si celkem jisti, že právě ten hledají.</text:span></text:p>
          <text:list>
            <text:list-item>
              <text:p text:style-name="P317">TODO: Explicitně zmínit, že krystal dá postavám úroveň.</text:p>
            </text:list-item>
          </text:list>
        </text:list-item>
        <text:list-item>
          <text:p text:style-name="P318">TODO: Explicitně zmínit, že kolem je území orků.</text:p>
        </text:list-item>
        <text:list-item>
          <text:p text:style-name="P315">V<text:span text:style-name="T1110">ýprava má víc členů než jen postavy, </text:span>které si právě hráči vytvořili,<text:span text:style-name="T1110"> ale dolů do podzemí se vydají jen oni. Ostatní zůstanou v⁠ táboře před pevností.</text:span></text:p>
          <text:list>
            <text:list-item>
              <text:p text:style-name="P317">TODO: Explicitně zmínit ressurect.</text:p>
            </text:list-item>
            <text:list-item>
              <text:p text:style-name="P316">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7">Místnosti</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33115800" text:style-name="L8">
        <text:list-item>
          <text:p text:style-name="P319"><text:span text:style-name="T1027">V</text:span><text:span text:style-name="T205">šude v⁠ podzemí je tma.</text:span></text:p>
        </text:list-item>
        <text:list-item>
          <text:p text:style-name="P320"><text:span text:style-name="T1112">C</text:span>hodby jsou 2 metry široké, <text:span text:style-name="T1173">s</text:span>tropy chodeb i⁠ místností jsou 3 metry vysoké.</text:p>
        </text:list-item>
        <text:list-item>
          <text:p text:style-name="P320">Stěny, strop i⁠ podlaha jsou pokryté dlaždicemi z⁠ tvrdého kamene poskládanými s⁠ takovou přesností, že se do spáry nevejde <text:span text:style-name="T1026">čepel</text:span> nože.</text:p>
          <text:list>
            <text:list-item>
              <text:p text:style-name="P321">Pod dlaždicemi je obvykle pevná skála, místy <text:span text:style-name="T1174">ale jen</text:span> suť a⁠ hlína (skalní masív pod pevností není úplně jednolitý).</text:p>
            </text:list-item>
          </text:list>
        </text:list-item>
        <text:list-item text:start-value="1">
          <text:p text:style-name="P320"><text:span text:style-name="T247">O</text:span><text:span text:style-name="T246">byčejné dveře jsou dřevěné s⁠ kovovými panty.</text:span></text:p>
          <text:list>
            <text:list-item>
              <text:p text:style-name="P322"><text:span text:style-name="T246">D</text:span><text:span text:style-name="T4">ají se vyrazit ramenem.</text:span></text:p>
            </text:list-item>
            <text:list-item>
              <text:p text:style-name="P323">Pokud mají zámek, jde otevřít šperhákem.</text:p>
            </text:list-item>
          </text:list>
        </text:list-item>
        <text:list-item>
          <text:p text:style-name="P320"><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322"><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324">Zámek v⁠ bytelných dveřích je příliš složitý na otevření šperhákem, dá se ale vylomit hrubou silou (třeba dlátem a⁠ kladivem).</text:p>
            </text:list-item>
          </text:list>
        </text:list-item>
        <text:list-item>
          <text:p text:style-name="P324">Truhly u⁠ postelí jsou dřevěné s⁠ železnými panty a⁠ <text:span text:style-name="T1166">kováním</text:span>. <text:span text:style-name="T1421">Mají vnitřní zámek.</text:span></text:p>
          <text:list>
            <text:list-item>
              <text:p text:style-name="P324"><text:soft-page-break/>Zámky na truhlách se dají otevřít šperhákem <text:span text:style-name="T1428">nebo</text:span> vylomit. <text:span text:style-name="T1428">Pokud jsou visací, tak i⁠ uštípnout nebo</text:span> urazit.</text:p>
            </text:list-item>
            <text:list-item>
              <text:p text:style-name="P32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67">prohlédnout si ji ze všech stran</text:span>:</text:p>
      <text:list xml:id="list2309092260" text:style-name="L9">
        <text:list-item>
          <text:p text:style-name="P333">Cimbuří je sice pobořené, ale hradby nejsou nikde provalené.</text:p>
        </text:list-item>
        <text:list-item>
          <text:p text:style-name="P33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29">(A7) buď</text:span> do boční věže, nebo <text:span text:style-name="T1429">přímo</text:span> do pevnosti. Poslední možnost je vyšplhat po příkrém skalním masivu, na kterém pevnost stojí, a⁠ přelézt hradby (do A3):</text:p>
      <text:list xml:id="list3462445349" text:style-name="L10">
        <text:list-item>
          <text:p text:style-name="P335"><text:span text:style-name="T993">Hradby jsou kolmé a⁠ </text:span>hladk<text:span text:style-name="T992">é</text:span>, není za co se chytit <text:span text:style-name="T1430">(pomůže například zatlučení skob).</text:span></text:p>
        </text:list-item>
      </text:list>
      <text:h text:style-name="P265"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17">přízrak</text:span><text:span text:style-name="T751">)</text:span>.</text:p>
      <text:list xml:id="list3480108802" text:style-name="L11">
        <text:list-item>
          <text:p text:style-name="P336"><text:span text:style-name="T1347">Drží</text:span> kopí a⁠ <text:span text:style-name="T1348">štít</text:span>.</text:p>
        </text:list-item>
        <text:list-item>
          <text:p text:style-name="P337">Tam, kde jsou hradby pobořené, <text:span text:style-name="T1113">chodí vzduchem</text:span>, jako kdyby pro něj zřícené nebyly.</text:p>
        </text:list-item>
        <text:list-item>
          <text:p text:style-name="P338">Postav si nebude všímat.</text:p>
        </text:list-item>
        <text:list-item>
          <text:p text:style-name="P339">Když se s⁠ ním postavy pokusí komunikovat:</text:p>
          <text:list>
            <text:list-item>
              <text:p text:style-name="P339">Hýbe ústy, jako kdyby mluvil, ale není nic slyšet (protože je nehmotný).</text:p>
            </text:list-item>
            <text:list-item>
              <text:p text:style-name="P430">Jediný způsob, jak se s⁠ ním <text:span text:style-name="T982">lze mluvit</text:span>, je použít kouzlo <text:span text:style-name="T309">p</text:span><text:span text:style-name="T295">řenos myšlenek.</text:span><text:span text:style-name="T623"> V⁠ </text:span><text:span text:style-name="T624">tom případě</text:span><text:span text:style-name="T934">:</text:span></text:p>
              <text:list>
                <text:list-item>
                  <text:p text:style-name="P431">S⁠ postavami bude jednat, jako kdyby to byli návštěvníci pevnosti.</text:p>
                </text:list-item>
                <text:list-item>
                  <text:p text:style-name="P431">Bude se tvářit, jako že je všechno v⁠ pořádku, pevnost stále stojí a⁠ on má rozkaz <text:span text:style-name="T983">b</text:span>ránit ji před orky a⁠ gobliny.</text:p>
                </text:list-item>
                <text:list-item>
                  <text:p text:style-name="P432">V⁠ případě jakýchkoliv otázek postavy odkáže na velitele pevnosti, urozeného pána Glandira (ten je ovšem už několik staletí mrtvý).</text:p>
                </text:list-item>
              </text:list>
            </text:list-item>
          </text:list>
        </text:list-item>
        <text:list-item>
          <text:p text:style-name="P433"><text:soft-page-break/>⚔ Když jej postavy napadnou, bude se bránit, ale nebude je pronásledovat. Je nehmotný, takže ho nejspíš nemají jak zranit (o⁠ <text:span text:style-name="T1111">boji s⁠ přízrakem</text:span> viz B1<text:span text:style-name="T1098">4</text:span>).</text:p>
        </text:list-item>
        <text:list-item>
          <text:p text:style-name="P434">Když někdo vstoupí do Belerovnovy <text:span text:style-name="T1102">svatyně</text:span> (místnost B1<text:span text:style-name="T1098">4</text:span>), <text:span text:style-name="T981">přízrak se tam teleportuje (a⁠ tedy z⁠ hradeb zmizí).</text:span></text:p>
        </text:list-item>
      </text:list>
      <text:h text:style-name="P266" text:outline-level="3">A<text:span text:style-name="T980">2</text:span> – brána</text:h>
      <text:p text:style-name="P41"><text:span text:style-name="Emphasis"><text:span text:style-name="T1259">♨</text:span></text:span><text:span text:style-name="Emphasis"><text:span text:style-name="T1252"><text:tab/></text:span></text:span><text:span text:style-name="Emphasis"><text:span text:style-name="T1253">J</text:span></text:span><text:span text:style-name="T1374">e zde cítit silný mrtvolný zápach.</text:span></text:p>
      <text:p text:style-name="P30"><text:span text:style-name="T1114">Vyvrácená b</text:span>rána je <text:span text:style-name="T1114">porostlá mechem a⁠ popínavými rostlinami</text:span>. <text:span text:style-name="T976">Chodba za ní nejspíš kdysi měla strop, zbývají už ale jen zbytky nosných oblouků. Jsou v⁠ ní dvě mrtvoly orků.</text:span></text:p>
      <text:list xml:id="list3231372065" text:style-name="L12">
        <text:list-item>
          <text:p text:style-name="P340">Orkové jsou o⁠ poznání větší než lidé. Mají tmavou, hnědozelenou kůži bez vlasů, <text:span text:style-name="T978">rostou jim velké horní i⁠ dolní tesáky a⁠ místo nehtů mají krátké ostré drápy.</text:span></text:p>
        </text:list-item>
        <text:list-item>
          <text:p text:style-name="P341">Mrtvolně páchnou, ale <text:span text:style-name="T977">jejich těla se ještě nezačala rozkládat.</text:span></text:p>
        </text:list-item>
      </text:list>
      <text:list xml:id="list1151053498" text:style-name="L13">
        <text:list-item>
          <text:p text:style-name="P343"><text:span text:style-name="T984">L</text:span>eží, jako kdyby padli, když se snažili dostat dovnitř.<text:span text:style-name="T979"> Mají v⁠ sobě zepředu zabodané šípy. Další šípy jsou zapíchané do vnitřku brány, případně leží opodál (všechny zřejmě mířily na orky, ale ne všechny zasáhly).</text:span></text:p>
          <text:list>
            <text:list-item>
              <text:p text:style-name="P344"><text:span text:style-name="T1099">Žádné ze zranění od šípů nevypadá smrtelně</text:span>. <text:span text:style-name="T1115">Oba orky zřejmě zabilo něco jiného: </text:span><text:span text:style-name="T1237">Zčernalá díra zhruba o⁠ velikosti vlašského ořechu, která prochází hrudí skrz naskrz.</text:span></text:p>
            </text:list-item>
            <text:list-item>
              <text:p text:style-name="P345"><text:span text:style-name="T1116">Šípy jsou nové, s⁠ kvalitním ocelovým hrotem (6 jich jde stále</text:span> použít<text:span text:style-name="T1431">)</text:span>.</text:p>
            </text:list-item>
          </text:list>
        </text:list-item>
        <text:list-item>
          <text:p text:style-name="P436"><text:soft-page-break/><text:span text:style-name="T625">Oba </text:span><text:span text:style-name="T754">orkové</text:span><text:span text:style-name="T625"> m</text:span><text:span text:style-name="T575">ají</text:span><text:span text:style-name="T497"> o</text:span><text:span text:style-name="T496">blečenou lehkou orkskou zbroj </text:span><text:span text:style-name="T755">(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37"><text:span text:style-name="T455">V⁠ jednom z⁠ </text:span><text:span text:style-name="T497">měchů</text:span><text:span text:style-name="T455"> není voda, ale pálenka</text:span><text:span text:style-name="T499">.</text:span></text:p>
                </text:list-item>
              </text:list>
            </text:list-item>
            <text:list-item>
              <text:p text:style-name="P438"><text:span text:style-name="T524">Jeden z⁠ nich má u⁠ sebe m</text:span><text:span text:style-name="T455">alou </text:span><text:span text:style-name="T294">dřevěnou krabičku</text:span><text:span text:style-name="T455"> </text:span><text:span text:style-name="T493">(</text:span><text:span text:style-name="T616">karta)</text:span><text:span text:style-name="T493"> s⁠ </text:span><text:span text:style-name="T455">odsouvacím víkem.</text:span></text:p>
              <text:list>
                <text:list-item>
                  <text:p text:style-name="P439"><text:span text:style-name="T455">Uvnitř je silně aromatický </text:span><text:span text:style-name="T488">hnědý</text:span><text:span text:style-name="T455"> prášek.</text:span></text:p>
                  <text:list>
                    <text:list-item>
                      <text:p text:style-name="P440"><text:span text:style-name="T455">Ne</text:span><text:span text:style-name="T617">říkej</text:span><text:span text:style-name="T455"> hráčům, co prášek dělá, dokud to nějaká postava nevyzkouší. </text:span><text:span text:style-name="T617">Až to </text:span><text:span text:style-name="T618">zjistí</text:span><text:span text:style-name="T617">, vyměň jim kartu </text:span><text:span text:style-name="T435">dřevěná krabička</text:span><text:span text:style-name="T617"> za kartu </text:span><text:span text:style-name="T435">povzbuzující droga</text:span><text:span text:style-name="T617">. </text:span></text:p>
                    </text:list-item>
                    <text:list-item>
                      <text:p text:style-name="P439"><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41"><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267"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993716950" text:style-name="L14">
        <text:list-item>
          <text:p text:style-name="P442"><text:soft-page-break/>Celou pevnost ber jako jednu místnost – když ji hráči prohledají, narazí na následující zajímavé detaily <text:span text:style-name="T990">(v⁠ libovolném pořadí – řiď se tím, kam ti řeknou, že jdou)</text:span>:</text:p>
          <text:list>
            <text:list-item>
              <text:p text:style-name="P442">studna (A<text:span text:style-name="T986">4</text:span>)</text:p>
            </text:list-item>
            <text:list-item>
              <text:p text:style-name="P442">mňoukání (A<text:span text:style-name="T986">5</text:span>)</text:p>
            </text:list-item>
            <text:list-item>
              <text:p text:style-name="P442">pozůstatky po táboru elfů <text:span text:style-name="T985">(A6)</text:span></text:p>
            </text:list-item>
            <text:list-item>
              <text:p text:style-name="P442"><text:span text:style-name="T659">zřícený m</text:span><text:span text:style-name="T660">ů</text:span><text:span text:style-name="T659">stek na boční věž (A7)</text:span></text:p>
            </text:list-item>
          </text:list>
        </text:list-item>
      </text:list>
      <text:h text:style-name="Heading_20_3" text:outline-level="3"><text:span text:style-name="T929">A4 – s</text:span>tudna</text:h>
      <text:p text:style-name="P31"><text:span text:style-name="T930">Studna je hluboká a⁠ p</text:span>lná nepřirozeně velkých pavučin.</text:p>
      <text:list xml:id="list2922097145" text:style-name="L15">
        <text:list-item>
          <text:p text:style-name="P444"><text:span text:style-name="T1183">J</text:span>sou plné <text:span text:style-name="T1028">různě velkých</text:span> pavouků –<text:span text:style-name="T1028"> největší jsou asi jako dlaň</text:span>.</text:p>
          <text:list>
            <text:list-item>
              <text:p text:style-name="P445"><text:span text:style-name="T1183">J</text:span>sou sice jedovatí, ale nejsou nebezpeční – na postavy útočit nebudou, naopak se jim klidí z⁠ cesty.</text:p>
            </text:list-item>
          </text:list>
        </text:list-item>
        <text:list-item>
          <text:p text:style-name="P443"><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446">Dolů není vidět, dokud tam postavy něčím neposvítí. <text:span text:style-name="T1432">Hladina je 15 metrů hluboko.</text:span></text:p>
          <text:list>
            <text:list-item>
              <text:p text:style-name="P447">5 metrů nad hladinou do studny ústí boční chodba (viz C1).</text:p>
              <text:list>
                <text:list-item>
                  <text:p text:style-name="P448">Dá se tam celkem snadno sešplhat (i⁠ bez lana).</text:p>
                </text:list-item>
              </text:list>
            </text:list-item>
          </text:list>
        </text:list-item>
      </text:list>
      <text:h text:style-name="Heading_20_3" text:outline-level="3"><text:soft-page-break/>A<text:span text:style-name="T987">5</text:span> – bývalá kuchyně</text:h>
      <text:p text:style-name="P131"><text:span text:style-name="T1336">🔊</text:span><text:span text:style-name="T1330"><text:tab/></text:span><text:span text:style-name="T380">Ze zdi</text:span><text:span text:style-name="T379"> se ozývá </text:span><text:span text:style-name="T381">slabé,</text:span><text:span text:style-name="T379"> mnohohlasné mňoukání.</text:span></text:p>
      <text:list xml:id="list3550551792" text:style-name="L16">
        <text:list-item>
          <text:p text:style-name="P449"><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50"><text:span text:style-name="T1261">♨</text:span><text:span text:style-name="T1262"><text:tab/></text:span><text:span text:style-name="T43">Zevnitř je cítit kočičí zápach.</text:span></text:p>
            </text:list-header>
            <text:list-item>
              <text:p text:style-name="P451"><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52"><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268" text:outline-level="3">A6 – pozůstatky po tábořišti</text:h>
      <text:p text:style-name="P32">Na nádvoří je z⁠ kamenů poskládané <text:span text:style-name="T1190">ohniště</text:span>, <text:span text:style-name="T991">někdo je ale rozkopnul.</text:span> <text:span text:style-name="T989">Kolem jsou do kruhu rozestavěné větší balvany a⁠ kusy nosných trámů, zřejmě na sezení. O⁠ kus dál je u⁠ stěny </text:span><text:span text:style-name="T1222">hromada</text:span><text:span text:style-name="T989"> toren, pokrývek a⁠ dalších věcí.</text:span></text:p>
      <text:p text:style-name="P72"><text:span text:style-name="T1265">▸<text:tab/></text:span><text:span text:style-name="T1184">Kolem </text:span><text:span text:style-name="T1224">ohniště</text:span> j<text:span text:style-name="T1185">sou stopy zaschlé krve, rozkopaný popel,</text:span> rozšlapané zbytky jídla a⁠ <text:span text:style-name="T1184">pár kusů dřevěného nádobí:</text:span></text:p>
      <text:list xml:id="list1688281082" text:style-name="L17">
        <text:list-item>
          <text:p text:style-name="P453"><text:span text:style-name="T756">pohár, miska s⁠ </text:span><text:span text:style-name="T757">plesnivými zbytky kaše</text:span><text:span text:style-name="T756">, do země zašlápnutá zlomená lžíce</text:span></text:p>
        </text:list-item>
      </text:list>
      <text:p text:style-name="P162"><text:span text:style-name="T1294">▸<text:tab/></text:span><text:span text:style-name="T632">Na</text:span><text:span text:style-name="T853"> </text:span><text:span text:style-name="T875">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2">A7</text:span> – zřícený můstek k⁠ boční věži</text:h>
      <text:p text:style-name="P142"><text:span text:style-name="Emphasis"><text:span text:style-name="T1259">♨</text:span></text:span><text:span text:style-name="Emphasis"><text:span text:style-name="T1252"><text:tab/></text:span></text:span><text:span text:style-name="Emphasis"><text:span text:style-name="T1253">J</text:span></text:span><text:span text:style-name="T382">e </text:span><text:span text:style-name="T385">zde</text:span><text:span text:style-name="T382"> cítit mrtvolný zápach.</text:span></text:p>
      <text:p text:style-name="P9"><text:span text:style-name="T1186">Věž má základy zhruba pět metrů pod vámi. Vchod do ní je přímo naproti, můstek, který k⁠ němu vedl, je ale zřícený. </text:span>Na zemi před ním leží mrtvý elf.</text:p>
      <text:list xml:id="list2162230890" text:style-name="L18">
        <text:list-item>
          <text:p text:style-name="P346">J<text:span text:style-name="T1043">eho tvář je rozbitá k⁠ nepoznání. Na těle má smrtelné rány od těžkých, drtivých zbraní.</text:span></text:p>
        </text:list-item>
        <text:list-item>
          <text:p text:style-name="P454"><text:span text:style-name="T553">Jeho oblečení je potrhané a⁠ pokryté krví, ale stále </text:span><text:span text:style-name="T554">jde</text:span><text:span text:style-name="T553"> poznat, že to </text:span><text:span text:style-name="T635">byl</text:span><text:span text:style-name="T553"> oděv </text:span><text:span text:style-name="T555">bohatého měšťana</text:span><text:span text:style-name="T553">.</text:span></text:p>
        </text:list-item>
        <text:list-item>
          <text:p text:style-name="P455"><text:span text:style-name="T553">M</text:span><text:span text:style-name="T455">á oblečenou </text:span><text:span text:style-name="T294">lehkou zbroj</text:span><text:span text:style-name="T455"> (karta).</text:span></text:p>
          <text:list>
            <text:list-item>
              <text:p text:style-name="P456"><text:span text:style-name="T455">Na hrudi pod zbrojí má zastrčený pomačkaný, ale stále </text:span><text:span text:style-name="T634">čitelný</text:span><text:span text:style-name="T455"> svitek s⁠ kouzlem </text:span><text:span text:style-name="T294">kulový blesk</text:span><text:span text:style-name="T455"> (karta).</text:span></text:p>
            </text:list-item>
          </text:list>
        </text:list-item>
        <text:list-item>
          <text:p text:style-name="P457"><text:span text:style-name="T455">Na opasku má přetržený řemínek (něco tam bylo přivázané)</text:span>.</text:p>
        </text:list-item>
        <text:list-item>
          <text:p text:style-name="P465"><text:span text:style-name="T455">Mrtvolně páchne </text:span><text:span text:style-name="T636">(</text:span><text:span text:style-name="T455">zřejmě tu </text:span><text:span text:style-name="T637">už</text:span><text:span text:style-name="T455"> leží </text:span><text:span text:style-name="T638">dlouho)</text:span><text:span text:style-name="T455">.</text:span></text:p>
        </text:list-item>
      </text:list>
      <text:p text:style-name="P83"><text:span text:style-name="T211">Několik</text:span><text:span text:style-name="T883"> možností</text:span><text:span text:style-name="T877">, jak se dostat </text:span><text:span text:style-name="T884">do věže</text:span><text:span text:style-name="T931"> (hráči mohou samozřejmě vymyslet i⁠ další)</text:span>:</text:p>
      <text:list xml:id="list2541921290" text:style-name="L19">
        <text:list-item>
          <text:p text:style-name="P466">Vyšplhat po <text:span text:style-name="T932">skále a⁠ po stěně věže</text:span>.</text:p>
          <text:list>
            <text:list-item>
              <text:p text:style-name="P467"><text:span text:style-name="T455">Po skále se šplhá dobře, ale stěna věže je hladká, není za co se chytit </text:span><text:span text:style-name="T761">(p</text:span><text:span text:style-name="T1433">omůže například zatlučení skob).</text:span></text:p>
            </text:list-item>
          </text:list>
        </text:list-item>
        <text:list-item>
          <text:p text:style-name="P468">Něčím přemostit zřícený můstek, <text:span text:style-name="T1187">nebo třeba zezdola přistavit žebřík (v⁠ pevnosti je spousta popadaných střešních trámů, některé z⁠ nich určitě půjdou použít).</text:span></text:p>
        </text:list-item>
        <text:list-item>
          <text:p text:style-name="P469">Přeskočit</text:p>
          <text:list>
            <text:list-item>
              <text:p text:style-name="P469"><text:soft-page-break/>Je to dost daleko, ale s⁠ <text:span text:style-name="T1117">rozběhem to</text:span> zvládne každý, kdo nemá vážné zranění a⁠ <text:span text:style-name="T933">odloží veškerou zátěž.</text:span></text:p>
            </text:list-item>
          </text:list>
        </text:list-item>
      </text:list>
      <text:h text:style-name="Heading_20_3" text:outline-level="3">A<text:span text:style-name="T988">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2020128793" text:style-name="L20">
        <text:list-item>
          <text:p text:style-name="P470">O⁠ patro níž schodiště zčásti chybí, takže dolů se musí sešplhat (viz B<text:span text:style-name="T1058">7</text:span>).</text:p>
        </text:list-item>
      </text:list>
      <text:h text:style-name="Heading_20_2" text:outline-level="2"><text:bookmark-start text:name="__RefHeading___Toc2926_1905480466"/>První podzemní patro<text:bookmark-end text:name="__RefHeading___Toc2926_1905480466"/></text:h>
      <text:h text:style-name="P269" text:outline-level="3"><text:span text:style-name="T456">B</text:span><text:span text:style-name="T455">1 – dílna</text:span></text:h>
      <text:p text:style-name="P114"><text:span text:style-name="T1310">🚪<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1182575888" text:style-name="L21">
        <text:list-item>
          <text:p text:style-name="P347">Jsou zamčené, klíč je v⁠ zámku zevnitř <text:span text:style-name="T1246">místnosti.</text:span></text:p>
          <text:list>
            <text:list-item>
              <text:p text:style-name="P348"><text:span text:style-name="T1246">J</text:span>e <text:span text:style-name="T1062">na kroužku spolu s⁠ dalšími dvěma klíči (karta </text:span><text:span text:style-name="T369">kroužek s⁠ klíči</text:span><text:span text:style-name="T1062">).</text:span></text:p>
              <text:list>
                <text:list-item>
                  <text:p text:style-name="P349"><text:span text:style-name="T1247">J</text:span>sou označené elfskými písmeny<text:span text:style-name="T1131"> D</text:span><text:span text:style-name="T1012"> </text:span><text:span text:style-name="T4">(ten je v⁠ zámku), </text:span><text:span text:style-name="T264">K⁠ </text:span><text:span text:style-name="T263">a⁠ </text:span><text:span text:style-name="T1017">S</text:span><text:span text:style-name="T262">.</text:span></text:p>
                </text:list-item>
              </text:list>
            </text:list-item>
          </text:list>
        </text:list-item>
      </text:list>
      <text:list xml:id="list1103475690" text:style-name="L22">
        <text:list-item>
          <text:p text:style-name="P350"><text:span text:style-name="T262">Jdou vyrazit, </text:span><text:span text:style-name="T287">zámek jde vypáčit nebo otevřít šperhákem</text:span><text:span text:style-name="T262">.</text:span></text:p>
        </text:list-item>
      </text:list>
      <text:list xml:id="list232213077129574" text:continue-list="list1182575888" text:style-name="L21">
        <text:list-item>
          <text:list>
            <text:list-item>
              <text:p text:style-name="P423">Když se postavy pokusí dveře vyrazit <text:span text:style-name="T893">(nebo jinak hlasitě otevřít)</text:span>, zevnitř se ozve vyděšené vyjeknutí.</text:p>
              <text:list>
                <text:list-item>
                  <text:p text:style-name="P356"><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8"><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5">Na stěně naproti vchodu je </text:span></text:span><text:span text:style-name="Emphasis"><text:span text:style-name="T1192">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4">.</text:span></text:span></text:p>
      <text:list xml:id="list843254645" text:style-name="L23">
        <text:list-header>
          <text:p text:style-name="P472"><text:span text:style-name="T1339">💬 </text:span><text:span text:style-name="T651">Říká: </text:span><text:span text:style-name="T374">„</text:span><text:span text:style-name="T373">Prosím, neubližujte mi!</text:span><text:span text:style-name="T374">“</text:span></text:p>
        </text:list-header>
      </text:list>
      <text:list xml:id="list3290923156" text:style-name="L24">
        <text:list-item>
          <text:list>
            <text:list-item>
              <text:p text:style-name="P473"><text:span text:style-name="T646">Mluví </text:span><text:span text:style-name="T647">hlubokým, dunivým hlasem</text:span><text:span text:style-name="T646">. </text:span><text:span text:style-name="T475">Vypadá vyděšeně a⁠ ubrečeně</text:span><text:span text:style-name="T303"> </text:span><text:span text:style-name="T475">(slzy samozřejmě nemá, je to socha).</text:span></text:p>
            </text:list-item>
          </text:list>
        </text:list-item>
        <text:list-item>
          <text:p text:style-name="P474"><text:span text:style-name="T613">S⁠ postavami si ráda promluví, je tu stovky let sama</text:span><text:span text:style-name="T455">. </text:span><text:span text:style-name="T762">Je ale trochu prostoduchá, složitější témata jí budou dělat potíže.</text:span></text:p>
          <text:list>
            <text:list-item>
              <text:p text:style-name="P357">Jmenuje se Agda.</text:p>
            </text:list-item>
            <text:list-item>
              <text:p text:style-name="P358"><text:span text:style-name="T1189">P</text:span>ůvodně <text:span text:style-name="T1189">byla</text:span> živá a⁠ trpěla nevyléčitelnou nemocí. Její otec jí poslal za svým přítelem, elfským m<text:span text:style-name="T1161">istrem</text:span> <text:span text:style-name="T1160">Ankertem</text:span>, který slíbil, že jí pomůže.</text:p>
              <text:list>
                <text:list-item>
                  <text:p text:style-name="P475"><text:span text:style-name="T455">Jak přesně se z⁠ ní stala socha, si nepamatuje. </text:span><text:span text:style-name="T649">V</text:span><text:span text:style-name="T455">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76"><text:span text:style-name="T476">O⁠ </text:span><text:span text:style-name="T455">podzemí toho moc </text:span><text:span text:style-name="T615">neví</text:span><text:span text:style-name="T455">, </text:span><text:span text:style-name="T479">je tady totiž </text:span><text:span text:style-name="T480">tak trochu</text:span><text:span text:style-name="T479"> uvězněná:</text:span></text:p>
              <text:list>
                <text:list-item>
                  <text:p text:style-name="P458"><text:soft-page-break/>Chodba <text:span text:style-name="T1244">za dveřmi</text:span> doleva vede ke schodům dolů. Pod nimi je mříž, kterou nedokáž<text:span text:style-name="T1243">e</text:span> zvednout, ani se pod ní protáhnout. <text:span text:style-name="T1243">Z</text:span>a ní je spousta pavučin a⁠ škaredí pavouci! Tudy chod<text:span text:style-name="T962">íval</text:span>a pro vodu do studny.</text:p>
                </text:list-item>
                <text:list-item>
                  <text:p text:style-name="P458">Chodba doprava vede do skladu vody. Za ní je místnost se zřícenou podlahou, kde se bojí seskočit dolů, <text:span text:style-name="T1244">protože to je</text:span> strašně hluboko a⁠ jsou tam navíc <text:span text:style-name="T963">hrozně</text:span> velké ještěrky, které plivou <text:span text:style-name="T964">takový odporný</text:span> žlutý hlen.</text:p>
                </text:list-item>
                <text:list-item>
                  <text:p text:style-name="P459">Nedávno se tu něco dělo. Z<text:span text:style-name="T1244">prava</text:span> se ozývaly divoké výkřiky, možná se tam dokonce bojovalo. Strašně moc se bála, sem ale naštěstí nikdo nepřišel.</text:p>
                </text:list-item>
              </text:list>
            </text:list-item>
          </text:list>
        </text:list-item>
        <text:list-item>
          <text:p text:style-name="P359">Postavy <text:span text:style-name="T1245">ji</text:span> mohou přemluvit, aby <text:span text:style-name="T1245">šla s⁠ nimi</text:span>.</text:p>
          <text:list>
            <text:list-item>
              <text:p text:style-name="P477"><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60">Odmítne také dělat cokoliv krkolomného, jako třeba šplhat studnou nebo slézat do<text:span text:style-name="T1434">lů propadlým stropem</text:span>. Není na to dost ohebná.</text:p>
            </text:list-item>
          </text:list>
        </text:list-item>
        <text:list-item>
          <text:p text:style-name="P460"><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9"><text:span text:style-name="T1295">▸<text:tab/></text:span><text:span text:style-name="T862">Pracovní s</text:span><text:span text:style-name="T863">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243404796" text:style-name="L25">
        <text:list-item>
          <text:p text:style-name="P478"><text:span text:style-name="T74">k</text:span><text:span text:style-name="T472">amenické náčiní</text:span></text:p>
          <text:list>
            <text:list-item>
              <text:p text:style-name="P479"><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78"><text:span text:style-name="T828">š</text:span><text:span text:style-name="T829">pulka se stříbrnou nití</text:span><text:span text:style-name="T645"> (karta </text:span><text:span text:style-name="T347">stříbrná nit</text:span><text:span text:style-name="T645">)</text:span></text:p>
          <text:list>
            <text:list-item>
              <text:p text:style-name="P361">Stříbrná niť je jedna ze surovin potřebných na očarování rukavic pomocí svitku v⁠ C15.</text:p>
            </text:list-item>
          </text:list>
        </text:list-item>
      </text:list>
      <text:p text:style-name="P59"><text:span text:style-name="T1265">▸<text:tab/></text:span><text:span text:style-name="T1188">Na </text:span><text:span text:style-name="T1193">stolku</text:span><text:span text:style-name="T1191"> s⁠ kovářským</text:span><text:span text:style-name="T1190"> nářadím</text:span> <text:span text:style-name="T1188">je:</text:span></text:p>
      <text:list xml:id="list2691148708" text:style-name="L26">
        <text:list-item>
          <text:p text:style-name="P480"><text:span text:style-name="T576">p</text:span><text:span text:style-name="T469">ilník, kleště</text:span><text:span text:style-name="T470">, </text:span><text:span text:style-name="T415">průbojník</text:span><text:span text:style-name="T471"> </text:span><text:span text:style-name="T599">(karta)</text:span><text:span text:style-name="T471">, </text:span><text:span text:style-name="T416">kovářské </text:span><text:span text:style-name="T415">kladivo</text:span><text:span text:style-name="T471"> </text:span><text:span text:style-name="T473">(karta)</text:span></text:p>
        </text:list-item>
      </text:list>
      <text:p text:style-name="P112"><text:span text:style-name="T1295">▸<text:tab/></text:span><text:span text:style-name="T864">K</text:span><text:span text:style-name="T865">ovářské rukavice a⁠ zástěra</text:span><text:span text:style-name="T643"> </text:span><text:span text:style-name="T644">jsou staré a⁠ zpuchřelé.</text:span></text:p>
      <text:p text:style-name="P110"><text:span text:style-name="T1295">▸<text:tab/></text:span><text:span text:style-name="T864">N</text:span><text:span text:style-name="T861">ápis</text:span><text:span text:style-name="T857"> na stěně </text:span><text:span text:style-name="T858">je ve staroelfštině.</text:span><text:span text:style-name="T455"> </text:span><text:span text:style-name="T650">Ř</text:span><text:span text:style-name="T455">íká:</text:span></text:p>
      <text:p text:style-name="P251"><text:span text:style-name="Emphasis"><text:span text:style-name="T892">„Klaním se před Tebou, Astro, stvořitelko hvězd, strážkyně moudrosti věků a⁠ tajemných umění.“</text:span></text:span></text:p>
      <text:h text:style-name="P270" text:outline-level="3"><text:span text:style-name="T456">B</text:span><text:span text:style-name="T455">2 – toaleta</text:span></text:h>
      <text:p text:style-name="P20"><text:span text:style-name="T1310">🚪<text:tab/></text:span><text:span text:style-name="T1311">Z</text:span><text:span text:style-name="T1146">avřené</text:span> <text:span text:style-name="T1095">obyčejné</text:span> dveře s⁠ klikou.</text:p>
      <text:list xml:id="list3028015704" text:style-name="L27">
        <text:list-item>
          <text:p text:style-name="P481"><text:span text:style-name="T672">Je na nich symbol ve tvaru kruhu: </text:span><text:span text:style-name="T1264">⚪</text:span></text:p>
        </text:list-item>
      </text:list>
      <text:p text:style-name="P12"><text:span text:style-name="T1075">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271" text:outline-level="3"><text:span text:style-name="T456">B</text:span><text:span text:style-name="T1006">3</text:span><text:span text:style-name="T455"> – sklad vody</text:span></text:h>
      <text:p text:style-name="P15">Kolem stěn jsou <text:span text:style-name="T965">velké</text:span> <text:span text:style-name="T1194">sudy</text:span><text:span text:style-name="T965"> s⁠ víky. Na zemi stojí dvě vědra s⁠ prohnutou tyčí na nošení.</text:span></text:p>
      <text:p text:style-name="P163"><text:soft-page-break/><text:span text:style-name="T1265">▸<text:tab/></text:span>Na něk<text:span text:style-name="T966">olika</text:span> <text:span text:style-name="T1195">sudech</text:span> je ještě trochu čitelný nápis ve staroelfštině: <text:span text:style-name="T294">„Voda“</text:span>. <text:span text:style-name="T1341">Všechny jsou prázdné.</text:span></text:p>
      <text:h text:style-name="P272" text:outline-level="3"><text:span text:style-name="T456">B</text:span><text:span text:style-name="T1006">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90">propadlý strop </text:span><text:span text:style-name="T1225">(TODO: podlaha)</text:span>. V⁠ západní části místnosti, kde ještě strop drží, je několik polorozpadlých <text:span text:style-name="T1190">beden</text:span>.</text:p>
      <text:p text:style-name="P161"><text:span text:style-name="T1294">▸<text:tab/></text:span><text:span text:style-name="T655">D</text:span><text:span text:style-name="T455">íra </text:span><text:span text:style-name="T763">po </text:span><text:span text:style-name="T876">propadlém stropě</text:span><text:span text:style-name="T455"> </text:span><text:span text:style-name="T656">je hluboká</text:span><text:span text:style-name="T455"> 3 metry a⁠ </text:span><text:span text:style-name="T656">vede</text:span><text:span text:style-name="T455"> do místnosti o⁠ patro níž (C10).</text:span></text:p>
      <text:list xml:id="list2972828472" text:style-name="L28">
        <text:list-item>
          <text:p text:style-name="P483"><text:span text:style-name="T1260">♨</text:span><text:span text:style-name="T1254"> </text:span><text:span text:style-name="T1256">Zezdola je cítit</text:span><text:span text:style-name="T439"> silný zápach, zřejmě t</text:span><text:span text:style-name="T442">am</text:span><text:span text:style-name="T439"> něco žije </text:span><text:span text:style-name="T765">(jsou to</text:span><text:span text:style-name="T764"> </text:span><text:span text:style-name="T305">p</text:span><text:span text:style-name="T417">livající ještěři</text:span><text:span text:style-name="T764"> – viz C</text:span><text:span text:style-name="T1006">10</text:span><text:span text:style-name="T115">)</text:span><text:span text:style-name="T764">.</text:span></text:p>
        </text:list-item>
      </text:list>
      <text:p text:style-name="P6"><text:span text:style-name="T1294">▸<text:tab/>V⁠ </text:span><text:span text:style-name="T867">bednách</text:span><text:span text:style-name="T654"> j</text:span><text:span text:style-name="T455">sou rezavé zbytky plechových krabic. </text:span><text:span text:style-name="T652">Jejich obsah</text:span><text:span text:style-name="T455"> se </text:span><text:span text:style-name="T653">zřejmě</text:span><text:span text:style-name="T455"> už dávno rozpadl v⁠ prach.</text:span></text:p>
      <text:h text:style-name="Heading_20_4" text:outline-level="4">B4-d1</text:h>
      <text:p text:style-name="P17"><text:span text:style-name="T1310">🚪<text:tab/></text:span>Zavřené <text:span text:style-name="T1147">obyčejné</text:span> dveře s⁠ <text:span text:style-name="T967">klikou a⁠ </text:span>klíčovou dírkou.</text:p>
      <text:list xml:id="list232213982218250" text:continue-list="list1103475690" text:style-name="L22">
        <text:list-item>
          <text:p text:style-name="P484"><text:span text:style-name="T455">Jsou zamčené. </text:span><text:span text:style-name="T657">Odemyká je</text:span><text:span text:style-name="T577"> </text:span><text:span text:style-name="T585">klíč</text:span><text:span text:style-name="T577"> s⁠ </text:span><text:span text:style-name="T586">písmenem</text:span><text:span text:style-name="T577"> </text:span><text:span text:style-name="T1008">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6"> </text:span><text:span text:style-name="T63">dílny</text:span><text:span text:style-name="T455"> B1</text:span><text:span text:style-name="T771">)</text:span><text:span text:style-name="T455">.</text:span></text:p>
        </text:list-item>
        <text:list-item>
          <text:p text:style-name="P351">Jdou vyrazit, <text:span text:style-name="T1435">zámek jde vypáčit nebo otevřít šperhákem</text:span>.</text:p>
        </text:list-item>
        <text:list-item>
          <text:p text:style-name="P362">Směrem do místnosti B4 <text:span text:style-name="T1118">je</text:span> <text:span text:style-name="T1086">hned za nimi propadlá podlaha (viz B4).</text:span></text:p>
        </text:list-item>
      </text:list>
      <text:h text:style-name="P273" text:outline-level="3"><text:span text:style-name="T456">B</text:span><text:span text:style-name="T535">5</text:span><text:span text:style-name="T455"> – kuchyně</text:span></text:h>
      <text:p text:style-name="P118"><text:span text:style-name="T1335">🔊</text:span><text:span text:style-name="T1258"><text:tab/>Z⁠ </text:span><text:span text:style-name="T375">místnosti se ozývá mnohohlasné mňoukání.</text:span></text:p>
      <text:p text:style-name="P111"><text:span text:style-name="T1259">♨</text:span><text:span text:style-name="T1252"><text:tab/></text:span><text:span text:style-name="T328">Je tu cítit silný kočičí zápach.</text:span></text:p>
      <text:p text:style-name="P16"><text:soft-page-break/><text:span text:style-name="T1249">V⁠ místnosti je </text:span><text:span text:style-name="T1196">stůl</text:span><text:span text:style-name="T1249">, </text:span><text:span text:style-name="T1196">skříň,</text:span><text:span text:style-name="T1249"> velká </text:span><text:span text:style-name="T1227">keramická kamna </text:span><text:span text:style-name="T1228">a⁠ u⁠ </text:span><text:span text:style-name="T1229">nich</text:span><text:span text:style-name="T1227"> převrhnutý velký kotel. V⁠ jedné ze stěn je </text:span><text:span text:style-name="T1238">malý</text:span><text:span text:style-name="T1227"> </text:span><text:span text:style-name="T1196">obdélníkový otvor</text:span><text:span text:style-name="T1227">.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1594801360" text:style-name="L29">
        <text:list-item>
          <text:p text:style-name="P424">Jsou to dva dospělí <text:span text:style-name="T294">huňáči</text:span> (karty <text:span text:style-name="T349">huňáč</text:span>). <text:span text:style-name="T1250">Udělali si doupě v⁠ kamnech – u</text:span>vnitř je 5 koťat (karty <text:span text:style-name="T350">mládě huňáče</text:span><text:span text:style-name="T1077">).</text:span></text:p>
          <text:list>
            <text:list-item>
              <text:p text:style-name="P425"><text:span text:style-name="T981">⚔ </text:span>Samec se naježí, začne prskat a⁠ když se postavy přiblíží, <text:span text:style-name="T1119">zaútočí</text:span> <text:span text:style-name="T1080">na </text:span>nejbližší z⁠ nich <text:span text:style-name="T294">výbojem </text:span><text:span text:style-name="T1119">(viz karta </text:span><text:span text:style-name="T348">huňáč</text:span><text:span text:style-name="T1119">)</text:span>.</text:p>
            </text:list-item>
            <text:list-item>
              <text:p text:style-name="P426">Samice <text:span text:style-name="T1079">se </text:span>mezitím <text:span text:style-name="T1079">pokusí odnosit koťata (po jednom) šachtou nahoru do A5</text:span>.</text:p>
            </text:list-item>
            <text:list-item>
              <text:p text:style-name="P426">Když postavy huňáče nenechají koťata odnést, budou <text:span text:style-name="T1120">je</text:span> zuřivě bránit <text:span text:style-name="T1078">(na dálku </text:span><text:span text:style-name="T327">výbojem</text:span><text:span text:style-name="T1078">, na blízko kousáním a⁠ škrábáním)</text:span>.</text:p>
            </text:list-item>
          </text:list>
        </text:list-item>
        <text:list-item>
          <text:p text:style-name="P485"><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5">▸<text:tab/></text:span><text:span text:style-name="T1197">Stůl</text:span><text:span text:style-name="T1248"> má v⁠ sobě vsazené dva dřezy.</text:span></text:p>
      <text:list xml:id="list2992095798" text:style-name="L30">
        <text:list-item>
          <text:p text:style-name="P363">Ze zdi nad ním čouhá měděná trubka s⁠ páčkou. Po otočení páčkou z⁠ trubky teče voda.</text:p>
        </text:list-item>
      </text:list>
      <text:p text:style-name="P58"><text:span text:style-name="T1265">▸<text:tab/></text:span><text:span text:style-name="T1340">Ve </text:span><text:span text:style-name="T1198">skříni</text:span> <text:span text:style-name="T1076">je 16 sad keramického nádobí a⁠ mosazných příborů (talíř, miska, lžíce, nůž, vidlička, lžička) a⁠ kuchyňské náčiní (naběračky, vařečky, apod.).</text:span></text:p>
      <text:p text:style-name="P60"><text:span text:style-name="T1265">▸<text:tab/></text:span><text:span text:style-name="T1190">Obdélníkový otvor</text:span> ve stěně je ústí šachty vedoucí šikmo vzhůru (do A5).</text:p>
      <text:list xml:id="list4219585525" text:style-name="L31">
        <text:list-item>
          <text:p text:style-name="P364"><text:span text:style-name="T266">Ve dne</text:span><text:span text:style-name="T267"> je šachtou vidět světlo.</text:span></text:p>
        </text:list-item>
        <text:list-item>
          <text:p text:style-name="P486"><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87"><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6">▸<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725701861" text:style-name="L32">
        <text:list-item>
          <text:p text:style-name="P257"><text:span text:style-name="T804">N</text:span><text:span text:style-name="T801">a recept stačí srst, postavy tedy na to nemusí nutně huňáče zabít.</text:span></text:p>
        </text:list-item>
        <text:list-item>
          <text:p text:style-name="P257"><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10">🚪<text:tab/></text:span>Zavřené <text:span text:style-name="T1148">obyčejné</text:span> dveře s⁠ <text:span text:style-name="T967">klikou a⁠ </text:span>klíčovou dírkou.</text:p>
      <text:list xml:id="list232214019117667" text:continue-list="list232213982218250" text:style-name="L22">
        <text:list-item>
          <text:p text:style-name="P488"><text:span text:style-name="T562">Jsou zamčené. </text:span><text:span text:style-name="T657">Odemyká je</text:span><text:span text:style-name="T455"> </text:span><text:span text:style-name="T585">klíč</text:span><text:span text:style-name="T455"> s⁠ </text:span><text:span text:style-name="T586">písmenem</text:span><text:span text:style-name="T455"> </text:span><text:span text:style-name="T1007">K</text:span><text:span text:style-name="T1005">.</text:span></text:p>
          <text:list>
            <text:list-item>
              <text:p text:style-name="P471"><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p>
            </text:list-item>
          </text:list>
        </text:list-item>
        <text:list-item>
          <text:p text:style-name="P352"><text:span text:style-name="T562">Jdou vyrazit, </text:span><text:span text:style-name="T1435">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2"><text:span text:style-name="Emphasis"><text:span text:style-name="T1257">♨</text:span></text:span><text:span text:style-name="Emphasis"><text:span text:style-name="T1251"><text:tab/></text:span></text:span><text:span text:style-name="Emphasis"><text:span text:style-name="T328">Je tu cítit kočičí zápach.</text:span></text:span></text:p>
      <text:p text:style-name="P254"><text:span text:style-name="Emphasis"><text:span text:style-name="T1081">V⁠ místnosti jsou tři velké stoly, kolem nich je spousta židlí. Na východní stěně je </text:span></text:span><text:span text:style-name="Emphasis"><text:span text:style-name="T1199">malba</text:span></text:span><text:span text:style-name="Emphasis"><text:span text:style-name="T1081"> zobrazující velkou bitvu.</text:span></text:span></text:p>
      <text:list xml:id="list1244554671" text:style-name="L33">
        <text:list-item>
          <text:p text:style-name="P489"><text:span text:style-name="Emphasis"><text:span text:style-name="T1082">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2">.</text:span></text:span></text:p>
        </text:list-item>
      </text:list>
      <text:list xml:id="list3024057097" text:style-name="L34">
        <text:list-item>
          <text:p text:style-name="P490"><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3"><text:span text:style-name="Emphasis"><text:span text:style-name="T1294">▸<text:tab/></text:span></text:span><text:span text:style-name="Emphasis"><text:span text:style-name="T868">Malba</text:span></text:span><text:span text:style-name="Emphasis"><text:span text:style-name="T540">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24">🚪<text:tab/></text:span>Zavřené <text:span text:style-name="T1149">obyčejné</text:span> dveře s⁠ <text:span text:style-name="T967">klikou a⁠ </text:span>klíčovou dírkou.</text:p>
      <text:list xml:id="list232213229515934" text:continue-list="list232214019117667" text:style-name="L22">
        <text:list-item>
          <text:p text:style-name="P365">Jsou zamčené.</text:p>
          <text:list>
            <text:list-item>
              <text:p text:style-name="P366">Do zámku pasuje <text:span text:style-name="T268">klíč</text:span> s⁠ <text:span text:style-name="T1343">písmenem</text:span> <text:span text:style-name="T1011">K⁠ </text:span><text:span text:style-name="T289">(j</text:span>e na kroužku s⁠ klíči ve dveřích do<text:span text:style-name="T1010"> </text:span><text:span text:style-name="T248">dílny</text:span><text:span text:style-name="T1450"> B1).</text:span></text:p>
            </text:list-item>
          </text:list>
        </text:list-item>
        <text:list-item>
          <text:p text:style-name="P353">Jdou vyrazit, <text:span text:style-name="T1435">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42">zde</text:span> <text:span text:style-name="T1345">částečně zřícené</text:span>.</text:p>
      <text:list xml:id="list1875655587" text:style-name="L35">
        <text:list-item>
          <text:p text:style-name="P367"><text:span text:style-name="T1344">Skrz díry ve schodišti je d</text:span>ole vidět dno věže <text:span text:style-name="T1122">(C5)</text:span>.</text:p>
          <text:list>
            <text:list-item>
              <text:p text:style-name="P368">Na zbytku schodů úplně <text:span text:style-name="T1121">dole</text:span> je na kupě několik orků. <text:span text:style-name="T1122">Další je rozplácnutý na zemi pod propadlou částí schodů.</text:span> <text:span text:style-name="T1436">Leží a⁠ vůbec se nehýbou, nejspíš jsou mrtví.</text:span></text:p>
            </text:list-item>
          </text:list>
        </text:list-item>
      </text:list>
      <text:list xml:id="list699369116" text:style-name="L36">
        <text:list-item>
          <text:p text:style-name="P369">V⁠ místě, kde jsou schody zřícené, ze zdi čouhají části nějakého mechanismu.</text:p>
          <text:list>
            <text:list-item>
              <text:p text:style-name="P369">Byla to původně past, která umožňovala část schodů sklopit (tu, která je nyní zřícená<text:span text:style-name="T1437">).</text:span> <text:span text:style-name="T1437">Nyní je</text:span> nefunkční.</text:p>
            </text:list-item>
          </text:list>
        </text:list-item>
        <text:list-item>
          <text:p text:style-name="P370">Sešplhat <text:span text:style-name="T1035">(nebo vyšplhat) po zbytcích schodů</text:span> je poměrně jednoduché, <text:span text:style-name="T1035">ale zabere to několik minut</text:span>.</text:p>
        </text:list-item>
      </text:list>
      <text:h text:style-name="P274" text:outline-level="3"><text:soft-page-break/>B<text:span text:style-name="T1059">8</text:span> - <text:span text:style-name="T1045">obytná místnost</text:span></text:h>
      <text:p text:style-name="P18"><text:span text:style-name="T1308">🚪<text:tab/></text:span><text:span text:style-name="T1309">Z</text:span>avřené obyčejné dveře s⁠ klikou.</text:p>
      <text:p text:style-name="P89"><text:span text:style-name="T320">V⁠ místnosti j</text:span><text:span text:style-name="T321">sou </text:span><text:span text:style-name="T322">d</text:span><text:span text:style-name="T321">vě </text:span><text:span text:style-name="T444">p</text:span><text:span text:style-name="T445">ostel</text:span><text:span text:style-name="T444">e</text:span><text:span text:style-name="T321">. U⁠ </text:span><text:span text:style-name="T322">každé je </text:span><text:span text:style-name="T446">noční stolek</text:span><text:span text:style-name="T322"> a⁠ </text:span><text:span text:style-name="T446">truhla</text:span><text:span text:style-name="T322">.</text:span></text:p>
      <text:p text:style-name="P120"><text:span text:style-name="Emphasis"><text:span text:style-name="T1295">▸<text:tab/></text:span></text:span><text:span text:style-name="Emphasis"><text:span text:style-name="T1296">Z⁠ </text:span></text:span><text:span text:style-name="Emphasis"><text:span text:style-name="T1317">postelí</text:span></text:span><text:span text:style-name="Emphasis"><text:span text:style-name="T1296"> zbývají jen čela a⁠ </text:span></text:span><text:span text:style-name="Emphasis"><text:span text:style-name="T1307">dna</text:span></text:span><text:span text:style-name="Emphasis"><text:span text:style-name="T1296">, m</text:span></text:span>atrace i⁠ pokrývky se už dávno rozpadly v⁠ prach.</text:p>
      <text:p text:style-name="P120"><text:span text:style-name="Emphasis"><text:span text:style-name="T1295">▸<text:tab/></text:span></text:span><text:span text:style-name="Emphasis"><text:span text:style-name="T1318">Noční stolky</text:span></text:span><text:span text:style-name="Emphasis"><text:span text:style-name="T1297"> jsou prázdné</text:span></text:span>.</text:p>
      <text:p text:style-name="P120"><text:span text:style-name="Emphasis"><text:span text:style-name="T1295">▸<text:tab/></text:span></text:span><text:span text:style-name="Emphasis"><text:span text:style-name="T1319">Truhly</text:span></text:span><text:span text:style-name="Emphasis"><text:span text:style-name="T1298"> nejsou zamčené a⁠ jsou prázdné.</text:span></text:span></text:p>
      <text:p text:style-name="Example_20_Header">Poznámka:</text:p>
      <text:p text:style-name="Example">Tento popis je <text:span text:style-name="T1123">společný</text:span> pro 4 místnosti (všechny jsou označené B<text:span text:style-name="T1438">8</text:span>).</text:p>
      <text:h text:style-name="P275" text:outline-level="3">B<text:span text:style-name="T1059">9</text:span> – <text:span text:style-name="T937">mrtvá elfka</text:span></text:h>
      <text:p text:style-name="P119"><text:span text:style-name="Emphasis"><text:span text:style-name="T1259">♨</text:span></text:span><text:span text:style-name="Emphasis"><text:span text:style-name="T1252"><text:tab/>V⁠ </text:span></text:span><text:span text:style-name="T382">chodbě je cítit mrtvolný zápach.</text:span></text:p>
      <text:p text:style-name="P36">Na zemi leží mrtvá elfka.</text:p>
      <text:list xml:id="list1292968808" text:style-name="L37">
        <text:list-item>
          <text:p text:style-name="P371">Leží na břiše, hlavou směrem na východ (k⁠ B6). Vypadá to, jako když <text:span text:style-name="T1094">běžela a⁠ </text:span>upadla. <text:span text:style-name="T1350">Má vypoulené oči a⁠ otevřená ústa, jako kdyby lapala po dechu. </text:span><text:span text:style-name="T1239">Ž</text:span><text:span text:style-name="T1240">ádná jiná zranění </text:span><text:span text:style-name="T1239">nemá</text:span><text:span text:style-name="T1240">.</text:span></text:p>
        </text:list-item>
        <text:list-item>
          <text:p text:style-name="P461"><text:span text:style-name="T661">V⁠ jedné</text:span><text:span text:style-name="T455"> ruce má </text:span>dlouhý luk <text:span text:style-name="T455">(karta), </text:span><text:span text:style-name="T661">ve druhé drží kožené </text:span><text:span text:style-name="T869">pouzdro na svitky</text:span><text:span text:style-name="T661">. </text:span><text:span text:style-name="T455">Na zádech má toulec </text:span><text:span text:style-name="T671">(</text:span><text:span text:style-name="T455">s</text:span><text:span text:style-name="T750">e</text:span><text:span text:style-name="T455"> 6 šípy</text:span><text:span text:style-name="T671">)</text:span><text:span text:style-name="T455">. </text:span><text:span text:style-name="T664">Na sobě má </text:span><text:span text:style-name="T663">kvalitní cestovní oblečení, </text:span><text:span text:style-name="T1351">zlaté náušnice</text:span><text:span text:style-name="T662"> (</text:span><text:span text:style-name="T582">karta</text:span><text:span text:style-name="T662">)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72"><text:span text:style-name="T1226">V⁠ </text:span><text:span text:style-name="T1190">pouzdře </text:span><text:span text:style-name="T1200">na svitky</text:span> je:</text:p>
              <text:list>
                <text:list-item>
                  <text:p text:style-name="P373"><text:span text:style-name="T1349">s</text:span>vitek s⁠ kouzlem <text:span text:style-name="T294">př</text:span><text:span text:style-name="T336">enos myšlenek</text:span><text:span text:style-name="T1100"> </text:span>(karta)</text:p>
                </text:list-item>
                <text:list-item>
                  <text:p text:style-name="P374"><text:span text:style-name="T1349">d</text:span>opis (rekvizita <text:span text:style-name="T882">B9-r1</text:span>)</text:p>
                </text:list-item>
                <text:list-item>
                  <text:p text:style-name="P493"><text:soft-page-break/><text:span text:style-name="T665">dva svitky se staroelfským textem</text:span><text:span text:style-name="T455"> (rekvizit</text:span><text:span text:style-name="T666">y</text:span><text:span text:style-name="T455"> </text:span><text:span text:style-name="T782">B9-r2</text:span><text:span text:style-name="T801"> </text:span><text:span text:style-name="T810">a⁠ </text:span><text:span text:style-name="T795">B9-r3</text:span><text:span text:style-name="T810">)</text:span></text:p>
                </text:list-item>
              </text:list>
            </text:list-item>
            <text:list-item>
              <text:p text:style-name="P491"><text:span text:style-name="T1230">V⁠ </text:span><text:span text:style-name="T1201">m</text:span><text:span text:style-name="T1202">ěšc</text:span><text:span text:style-name="T1201">i</text:span><text:span text:style-name="T1351"> je:</text:span></text:p>
              <text:list>
                <text:list-item>
                  <text:p text:style-name="P494"><text:s/>6 zl a⁠ 15 st</text:p>
                </text:list-item>
                <text:list-item>
                  <text:p text:style-name="P492"><text:span text:style-name="T603">klíč s⁠ elfským písmenem Z⁠ </text:span><text:span text:style-name="T619">(karta </text:span><text:span text:style-name="T368">klíč ‚</text:span><text:span text:style-name="T1013">Z</text:span><text:span text:style-name="T37">‘</text:span><text:span text:style-name="T619">)</text:span></text:p>
                  <text:list>
                    <text:list-item>
                      <text:p text:style-name="P375">Pasuje do dveří do zbrojnice C17 (které jsou odemčené a⁠ <text:span text:style-name="T1439">otevřené</text:span>).</text:p>
                    </text:list-item>
                  </text:list>
                </text:list-item>
              </text:list>
            </text:list-item>
          </text:list>
        </text:list-item>
      </text:list>
      <text:list xml:id="list794714517" text:style-name="L38">
        <text:list-item>
          <text:list>
            <text:list-item>
              <text:p text:style-name="P497"><text:span text:style-name="T1201">V⁠ kožené brašně</text:span><text:span text:style-name="T1351"> jsou</text:span>:</text:p>
              <text:list>
                <text:list-item>
                  <text:p text:style-name="P376">léčitelské potřeby</text:p>
                </text:list-item>
                <text:list-item>
                  <text:p text:style-name="P495"><text:span text:style-name="T383">lektvar </text:span><text:span text:style-name="T366">regenerace</text:span><text:span text:style-name="T1352"> (karta)</text:span></text:p>
                </text:list-item>
                <text:list-item>
                  <text:p text:style-name="P496"><text:span text:style-name="T366">mast na popáleniny</text:span><text:span text:style-name="T1353"> (karta)</text:span></text:p>
                </text:list-item>
              </text:list>
            </text:list-item>
          </text:list>
        </text:list-item>
      </text:list>
      <text:p text:style-name="P171"><text:span text:style-name="T1232">P</text:span><text:span text:style-name="T1231">oznámka:</text:span></text:p>
      <text:p text:style-name="Example"><text:span text:style-name="T1232">S</text:span><text:span text:style-name="T1233">tříbrný amulet, </text:span><text:span text:style-name="T1234">který má elfka na krku,</text:span><text:span text:style-name="T269"> j</text:span><text:span text:style-name="T272">e </text:span><text:span text:style-name="T38">Beleronův amulet</text:span><text:span text:style-name="T272">.</text:span></text:p>
      <text:list xml:id="list4157283993" text:style-name="L39">
        <text:list-item>
          <text:p text:style-name="P258"><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4" text:outline-level="3">B<text:span text:style-name="T1060">10</text:span> – <text:span text:style-name="T1045">obytná místnost</text:span></text:h>
      <text:p text:style-name="P19"><text:span text:style-name="T1308">🚪<text:tab/></text:span><text:span text:style-name="T1312">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8">Truhla u⁠ pravé postele je trochu pootočená. Na zemi je vidět obrys, kde stála původně.</text:span></text:p>
      <text:p text:style-name="P78"><text:span text:style-name="T1093">Pokud budou hráči chtít tuto místnost prohledávat, z</text:span>eptej se <text:span text:style-name="T1093">jich</text:span>, <text:span text:style-name="T1093">co která postava prohledává</text:span>.</text:p>
      <text:list xml:id="list3828728488" text:style-name="L40">
        <text:list-item>
          <text:p text:style-name="P377"><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4"><text:span text:style-name="Emphasis"><text:span text:style-name="T1295">▸<text:tab/></text:span></text:span><text:span text:style-name="Emphasis"><text:span text:style-name="T1296">Z⁠ </text:span></text:span><text:span text:style-name="Emphasis"><text:span text:style-name="T1317">postelí</text:span></text:span><text:span text:style-name="Emphasis"><text:span text:style-name="T1296"> zbývají jen čela a⁠ </text:span></text:span><text:span text:style-name="Emphasis"><text:span text:style-name="T1307">dna</text:span></text:span><text:span text:style-name="Emphasis"><text:span text:style-name="T1296">, m</text:span></text:span><text:span text:style-name="T1356">atrace i⁠ pokrývky se už dávno rozpadly v⁠ prach.</text:span></text:p>
      <text:list xml:id="list832469734" text:style-name="L41">
        <text:list-item>
          <text:p text:style-name="P498"><text:span text:style-name="T887">Pod pravou postelí jsou zastrkané rozlámané kusy truhly</text:span><text:span text:style-name="T1357">.</text:span></text:p>
        </text:list-item>
      </text:list>
      <text:p text:style-name="P121"><text:span text:style-name="Emphasis"><text:span text:style-name="T1295">▸<text:tab/></text:span></text:span><text:span text:style-name="Emphasis"><text:span text:style-name="T1318">Noční stolky</text:span></text:span><text:span text:style-name="Emphasis"><text:span text:style-name="T1297"> jsou prázdné</text:span></text:span>.</text:p>
      <text:p text:style-name="P62"><text:span text:style-name="Emphasis"><text:span text:style-name="T1295">▸<text:tab/></text:span></text:span><text:span text:style-name="T1203">Truhla</text:span><text:span text:style-name="T1356"> u⁠ levé postele</text:span> je <text:span text:style-name="T1089">obyčejná a⁠ </text:span>zamčená.</text:p>
      <text:list xml:id="list1819994206" text:style-name="L42">
        <text:list-item>
          <text:p text:style-name="P499">Zámek je vnitřní, <text:span text:style-name="T1355">d</text:span>á se vypáčit nebo odemknout paklíčem.</text:p>
        </text:list-item>
      </text:list>
      <text:list xml:id="list3064240082" text:style-name="L43">
        <text:list-item>
          <text:p text:style-name="P500"><text:span text:style-name="T1092">Uvnitř je </text:span><text:span text:style-name="T332">elfský meč</text:span><text:span text:style-name="T1088"> (karta) a⁠ </text:span><text:span text:style-name="T332">elfská dýka</text:span><text:span text:style-name="T1088"> (karta).</text:span></text:p>
          <text:list>
            <text:list-item>
              <text:p text:style-name="P501">Obě zbraně mají pochvu (zahrnuta v⁠ ceně) a⁠ jsou zcela nedotčené rzí.</text:p>
            </text:list-item>
          </text:list>
        </text:list-item>
      </text:list>
      <text:p text:style-name="P125"><text:span text:style-name="Emphasis"><text:span text:style-name="T1295">▸<text:tab/></text:span></text:span><text:span text:style-name="T1204">Truhla</text:span><text:span text:style-name="T877"> u⁠ pravé postele není ve skutečnosti truhla, ale</text:span> <text:span text:style-name="T294">mimik</text:span> (karta).</text:p>
      <text:list xml:id="list2446148996" text:style-name="L44">
        <text:list-item>
          <text:p text:style-name="P502"><text:span text:style-name="T333">Mimik</text:span><text:span text:style-name="T1090"> je magická nestvůra, umí na sebe brát podobu různých věcí.</text:span></text:p>
        </text:list-item>
        <text:list-item>
          <text:p text:style-name="P427"><text:span text:style-name="T1354">N</text:span>a poklep <text:span text:style-name="T1354">není dutá (</text:span><text:span text:style-name="T886">když to někdo zkusí, truhla na něj zaútočí</text:span><text:span text:style-name="T1354">, viz dále)</text:span>.</text:p>
        </text:list-item>
        <text:list-item>
          <text:p text:style-name="P503"><text:span text:style-name="T981">⚔ </text:span>Zaútočí, jakmile k⁠ tomu bude mít vhodnou příležitost (například když se k⁠ „truhle“ některá z⁠ postav sehne, aby si ji prohlédla zblízka).</text:p>
          <text:list>
            <text:list-item>
              <text:p text:style-name="P504">Na tento první útok bude mít velkou výhodu (+2) za překvapení.</text:p>
            </text:list-item>
            <text:list-item>
              <text:p text:style-name="P505"><text:soft-page-break/>Postava také pravděpodobně nebude mít při otevírání truhly v⁠ ruce zbraně, takže si bude házet na boj beze zbraně (<text:span text:style-name="T1440">nepředpokládej to, </text:span><text:span text:style-name="T877">zeptej se hráče, co přesně dělá</text:span>).</text:p>
            </text:list-item>
            <text:list-item>
              <text:p text:style-name="P506">Mimik je zranitelný ohněm a⁠ sečnými zbraněmi (meče, sekery apod.). Proti těmto útokům má zbroj 0, jinak 2.</text:p>
            </text:list-item>
            <text:list-item>
              <text:p text:style-name="P507">Mimik se může pohybovat, je ale pomalý (zhruba <text:span text:style-name="T1091">jako</text:span> chůze), takže je před ním možné snadno utéct.</text:p>
            </text:list-item>
          </text:list>
        </text:list-item>
      </text:list>
      <text:h text:style-name="Heading_20_3" text:outline-level="3">B1<text:span text:style-name="T1096">1</text:span> –<text:span text:style-name="T936"> zvedací mechanismus mříže v⁠ C2</text:span></text:h>
      <text:p text:style-name="P38"><text:span text:style-name="Emphasis"><text:span text:style-name="T1259">♨</text:span></text:span><text:span text:style-name="Emphasis"><text:span text:style-name="T1252"><text:tab/></text:span></text:span>Mrtvolný zápach je zde ještě o⁠ něco silnější.</text:p>
      <text:p text:style-name="P37">Na konci chodby je <text:span text:style-name="T1190">rumpál</text:span>. U⁠ <text:span text:style-name="T1358">něj jsou dva </text:span><text:span text:style-name="T1205">mrtv</text:span><text:span text:style-name="T1206">í</text:span><text:span text:style-name="T1205"> elf</text:span><text:span text:style-name="T1206">ové</text:span><text:span text:style-name="T1358">. Jeden má ruce na rumpálu, jako kdyby se jím snažil do poslední chvíle točit. Druhý leží v⁠ chodbě o⁠ pár kroků dál. Na zemi stojí lucerna </text:span><text:span text:style-name="T670">(se zcela vyhořelou svíčkou)</text:span><text:span text:style-name="T1358">. O⁠ zeď jsou opřené dva krátké luky </text:span><text:span text:style-name="T670">(karta </text:span><text:span text:style-name="T1416">krátký luk</text:span><text:span text:style-name="T670">)</text:span><text:span text:style-name="T1358">. Na zemi opodál je položený kotouč lana </text:span><text:span text:style-name="T670">(5 metrů)</text:span><text:span text:style-name="T1358">.</text:span></text:p>
      <text:p text:style-name="P126"><text:span text:style-name="Emphasis"><text:span text:style-name="T1295">▸<text:tab/></text:span></text:span><text:span text:style-name="Emphasis"><text:span text:style-name="T1320">Rumpál</text:span></text:span><text:span text:style-name="Emphasis"><text:span text:style-name="T1300"> </text:span></text:span><text:span text:style-name="Emphasis"><text:span text:style-name="T1301">tahá za řetězy, které vedou dírami dolů do podlahy.</text:span></text:span></text:p>
      <text:list xml:id="list3811422235" text:style-name="L45">
        <text:list-item>
          <text:p text:style-name="P508"><text:span text:style-name="Emphasis"><text:span text:style-name="T1301">M</text:span></text:span><text:span text:style-name="Emphasis"><text:span text:style-name="T1299">á západku. </text:span></text:span><text:span text:style-name="Emphasis"><text:span text:style-name="T1301">Dokud je zastrčená, mříž v⁠ C3 o⁠ patro níž nejde zvednout ani spustit. Když je vytažená, mříž jde s</text:span></text:span><text:span text:style-name="Emphasis"><text:span text:style-name="T1302">pustit</text:span></text:span><text:span text:style-name="Emphasis"><text:span text:style-name="T1301"> i⁠ vytáhnout jak rumpálem, tak prostě silou.</text:span></text:span></text:p>
        </text:list-item>
      </text:list>
      <text:p text:style-name="P127"><text:span text:style-name="Emphasis"><text:span text:style-name="T1295">▸<text:tab/></text:span></text:span><text:span text:style-name="T870">M</text:span><text:span text:style-name="T866">rtv</text:span><text:span text:style-name="T870">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955852636" text:style-name="L46">
        <text:list-item>
          <text:p text:style-name="P378">Jeden z⁠ elfů má na hrudi ošklivou popáleninu.</text:p>
          <text:list>
            <text:list-item>
              <text:p text:style-name="P379"><text:soft-page-break/>Okraje díry v⁠ šatech nejsou zčernalé, takže ji zřejmě nezpůsobil oheň.</text:p>
            </text:list-item>
          </text:list>
        </text:list-item>
        <text:list-item>
          <text:p text:style-name="P509">U⁠ sebe mají: <text:span text:style-name="T1441">po kapsách dohromady 16 st, dřevěnou flétnu, pytlík s⁠ karamelovými bombóny, troud a⁠ křesadlo, lojové svíčky (na 1 den svícení).</text:span></text:p>
        </text:list-item>
      </text:list>
      <text:h text:style-name="P276" text:outline-level="3">B12 – umývárna</text:h>
      <text:p text:style-name="P21"><text:span text:style-name="T1310">🚪<text:tab/></text:span><text:span text:style-name="T1346">Zavřené</text:span> <text:span text:style-name="T1095">obyčejné</text:span> dveře s⁠ klikou.</text:p>
      <text:list xml:id="list232213003490982" text:continue-list="list3028015704" text:style-name="L27">
        <text:list-item>
          <text:p text:style-name="P482"><text:span text:style-name="T672">Je na nich symbol ve tvaru </text:span><text:span text:style-name="T673">mísy:</text:span><text:span text:style-name="T1329"> </text:span><text:span text:style-name="T1326">⯋</text:span></text:p>
        </text:list-item>
      </text:list>
      <text:p text:style-name="P10">V⁠ místnosti je stolek s⁠ umývadlem, vedle něj vědro na vodu.</text:p>
      <text:list xml:id="list3931649889" text:style-name="L47">
        <text:list-item>
          <text:p text:style-name="P380">Ze zdi čouhá měděná trubka s⁠ páčkou.</text:p>
          <text:list>
            <text:list-item>
              <text:p text:style-name="P510"><text:span text:style-name="T551">Po otočení páčkou z⁠ trubky teče voda</text:span><text:span text:style-name="T552">.</text:span></text:p>
            </text:list-item>
          </text:list>
        </text:list-item>
      </text:list>
      <text:h text:style-name="P277" text:outline-level="3">B1<text:span text:style-name="T1097">3</text:span> – <text:span text:style-name="T1046">komnata pána tvrze</text:span></text:h>
      <text:p text:style-name="P25"><text:span text:style-name="T1310">🚪<text:tab/></text:span><text:span text:style-name="T1313">Z</text:span><text:span text:style-name="T1150">avřené</text:span> <text:span text:style-name="T1095">obyčejné</text:span> dveře s⁠ klikou.</text:p>
      <text:p text:style-name="P128"><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9"><text:span text:style-name="Emphasis"><text:span text:style-name="T1295">▸<text:tab/></text:span></text:span><text:span text:style-name="Emphasis"><text:span text:style-name="T1296">Z⁠ </text:span></text:span><text:span text:style-name="Emphasis"><text:span text:style-name="T1317">postel</text:span></text:span><text:span text:style-name="Emphasis"><text:span text:style-name="T1321">e</text:span></text:span><text:span text:style-name="Emphasis"><text:span text:style-name="T1296"> zbývají jen čela a⁠ </text:span></text:span><text:span text:style-name="Emphasis"><text:span text:style-name="T1307">dno</text:span></text:span><text:span text:style-name="Emphasis"><text:span text:style-name="T1296">, m</text:span></text:span><text:span text:style-name="Emphasis"><text:span text:style-name="T674">atrace i⁠ pokrývky se už dávno rozpadly v⁠ prach.</text:span></text:span></text:p>
      <text:p text:style-name="P129"><text:span text:style-name="Emphasis"><text:span text:style-name="T1295">▸<text:tab/></text:span></text:span><text:span text:style-name="Emphasis"><text:span text:style-name="T1321">Psací stůl</text:span></text:span><text:span text:style-name="Emphasis"><text:span text:style-name="T1303"> má</text:span></text:span><text:span text:style-name="Emphasis"><text:span text:style-name="T583"> velký šuplík. </text:span></text:span><text:span text:style-name="Emphasis"><text:span text:style-name="T561">Uvnitř j</text:span></text:span><text:span text:style-name="Emphasis"><text:span text:style-name="T675">sou tři</text:span></text:span><text:span text:style-name="Emphasis"><text:span text:style-name="T561">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0">).</text:span></text:span></text:p>
      <text:p text:style-name="P130"><text:span text:style-name="Emphasis"><text:span text:style-name="T1295">▸<text:tab/></text:span></text:span><text:span text:style-name="Emphasis"><text:span text:style-name="T1322">Nápis</text:span></text:span><text:span text:style-name="Emphasis"><text:span text:style-name="T1304"> </text:span></text:span><text:span text:style-name="Emphasis"><text:span text:style-name="T1305">na stěně </text:span></text:span><text:span text:style-name="Emphasis"><text:span text:style-name="T1306">je ve staroelfštině.</text:span></text:span><text:span text:style-name="Emphasis"><text:span text:style-name="T1305"> </text:span></text:span><text:span text:style-name="Emphasis"><text:span text:style-name="T1306">Ř</text:span></text:span><text:span text:style-name="Emphasis"><text:span text:style-name="T1305">íká:</text:span></text:span></text:p>
      <text:list xml:id="list3663306318" text:style-name="L48">
        <text:list-item>
          <text:list>
            <text:list-item>
              <text:list>
                <text:list-header>
                  <text:p text:style-name="P650"><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2"><text:soft-page-break/>Když postavy prohledají tuto místnost, nebo přímo severní stěnu či nápis <text:span text:style-name="T1442">na ní</text:span>, všimnou si:</text:p>
      <text:list xml:id="list2308210652" text:style-name="L49">
        <text:list-item>
          <text:p text:style-name="P516"><text:span text:style-name="T1064">K</text:span><text:span text:style-name="T1063">olem nápisu je úzká spára ve tvaru dveří.</text:span></text:p>
          <text:list>
            <text:list-item>
              <text:p text:style-name="P517"><text:span text:style-name="T1064">S</text:span><text:span text:style-name="T1063">těna zde na poklepání zní dutě, ale ne moc výrazně – je to zřejmě poměrně silná deska.</text:span></text:p>
            </text:list-item>
          </text:list>
        </text:list-item>
        <text:list-item>
          <text:p text:style-name="P518"><text:span text:style-name="T1064">D</text:span><text:span text:style-name="T1063">veře se otevírají tím, že na ně někdo zatlačí.</text:span></text:p>
          <text:list>
            <text:list-item>
              <text:p text:style-name="P519">Po otevření se začnou samy pomalu zavírat.</text:p>
            </text:list-item>
            <text:list-item>
              <text:p text:style-name="P520">Z⁠ druhé strany mají madlo, takže je lze otevřít i⁠ odtamtud.</text:p>
            </text:list-item>
          </text:list>
        </text:list-item>
      </text:list>
      <text:p text:style-name="Example_20_Header">Poznámka:</text:p>
      <text:p text:style-name="Example"><text:span text:style-name="T1064">K⁠ těmto </text:span><text:span text:style-name="T1070">tajným</text:span><text:span text:style-name="T1064"> dveřím není </text:span><text:span text:style-name="T1065">nikde žádná nápověda, </text:span><text:span text:style-name="T1067">ale</text:span><text:span text:style-name="T1065"> po prozkoumání celého zbytku podzemí si hráči téměř určitě všimnou, že jim v⁠ </text:span><text:span text:style-name="T1071">prostředním patře věže</text:span><text:span text:style-name="T1065"> na mapě zbývá prázdné místo</text:span><text:span text:style-name="T1068">.</text:span><text:span text:style-name="T1065"><text:line-break/><text:tab/></text:span><text:span text:style-name="T1066">Kdyby se k⁠ tomu </text:span><text:span text:style-name="T1072">přesto</text:span><text:span text:style-name="T1066"> neměli, tak jim připomeň, že stále mají silný nutkavý pocit nalézt </text:span><text:span text:style-name="T1073">zářící krystal</text:span><text:span text:style-name="T1066">, kvůli kterému sem přišli. </text:span><text:span text:style-name="T1069">Dodej také,</text:span><text:span text:style-name="T1068"> že cítí, že jsou opravdu blízko (nepoznají ale směr ani přesnou vzdálenost)</text:span><text:span text:style-name="T1066">. </text:span><text:span text:style-name="T1068">Přinejhorším mohou </text:span><text:span text:style-name="T1074">důkladně</text:span><text:span text:style-name="T1068"> prohledat úplně celé podzemí – zabere jim to sice pár dní, ale času mají dost.</text:span></text:p>
      <text:h text:style-name="Heading_20_3" text:outline-level="3"><text:span text:style-name="T937">B14 – svatyně</text:span> <text:span text:style-name="T937">boha Belerona</text:span></text:h>
      <text:p text:style-name="P13"><text:span text:style-name="T938">V⁠ místnosti je tlumené světlo. </text:span>Uprostřed na <text:span text:style-name="T1235">žulovém</text:span><text:span text:style-name="T1226"> </text:span><text:span text:style-name="T1190">podstavci</text:span> <text:span text:style-name="T939">klečí mramorová</text:span> <text:span text:style-name="T1226">socha</text:span> bojovníka s⁠ čelem opřeným o⁠ jílec <text:span text:style-name="T1190">meče</text:span>, <text:span text:style-name="T950">na krku má zavěšený amulet</text:span><text:span text:style-name="T462"> (karta </text:span><text:span text:style-name="T1134">elfský amulet</text:span><text:span text:style-name="T462">)</text:span>. <text:span text:style-name="T940">Na stěnách je zářící stříbrnou linií vyobrazeno pět </text:span><text:span text:style-name="T1207">postav</text:span><text:span text:style-name="T940">.</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1">(</text:span><text:span text:style-name="T679">karta </text:span><text:span text:style-name="T1364">přízrak</text:span><text:span text:style-name="T679">, </text:span><text:span text:style-name="T461">viz A</text:span><text:span text:style-name="T752">1</text:span><text:span text:style-name="T461">)</text:span><text:span text:style-name="T816"> a⁠ </text:span><text:span text:style-name="T793">zastoupí </text:span><text:span text:style-name="T796">mu</text:span><text:span text:style-name="T793"> cestu</text:span><text:span text:style-name="T877">.</text:span></text:p>
      <text:list xml:id="list344323286" text:style-name="L50">
        <text:list-item>
          <text:p text:style-name="P521"><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4"><text:span text:style-name="T23">Beleronův amulet</text:span><text:span text:style-name="T159"> má na krku mrtvá elfka v⁠ B9. Je to kulatý stříbrný amulet s⁠ motivem klečícího bojovníka ve zbroji.</text:span></text:p>
            </text:list-item>
          </text:list>
        </text:list-item>
        <text:list-item>
          <text:p text:style-name="P522"><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2"><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3"><text:span text:style-name="T139">Pokud viditelně nesou </text:span><text:span text:style-name="T17">Beleronův</text:span><text:span text:style-name="T140"> amulet:</text:span></text:p>
              <text:list>
                <text:list-item>
                  <text:p text:style-name="P522"><text:span text:style-name="T17">„</text:span><text:span text:style-name="T18">Vítej, služebníku Beleronův.</text:span><text:span text:style-name="T17">“</text:span></text:p>
                </text:list-item>
              </text:list>
            </text:list-item>
            <text:list-item>
              <text:p text:style-name="P523"><text:span text:style-name="T137">V⁠ </text:span><text:span text:style-name="T139">opačném případě:</text:span></text:p>
              <text:list>
                <text:list-item>
                  <text:p text:style-name="P522"><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943755099" text:style-name="L51">
        <text:list-item>
          <text:p text:style-name="P260"><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59"><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259"><text:span text:style-name="T1103">Nechá se přemluvit čímkoliv</text:span> alespoň trochu <text:span text:style-name="T1443">smysluplným</text:span> – třeba že ho volá velitel pevnosti.</text:p>
            </text:list-item>
          </text:list>
        </text:list-item>
        <text:list-item>
          <text:p text:style-name="P260">Znič<text:span text:style-name="T1361">í</text:span> amulet, který má kolem krku socha uprostřed svatyně. V⁠ tom případě přízrak zmizí nadobro.</text:p>
          <text:list>
            <text:list-item>
              <text:p text:style-name="P259"><text:soft-page-break/>Amulet <text:span text:style-name="T948">mohou z⁠ krku sochy například</text:span> sundat nějakou tyčí <text:span text:style-name="T949">(přízrak ji nemůže chytit, protože je nehmotný), nebo jej třeba zkusit prostě sebrat a⁠ utéct</text:span>.</text:p>
              <text:list>
                <text:list-item>
                  <text:p text:style-name="P259">Vběhnout do místnost, sundat amulet a⁠ vyběhnout ven zabere tři kola (po která bude přízrak útočit).</text:p>
                </text:list-item>
              </text:list>
            </text:list-item>
          </text:list>
        </text:list-item>
        <text:list-item>
          <text:p text:style-name="P259"><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259">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3">▸<text:tab/></text:span></text:span><text:span text:style-name="Emphasis"><text:span text:style-name="T1282">Na</text:span></text:span><text:span text:style-name="T51"> </text:span><text:span text:style-name="T189">podstavci</text:span><text:span text:style-name="T98"> pod sochou je napsáno:</text:span></text:p>
      <text:list xml:id="list2020359552" text:style-name="L52">
        <text:list-header>
          <text:p text:style-name="P462"><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83">▸<text:tab/></text:span></text:span><text:span text:style-name="T871">Meč</text:span><text:span text:style-name="T676">, který socha drží, je kamenný, pro postavy nepoužitelný.</text:span></text:p>
      <text:p text:style-name="P63"><text:span text:style-name="Emphasis"><text:span text:style-name="T1267">▸<text:tab/></text:span></text:span><text:span text:style-name="Emphasis"><text:span text:style-name="T1284">Postavy</text:span></text:span><text:span text:style-name="Emphasis"><text:span text:style-name="T1268"> vyobrazené na stěnách </text:span></text:span><text:span text:style-name="Emphasis"><text:span text:style-name="T1269">zářící stříbrnou linií </text:span></text:span><text:span text:style-name="Emphasis"><text:span text:style-name="T1270">na dotek brní (jsou magické – </text:span></text:span><text:span text:style-name="Emphasis"><text:span text:style-name="T1269">nejdou připoutat</text:span></text:span><text:span text:style-name="Emphasis"><text:span text:style-name="T1270">).</text:span></text:span> <text:span text:style-name="T1362">J</text:span>sou <text:span text:style-name="T1362">na nich</text:span>:</text:p>
      <text:list xml:id="list3699869495" text:style-name="L53">
        <text:list-item>
          <text:p text:style-name="P526"><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7">elenk</text:span></text:span><text:span text:style-name="Emphasis"><text:span text:style-name="T565">ou</text:span></text:span><text:span text:style-name="Emphasis"><text:span text:style-name="T677"> z⁠ hvězd, </text:span></text:span><text:span text:style-name="Emphasis"><text:span text:style-name="T567">holí</text:span></text:span><text:span text:style-name="Emphasis"><text:span text:style-name="T677"> a⁠ otevřen</text:span></text:span><text:span text:style-name="Emphasis"><text:span text:style-name="T565">ou</text:span></text:span><text:span text:style-name="Emphasis"><text:span text:style-name="T677"> knih</text:span></text:span><text:span text:style-name="Emphasis"><text:span text:style-name="T565">ou.</text:span></text:span></text:p>
        </text:list-item>
        <text:list-item>
          <text:p text:style-name="P527"><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28"><text:span text:style-name="Emphasis"><text:span text:style-name="T565">Bojovník ve zbroji v</text:span></text:span><text:span text:style-name="T677"> </text:span><text:span text:style-name="T566">p</text:span><text:span text:style-name="T677">oklek</text:span><text:span text:style-name="T566">u</text:span><text:span text:style-name="T677"> s⁠ čelem opřeným o⁠ jílec meče.</text:span></text:p>
        </text:list-item>
        <text:list-item>
          <text:p text:style-name="P529"><text:span text:style-name="T569">Trpaslice s⁠ kusem horského křišťálu v⁠ jedné ruce a⁠ </text:span><text:span text:style-name="T572">dýmající zkumavkou</text:span><text:span text:style-name="T569"> ve druhé.</text:span></text:p>
        </text:list-item>
        <text:list-item>
          <text:p text:style-name="P528"><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356544" text:style-name="L54">
        <text:list-item>
          <text:p text:style-name="P530"><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32212994395248" text:continue-list="list3663306318" text:style-name="L48">
        <text:list-item>
          <text:list>
            <text:list-header>
              <text:p text:style-name="P511"><text:span text:style-name="Emphasis"><text:span text:style-name="T892">„Klaním se před Tebou, Astro, stvořitelko hvězd, strážkyně moudrosti věků a⁠ tajemných umění.“</text:span></text:span></text:p>
            </text:list-header>
          </text:list>
        </text:list-item>
        <text:list-item>
          <text:p text:style-name="P512"><text:span text:style-name="Emphasis"><text:span text:style-name="T569">U⁠ obrazu trpaslíka</text:span></text:span><text:span text:style-name="Emphasis"><text:span text:style-name="T568"> v⁠ kovářské zástěře s⁠ kladivem a⁠ měšcem:</text:span></text:span></text:p>
          <text:list>
            <text:list-header>
              <text:p text:style-name="P512"><text:span text:style-name="Emphasis"><text:span text:style-name="T338">„Klaním se před tebou, Nirvi, pane obchodu a⁠ řemesel.“</text:span></text:span></text:p>
            </text:list-header>
          </text:list>
        </text:list-item>
        <text:list-item>
          <text:p text:style-name="P513"><text:span text:style-name="Emphasis"><text:span text:style-name="T460">U⁠ obrazu bojovníka v⁠ pokleku s⁠ čelem opřeným o⁠ jílec meče:</text:span></text:span></text:p>
          <text:list>
            <text:list-header>
              <text:p text:style-name="P513"><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14"><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13"><text:span text:style-name="T12">„Klaním se před Tebou, </text:span><text:span text:style-name="T13">Miro. Tobě vděčíme za bohatství z⁠ hlubin země</text:span><text:span text:style-name="T12">.</text:span></text:p>
            </text:list-header>
          </text:list>
        </text:list-item>
        <text:list-item>
          <text:p text:style-name="P515"><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2"><text:span text:style-name="Emphasis"><text:span text:style-name="T193">„Klaním se před Tebou, Raio, paní divočiny. Tobě vděčíme za léčivé dary lesa.“</text:span></text:span></text:p>
            </text:list-header>
          </text:list>
        </text:list-item>
      </text:list>
      <text:p text:style-name="P52"><text:soft-page-break/><text:span text:style-name="T1363">Když</text:span> někdo obejde všech pět obrazů a⁠ u⁠ každého z⁠ nich nahlas řekne správnou formuli, v⁠ místnosti se jasně zableskne a⁠ na jílci meče sochy uprostřed místnosti se objeví jasně zářící krystal.</text:p>
      <text:list xml:id="list3302042383" text:style-name="L55">
        <text:list-item>
          <text:p text:style-name="P325">Na pořadí, v⁠ jakém budou formule vysloveny, nezáleží. <text:span text:style-name="T1241">Všechny </text:span><text:span text:style-name="T1242">ale</text:span><text:span text:style-name="T1241"> musí vyslovit jedna osoba.</text:span></text:p>
        </text:list-item>
      </text:list>
      <text:p text:style-name="P53">Kvůli tomuto krystalu sem postavy přišly.</text:p>
      <text:list xml:id="list1605931564" text:style-name="L56">
        <text:list-item>
          <text:p text:style-name="P531"><text:span text:style-name="T141">Každý</text:span><text:span text:style-name="T142">, kdo se ho dotkn</text:span><text:span text:style-name="T141">e</text:span><text:span text:style-name="T142">, pocítí náhlý příliv síly. Je to elektrizující, úžasný pocit.</text:span></text:p>
          <text:list>
            <text:list-item>
              <text:p text:style-name="P531"><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2"><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30">Pro každou postavu bude krystal účinkovat jen jednou.</text:p>
            </text:list-item>
            <text:list-item>
              <text:p text:style-name="P533"><text:span text:style-name="T151">A</text:span><text:span text:style-name="T125">ž postavy opustí pevnost, krystal nadobro zmizí.</text:span></text:p>
            </text:list-item>
          </text:list>
        </text:list-item>
      </text:list>
      <text:p text:style-name="P170"><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632148868" text:style-name="L57">
        <text:list-item>
          <text:p text:style-name="P261"><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8"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1848242919" text:style-name="L58">
        <text:list-item>
          <text:p text:style-name="P534"><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5"><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9"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816880520" text:style-name="L59">
        <text:list-item>
          <text:p text:style-name="P536"><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280"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811520550" text:style-name="L60">
        <text:list-item>
          <text:p text:style-name="P537"><text:span text:style-name="T69">Pokud postavy přišly z⁠ jihu </text:span><text:span text:style-name="T70">(tedy studnou z⁠ nádvoří pevnosti)</text:span><text:span text:style-name="T69">:</text:span></text:p>
          <text:list>
            <text:list-item>
              <text:p text:style-name="P537"><text:span text:style-name="T27">Za mříží je</text:span><text:span text:style-name="T26"> mnohem méně pavučin.</text:span></text:p>
            </text:list-item>
          </text:list>
        </text:list-item>
        <text:list-item>
          <text:p text:style-name="P537"><text:span text:style-name="T71">P</text:span><text:span text:style-name="T69">okud přišly ze severu </text:span><text:span text:style-name="T70">(tedy po schodech z⁠ prvního patra)</text:span><text:span text:style-name="T69">:</text:span></text:p>
          <text:list>
            <text:list-item>
              <text:p text:style-name="P538"><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5">▸<text:tab/></text:span></text:span><text:span text:style-name="T1208">Mříž</text:span><text:span text:style-name="T1124"> j</text:span>e zasazená do svislých drážek vytesaných do skalní stěny. <text:span text:style-name="T1365">Z</text:span>řejmě je ji tedy možné vytáhnout nahoru.</text:p>
      <text:list xml:id="list2907817793" text:style-name="L61">
        <text:list-item>
          <text:p text:style-name="P539"><text:span text:style-name="T110">Víc se ovšem z</text:span><text:span text:style-name="T111">vednout nedá </text:span><text:span text:style-name="T112">(protože zvedací mechanismus o⁠ patro výš je zaaretován západkou).</text:span></text:p>
        </text:list-item>
        <text:list-item>
          <text:p text:style-name="P326"><text:span text:style-name="T1366">D</text:span>á se pod ní <text:span text:style-name="T1367">velmi těsně</text:span> protáhnout. Na spodní straně má <text:span text:style-name="T1368">ovšem</text:span> bodce a⁠ z<text:span text:style-name="T1369">řejmě je</text:span> pekelně těžká. <text:span text:style-name="T1370">Kdyby na někoho spadla, bude s⁠ ním nepochybně konec.</text:span></text:p>
        </text:list-item>
      </text:list>
      <text:list xml:id="list4199930971" text:style-name="L62">
        <text:list-item>
          <text:list>
            <text:list-item>
              <text:p text:style-name="P327"><text:span text:style-name="T4">Komentář o⁠ bodcích je jen na postrašení, mříž </text:span><text:span text:style-name="T955">se</text:span><text:span text:style-name="T4"> ani nehne.</text:span></text:p>
            </text:list-item>
          </text:list>
        </text:list-item>
      </text:list>
      <text:p text:style-name="P140"><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121814608" text:style-name="L63">
        <text:list-item>
          <text:p text:style-name="P540"><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540"><text:span text:style-name="T174">Každé kolo může pod mříží prolézt </text:span><text:span text:style-name="T175">jen</text:span><text:span text:style-name="T174"> jedna postava.</text:span></text:p>
        </text:list-item>
        <text:list-item>
          <text:p text:style-name="P541"><text:span text:style-name="T174">P</text:span><text:span text:style-name="T172">okud postavy nevyčistily chodbu od pavučin, budou v⁠ nich bojovat s⁠ nevýhodou (-1). Pavouk se skrz ně dokáže pohybovat bez obtíží.</text:span></text:p>
        </text:list-item>
        <text:list-item>
          <text:p text:style-name="P332"><text:span text:style-name="T819">Když někdo pavučiny zapálí, budou </text:span><text:span text:style-name="T832">dvě kola</text:span><text:span text:style-name="T819"> zraňovat za</text:span><text:span text:style-name="T801"> </text:span><text:span text:style-name="T818">(</text:span><text:span text:style-name="T801">4d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41"><text:span text:style-name="T172">Skrz mříž je možné útočit (střílet, </text:span><text:span text:style-name="T176">nebo třeba</text:span><text:span text:style-name="T172"> bodat kopím), ale s⁠ nevýhodou (-1).</text:span></text:p>
        </text:list-item>
        <text:list-item>
          <text:p text:style-name="P331"><text:soft-page-break/>Když si budou postavy při prolézání pod mříží pomáhat, počítej za to výhodu na obranu (+1).</text:p>
        </text:list-item>
        <text:list-item>
          <text:p text:style-name="P542"><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4">C4 - d</text:span>oupě obří<text:span text:style-name="T953">c</text:span>h pavouk<text:span text:style-name="T953">ů</text:span></text:h>
      <text:p text:style-name="P50">Místnost je plná velkých, hustých pavučin. V⁠ zadní části <text:span text:style-name="T1125">jsou skrz ně vidět obrysy</text:span> <text:span text:style-name="T1209">čtyř</text:span><text:span text:style-name="T1190"> velk</text:span><text:span text:style-name="T1210">ých</text:span><text:span text:style-name="T1190"> předmět</text:span><text:span text:style-name="T1210">ů</text:span>.</text:p>
      <text:p text:style-name="P135"><text:span text:style-name="Emphasis"><text:span text:style-name="T1267">▸<text:tab/></text:span></text:span><text:span text:style-name="T256">Dva</text:span><text:span text:style-name="T4"> z⁠ těchto „předmětů“ jsou </text:span><text:span text:style-name="T256">mrtví obří pavouci.</text:span></text:p>
      <text:p text:style-name="P136"><text:span text:style-name="Emphasis"><text:span text:style-name="T1267">▸<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819220680" text:style-name="L64">
        <text:list-item>
          <text:p text:style-name="P543"><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4"><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3"><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775428875" text:style-name="L65">
        <text:list-item>
          <text:p text:style-name="P546">měšec s⁠ 5 st</text:p>
        </text:list-item>
        <text:list-item>
          <text:p text:style-name="P547">kožené pouzdro na svitky</text:p>
          <text:list>
            <text:list-item>
              <text:p text:style-name="P545"><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48"><text:span text:style-name="T279">P</text:span><text:span text:style-name="T4">řípadné zapálení pavučin poškodí jen pouzdro, svitku se nic nestane (protože je v⁠ pouzdru).</text:span></text:p>
                </text:list-item>
              </text:list>
            </text:list-item>
          </text:list>
        </text:list-item>
      </text:list>
      <text:h text:style-name="P281" text:outline-level="3">C<text:span text:style-name="T997">5</text:span> –<text:span text:style-name="T941"> spodní patro boční věže</text:span></text:h>
      <text:p text:style-name="P141"><text:span text:style-name="Emphasis"><text:span text:style-name="T1259">♨</text:span></text:span><text:span text:style-name="Emphasis"><text:span text:style-name="T1252"><text:tab/></text:span></text:span><text:span text:style-name="Emphasis"><text:span text:style-name="T125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71">schodech</text:span> <text:span text:style-name="T1372">je</text:span> pět mrtvých orků. <text:span text:style-name="T960">Od vchodu do místnosti k⁠ nim vedou zaschlé stopy krve. Další mrtvý ork je za schodištěm. Vypadá to, že spadl z⁠ poškozených schodů o⁠ patro výš. Před schodištěm je pohozený </text:span><text:span text:style-name="T1211">štít a⁠ několik zbraní</text:span><text:span text:style-name="T960">.</text:span></text:p>
      <text:list xml:id="list232212166950716" text:continue-list="list3231372065" text:style-name="L12">
        <text:list-item>
          <text:p text:style-name="P383">Orkové jsou o⁠ poznání větší než lidé. Mají tmavou, hnědozelenou kůži bez vlasů, rostou jim velké horní i⁠ dolní tesáky a⁠ místo nehtů mají krátké ostré drápy.</text:p>
        </text:list-item>
        <text:list-item>
          <text:p text:style-name="P384"><text:span text:style-name="T1375">Orkové na schodišti j</text:span>sou na jedné hromadě, hlavou do schodů. Skoro to vypadá, že se snažili <text:span text:style-name="T1377">vyběhnout</text:span> <text:span text:style-name="T1376">nahoru</text:span> –<text:span text:style-name="T1029"> tam jsou ovšem schody pobořené (viz B6)</text:span>. <text:span text:style-name="T103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9">Žádné z⁠ těchto zranění nevypadá smrtelně.</text:p>
            </text:list-item>
            <text:list-item>
              <text:p text:style-name="P342">Mrtvolně páchnou, ale <text:span text:style-name="T977">jejich těla se ještě nezačala rozkládat.</text:span></text:p>
            </text:list-item>
          </text:list>
        </text:list-item>
        <text:list-item>
          <text:p text:style-name="P435"><text:soft-page-break/><text:span text:style-name="T497">Každý z⁠ </text:span><text:span text:style-name="T688">celkem šesti</text:span><text:span text:style-name="T497"> </text:span><text:span text:style-name="T509">mrtvých orků</text:span><text:span text:style-name="T497"> má o</text:span><text:span text:style-name="T496">blečenou lehkou orkskou zbroj </text:span><text:span text:style-name="T691">(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9">velký</text:span><text:span text:style-name="T505">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1379">Dále u⁠ sebe mají:</text:span></text:p>
          <text:list>
            <text:list-item>
              <text:p text:style-name="P550"><text:span text:style-name="T486">V</text:span><text:span text:style-name="T455">elkou </text:span><text:span text:style-name="T353">čtvercovou</text:span><text:span text:style-name="T294"> minci</text:span><text:span text:style-name="T455"> </text:span><text:span text:style-name="T598">(karta)</text:span><text:span text:style-name="T455">.</text:span></text:p>
            </text:list-item>
            <text:list-item>
              <text:p text:style-name="P551">Pytlík se šesti hracími kostkami – na stěnách mají místo čísel <text:span text:style-name="T1047">nějaké</text:span> symboly <text:span text:style-name="T1126">(j</text:span>sou to <text:span text:style-name="T1030">znaky ze staroorkského</text:span> klínové<text:span text:style-name="T1030">ho</text:span> <text:span text:style-name="T1030">písma – což zde ovšem postavy nemají jak zjistit)</text:span>.</text:p>
            </text:list-item>
            <text:list-item>
              <text:p text:style-name="P552">Jeden z⁠ nich má za zbrojí zastrčený měšec s⁠ <text:span text:style-name="T1127">přetrženou šňůrkou</text:span>. Uvnitř jsou 3 zl a⁠ 6 st <text:span text:style-name="T1378">(j</text:span>sou to mince, kterými se platí ve městě<text:span text:style-name="T1378">)</text:span>.</text:p>
            </text:list-item>
            <text:list-item>
              <text:p text:style-name="P553"><text:span text:style-name="T1031">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67">▸<text:tab/></text:span></text:span><text:span text:style-name="T1190">Poh</text:span><text:span text:style-name="T1212">ozený štít a⁠ </text:span><text:span text:style-name="T1190">zbraně</text:span> jsou:</text:p>
      <text:list xml:id="list2392333979" text:style-name="L66">
        <text:list-item>
          <text:p text:style-name="P554"><text:span text:style-name="T680">2 </text:span><text:span text:style-name="T313">kamenné palice</text:span><text:span text:style-name="T680"> (karta), </text:span><text:span text:style-name="T681">3</text:span><text:span text:style-name="T680"> </text:span><text:span text:style-name="T313">kyje</text:span><text:span text:style-name="T680"> (karta), jeden </text:span><text:span text:style-name="T313">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4">meč</text:span><text:span text:style-name="T683"> (karta) a⁠ </text:span><text:span text:style-name="T334">dýka</text:span><text:span text:style-name="T683"> (karta)</text:span></text:p>
          <text:list>
            <text:list-item>
              <text:p text:style-name="P555"><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097862247" text:style-name="L67">
        <text:list-item>
          <text:p text:style-name="P385">Na východě místnosti naproti chodbě ve výšce zhruba metr nad zemí je ve zdi malý kruhový otvor se zčernalými okraji (modrá značka na mapě).</text:p>
          <text:list>
            <text:list-item>
              <text:p text:style-name="P386"><text:soft-page-break/>Je široký a⁠ hluboký zhruba tak, že by se do něj vešel prst. <text:span text:style-name="T1447">Je mastný a⁠ špiní, jako kdyby byl od sazí.</text:span></text:p>
              <text:list>
                <text:list-item>
                  <text:p text:style-name="P556">Odtud vyletuje jedna ze dvou ohnivých šipek po šlápnutí na některou z⁠ dlaždic v⁠ C6.</text:p>
                </text:list-item>
              </text:list>
            </text:list-item>
          </text:list>
        </text:list-item>
      </text:list>
      <text:p text:style-name="P94">Prohledání schodiště odhalí:</text:p>
      <text:list xml:id="list191928726" text:style-name="L68">
        <text:list-item>
          <text:p text:style-name="P388">Na boku schodiště směrem ke stěně místnosti je malá páčka.</text:p>
          <text:list>
            <text:list-item>
              <text:p text:style-name="P557">Otevírá a⁠ zavírá tajné dveře C5-d1 (původně jsou otevřené, takže postavy možná překvapí, když se jim zavře jediný východ z⁠ místnosti).</text:p>
            </text:list-item>
          </text:list>
        </text:list-item>
      </text:list>
      <text:h text:style-name="P291" text:outline-level="4">C<text:span text:style-name="T998">5</text:span>-d1</text:h>
      <text:p text:style-name="P26"><text:span text:style-name="T1310">🚪<text:tab/></text:span>Masivní kamenná deska za<text:span text:style-name="T973">sunut</text:span>á do severní stěny <text:span text:style-name="T975">chodby</text:span><text:span text:style-name="T455"> </text:span><text:span text:style-name="T484">(otevřené tajné </text:span><text:span text:style-name="T485">d</text:span><text:span text:style-name="T484">veře)</text:span>.</text:p>
      <text:list xml:id="list799403722" text:style-name="L69">
        <text:list-item>
          <text:p text:style-name="P559">Dveře se otevírají a⁠ zavírají skryt<text:span text:style-name="T1037">ými</text:span> páčk<text:span text:style-name="T1037">ami.</text:span></text:p>
          <text:list>
            <text:list-item>
              <text:p text:style-name="P560">Jedna je na boku <text:span text:style-name="T1128">točitého</text:span> schodiště v⁠ <text:span text:style-name="T1380">C5</text:span> směrem ke stěně věže (na mapě je to modrá značka na schodišti<text:span text:style-name="T1129">)</text:span>.</text:p>
            </text:list-item>
            <text:list-item>
              <text:p text:style-name="P561">Dr<text:span text:style-name="T1038">u</text:span>há je <text:span text:style-name="T1038">ve spáře mezi dlaždicemi</text:span> na severní stěně chodby C6 (<text:span text:style-name="T1040">o</text:span>pět modrá <text:span text:style-name="T1039">značka </text:span>na mapě).</text:p>
            </text:list-item>
          </text:list>
        </text:list-item>
        <text:list-item>
          <text:p text:style-name="P562">Mechanismus je stále funkční. Po zavření <text:span text:style-name="T974">je</text:span> deska <text:span text:style-name="T1381">téměř</text:span> <text:span text:style-name="T974">nerozeznatelná od stěny věže.</text:span></text:p>
        </text:list-item>
      </text:list>
      <text:h text:style-name="P281" text:outline-level="3">C<text:span text:style-name="T999">6</text:span> – spouštěcí dlaždice pasti</text:h>
      <text:p text:style-name="P95">Prohledání <text:span text:style-name="T1157">severní stěny okolo dveří C5-d1</text:span> odhalí:</text:p>
      <text:list xml:id="list232213388371568" text:continue-list="list191928726" text:style-name="L68">
        <text:list-item>
          <text:p text:style-name="P463">Ve spáře mezi dlaždicemi je malá páčka.</text:p>
          <text:list>
            <text:list-item>
              <text:p text:style-name="P558"><text:soft-page-break/>Otevírá a⁠ zavírá tajné dveře C5-d1.</text:p>
            </text:list-item>
          </text:list>
        </text:list-item>
      </text:list>
      <text:p text:style-name="P74">Než <text:span text:style-name="T1384">budeš pokračovat</text:span>, zeptej se hráčů, v⁠ jakém jdou pořadí.</text:p>
      <text:p text:style-name="P8"><text:span text:style-name="T1051">Chodbou se táhnou</text:span> zaschlé stopy krve.</text:p>
      <text:list xml:id="list3013714190" text:style-name="L70">
        <text:list-item>
          <text:p text:style-name="P563">Vedou od jižních dveří v⁠ místnosti C<text:span text:style-name="T999">7</text:span> k⁠ mrtvolám orků na schodech v⁠ místnosti C<text:span text:style-name="T999">5</text:span>.</text:p>
        </text:list-item>
      </text:list>
      <text:p text:style-name="P87">Modře označené dlaždice spouští past.</text:p>
      <text:list xml:id="list232214230911293" text:continue-numbering="true" text:style-name="L70">
        <text:list-item>
          <text:p text:style-name="P564">Lze si jich všimnout jen při velmi důkladném a⁠ pomalém prohledávání podlahy. <text:span text:style-name="T1384">Když první postava půjde opatrně, ale nebude cíleně prohledávat podlahu, tak past spustí, ale bude mít výhodu na obranu (+1).</text:span></text:p>
        </text:list-item>
      </text:list>
      <text:list xml:id="list3866080533" text:style-name="L71">
        <text:list-item>
          <text:p text:style-name="P565"><text:span text:style-name="T1032">Při spuštění pasti libovolnou ze dvou dlaždic současně vystřelí jedna ohnivá šipka z</text:span>e <text:span text:style-name="T942">zdi v⁠ místnosti C</text:span><text:span text:style-name="T1000">5</text:span><text:span text:style-name="T942"> a⁠ druhá ze zdi v⁠ místnosti C</text:span><text:span text:style-name="T1000">7</text:span><text:span text:style-name="T942"> (viz modré značky na mapě).</text:span></text:p>
          <text:list>
            <text:list-item>
              <text:p text:style-name="P566">Obě šipky proletí <text:span text:style-name="T1444">proti sobě</text:span> celou chodbou C6 ve výšce metr nad zemí. Uprostřed chodby se tedy potkají a⁠ každá nakonec narazí do zdi tam, odkud ta druhá vystřelila (pokud tedy nezasáhne něco po cestě).</text:p>
            </text:list-item>
          </text:list>
        </text:list-item>
        <text:list-item>
          <text:p text:style-name="P567"><text:span text:style-name="T943">Každá šipka</text:span> má <text:span text:style-name="T418">Ú</text:span><text:span text:style-name="T296">tok</text:span><text:span text:style-name="T466"> </text:span><text:span text:style-name="T467">6/2</text:span><text:span text:style-name="T468">k</text:span><text:span text:style-name="T467">z </text:span><text:span text:style-name="T958">ohněm</text:span><text:span text:style-name="T467"> proti Finese </text:span><text:span text:style-name="T692">(odečítá se Zbroj)</text:span><text:span text:style-name="T467">.</text:span></text:p>
          <text:list>
            <text:list-item>
              <text:p text:style-name="P568">Každá zraní jen <text:span text:style-name="T1033">jednou</text:span>, ale když před ní někdo uhne, může pořád <text:span text:style-name="T944">zasáhnout</text:span> <text:span text:style-name="T945">dalšího</text:span> v⁠ řadě.</text:p>
            </text:list-item>
            <text:list-item>
              <text:p text:style-name="P569">Šipky <text:span text:style-name="T1034">budou střílet, dokud bude někdo stát na dlaždicích, ale</text:span> nejvýše jednou za kolo.</text:p>
            </text:list-item>
          </text:list>
        </text:list-item>
      </text:list>
      <text:h text:style-name="P281" text:outline-level="3"><text:soft-page-break/>C<text:span text:style-name="T1001">7</text:span> – vstupní obranná místnost</text:h>
      <text:p text:style-name="P143"><text:span text:style-name="T297">Ve </text:span><text:span text:style-name="T299">výklencích</text:span><text:span text:style-name="T297"> stojí </text:span><text:span text:style-name="T443">sochy</text:span><text:span text:style-name="T294"> </text:span><text:span text:style-name="T298">e</text:span><text:span text:style-name="T339">l</text:span><text:span text:style-name="T298">fích vojáků</text:span><text:span text:style-name="T463"> </text:span><text:span text:style-name="T464">(</text:span><text:span text:style-name="T465">na mapě ‚</text:span><text:span text:style-name="T464">S‘) s⁠ </text:span><text:span text:style-name="T767">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67">▸<text:tab/></text:span></text:span><text:span text:style-name="Emphasis"><text:span text:style-name="T1279">Obě </text:span></text:span><text:span text:style-name="T1223">s</text:span><text:span text:style-name="T1213">ochy</text:span><text:span text:style-name="T1373"> jsou poškozené, jižní ale mnohem víc – chybí jí mimo jiné půlka hlavy. Obě mají hroty kopí a⁠ přední strany štítů potřísněné zaschlou krví.</text:span></text:p>
      <text:list xml:id="list1183235809" text:style-name="L72">
        <text:list-item>
          <text:p text:style-name="P570">Kopí i⁠ štíty jsou z⁠ kamene, pro postavy jsou nepoužitelné.</text:p>
        </text:list-item>
      </text:list>
      <text:p text:style-name="P77"><text:span text:style-name="T1052">Severní socha obživne </text:span><text:span text:style-name="T908">(karta </text:span><text:span text:style-name="T441">oživlá socha</text:span><text:span text:style-name="T908">)</text:span><text:span text:style-name="T1052">, j</text:span>akmile někdo vstoupí do místnosti, <text:span text:style-name="T1050">nebo na ni zaútočí.</text:span></text:p>
      <text:list xml:id="list429192845" text:style-name="L73">
        <text:list-item>
          <text:p text:style-name="P571"><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5"><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2"><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55">napadne každého, kdo ji neposlechne.</text:span></text:p>
        </text:list-item>
        <text:list-item>
          <text:p text:style-name="P573"><text:span text:style-name="T455">Když se postavy budou chovat jak</text:span><text:span text:style-name="T532">o útočníci nebo</text:span><text:span text:style-name="T455"> vandalové, socha je napadne nehledě na amulet.</text:span></text:p>
        </text:list-item>
        <text:list-item>
          <text:p text:style-name="P389">Nic víc postavám neřekne.</text:p>
        </text:list-item>
      </text:list>
      <text:p text:style-name="P73"><text:span text:style-name="T981">⚔ </text:span>Boj se sochou:</text:p>
      <text:list xml:id="list1898013398" text:style-name="L74">
        <text:list-item>
          <text:p text:style-name="P577">Socha ví o⁠ ohnivé šipce prostřelující střed chodby, takže si tam nestoupá (viz spouštěcí dlaždice v⁠ C6).</text:p>
        </text:list-item>
        <text:list-item>
          <text:p text:style-name="P578"><text:soft-page-break/>Když postavy utečou do chodby, socha je nebude pronásledovat.</text:p>
        </text:list-item>
        <text:list-item>
          <text:p text:style-name="P574">Pokud se ji budou snažit z⁠ chodby ostřelovat, aniž by s⁠ ní někdo bojoval v⁠ místnosti, stáhne se do svého výklenku, kam na ni z⁠ chodby není vidět.</text:p>
        </text:list-item>
        <text:list-item>
          <text:p text:style-name="P579">Je to velmi silný protivník. Není jednoduché ji zranit, protože je kamenná a⁠ má tedy vysokou <text:span text:style-name="T1445">Z</text:span>broj (3). Je ale zranitelná drtivými zbraněmi (kladivem, kyjem, palicí, apod.) a⁠ kamenickými nástroji. Proti těmto útokům má <text:span text:style-name="T1446">Z</text:span>broj jen 1.</text:p>
          <text:list>
            <text:list-item>
              <text:p text:style-name="P575"><text:span text:style-name="T1386">Když ji někdo zasáhne některou z⁠ těchto zbraní, nezapomeň popsat větší účinek, například: „</text:span><text:span text:style-name="T391">Po zásahu se v⁠ kameni objevily tenké pukliny“</text:span><text:span text:style-name="T1385">.</text:span></text:p>
            </text:list-item>
            <text:list-item>
              <text:p text:style-name="P580">Pokud hráči dobře neznají pravidla, připomeň jim, že kromě obyčejných útoků mohou:</text:p>
              <text:list>
                <text:list-item>
                  <text:p text:style-name="P576"><text:span text:style-name="T1143">Útok si připravovat (třeba tím, že sochu oběhnou a⁠ dostanou se jí do zad – akce </text:span><text:span text:style-name="T391">příprava</text:span><text:span text:style-name="T1385">).</text:span></text:p>
                </text:list-item>
                <text:list-item>
                  <text:p text:style-name="P576"><text:span text:style-name="T1143">Snažit se soše podrazit nohy (akce </text:span><text:span text:style-name="T355">znevýhodnění</text:span><text:span text:style-name="T1142">).</text:span></text:p>
                </text:list-item>
                <text:list-item>
                  <text:p text:style-name="P576"><text:span text:style-name="T1143">Někam ji zatlačit (akce </text:span><text:span text:style-name="T355">zatlačení</text:span><text:span text:style-name="T1142">).</text:span></text:p>
                </text:list-item>
                <text:list-item>
                  <text:p text:style-name="P576"><text:span text:style-name="T1142">Vzájemně se bránit (akce </text:span><text:span text:style-name="T355">zabránění</text:span><text:span text:style-name="T1142">).</text:span></text:p>
                </text:list-item>
                <text:list-item>
                  <text:p text:style-name="P581">A⁠ mohou také získat výhodu čistě tím, že sochu obstoupí:</text:p>
                  <text:list>
                    <text:list-item>
                      <text:p text:style-name="P581">Ten, na koho socha útočí, výhodu nemá, ostatní ji mohou obstoupit a⁠ výhodu tak získat.</text:p>
                    </text:list-item>
                    <text:list-item>
                      <text:p text:style-name="P576"><text:soft-page-break/><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420448930" text:style-name="L75">
        <text:list-item>
          <text:p text:style-name="P582"><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87">Je široký a⁠ hluboký zhruba tak, že by se do něj vešel prst. <text:span text:style-name="T1447">Je mastný a⁠ špiní, jako kdyby byl od sazí.</text:span></text:p>
              <text:list>
                <text:list-item>
                  <text:p text:style-name="P390">Odtud vyletuje jedna ze dvou ohnivých šipek po šlápnutí na některou z⁠ dlaždic v⁠ C6.</text:p>
                </text:list-item>
              </text:list>
            </text:list-item>
          </text:list>
        </text:list-item>
      </text:list>
      <text:h text:style-name="P292" text:outline-level="4">C<text:span text:style-name="T1002">7</text:span><text:span text:style-name="T961">-d</text:span>1</text:h>
      <text:p text:style-name="P27"><text:span text:style-name="T1310">🚪<text:tab/></text:span><text:span text:style-name="T1346">Zavřené b</text:span>ytelné dveře.</text:p>
      <text:list xml:id="list3747289814" text:style-name="L76">
        <text:list-item>
          <text:p text:style-name="P583">Nemají kliku ani zámek.</text:p>
        </text:list-item>
        <text:list-item>
          <text:p text:style-name="P584">Jsou zavřené na závoru z⁠ místnosti C<text:span text:style-name="T1003">8</text:span>. Z⁠ místnosti C<text:span text:style-name="T1003">7</text:span> tedy nejdou nijak otevřít.</text:p>
        </text:list-item>
      </text:list>
      <text:list xml:id="list4213884597" text:style-name="L77">
        <text:list-item>
          <text:p text:style-name="P585">K⁠ vyražení je potřeba beranidlo <text:span text:style-name="T1054">nebo jiný vhodný nástroj</text:span>.</text:p>
        </text:list-item>
      </text:list>
      <text:h text:style-name="P292" text:outline-level="4">C<text:span text:style-name="T1002">7</text:span><text:span text:style-name="T961">-d</text:span>2</text:h>
      <text:p text:style-name="P28"><text:span text:style-name="T1310">🚪<text:tab/></text:span>Vyražené bytelné dveře.</text:p>
      <text:list xml:id="list232214112782471" text:continue-list="list3747289814" text:style-name="L76">
        <text:list-item>
          <text:p text:style-name="P391">Nemají kliku ani zámek.</text:p>
        </text:list-item>
      </text:list>
      <text:list xml:id="list935339776" text:style-name="L78">
        <text:list-item>
          <text:p text:style-name="P392">P<text:span text:style-name="T229">řed vyražením</text:span> byly zavřené na závoru z⁠ místnosti C<text:span text:style-name="T1004">8</text:span>.</text:p>
        </text:list-item>
      </text:list>
      <text:h text:style-name="P281" text:outline-level="3"><text:soft-page-break/>C<text:span text:style-name="T1018">8</text:span> – <text:span text:style-name="T946">obranné postavení</text:span></text:h>
      <text:p text:style-name="P145"><text:span text:style-name="T300">Před </text:span><text:span text:style-name="T301">jižními dveřmi </text:span><text:span text:style-name="T608">(C</text:span><text:span text:style-name="T609">8</text:span><text:span text:style-name="T610">-</text:span><text:span text:style-name="T611">d</text:span><text:span text:style-name="T612">2</text:span><text:span text:style-name="T608">)</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2616459062" text:style-name="L79">
        <text:list-item>
          <text:p text:style-name="P587">Jsou to zbytky dvou rozmlácených soch (stejných jako v⁠ C7).</text:p>
        </text:list-item>
        <text:list-item>
          <text:p text:style-name="P588">Na některých <text:span text:style-name="T1389">úlomcích</text:span> jsou zaschlé stopy od krve.</text:p>
          <text:list>
            <text:list-item>
              <text:p text:style-name="P588"><text:span text:style-name="T699">P</text:span><text:span text:style-name="T455">otřísněné jsou hlavně hroty kopí a⁠ přední strany štítů, jak sochy bojovaly s⁠ orky.</text:span></text:p>
            </text:list-item>
          </text:list>
        </text:list-item>
      </text:list>
      <text:p text:style-name="P144"><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2">.</text:span></text:p>
      <text:list xml:id="list2132378881" text:style-name="L80">
        <text:list-item>
          <text:p text:style-name="P428">Není tam moc dobře vidět, světlo lucerny tam ode dveří dopadá moc slabě.</text:p>
          <text:list>
            <text:list-item>
              <text:p text:style-name="P590"><text:span text:style-name="T797">K</text:span><text:span text:style-name="T782">dyž půjde blíž, spustí past</text:span><text:span text:style-name="T801"> (viz dále).</text:span></text:p>
            </text:list-item>
          </text:list>
        </text:list-item>
        <text:list-item>
          <text:p text:style-name="P589"><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164114588" text:style-name="L81">
        <text:list-item>
          <text:list>
            <text:list-item>
              <text:p text:style-name="P393"><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29">Spouštěcích dlaždic <text:span text:style-name="T1053">(moře označených na mapě)</text:span> si lze všimnout jen při velmi důkladném a⁠ pomalém prohledávání podlahy.</text:p>
        </text:list-item>
      </text:list>
      <text:p text:style-name="P75">Stoupnutí na <text:span text:style-name="T959">některou</text:span> z⁠ modře označených dlaždic spustí past:</text:p>
      <text:list xml:id="list3958503806" text:style-name="L82">
        <text:list-item>
          <text:p text:style-name="P394"><text:soft-page-break/>Z⁠ protější stěny vyletí ohnivá šipka <text:span text:style-name="T1448">(viz modrá značka na mapě)</text:span>:</text:p>
          <text:list>
            <text:list-item>
              <text:p text:style-name="P396">Letí vodorovně metr nad zemí.</text:p>
            </text:list-item>
            <text:list-item>
              <text:p text:style-name="P395"><text:span text:style-name="T294">Útok</text:span> <text:span text:style-name="T956">6/2kz </text:span><text:span text:style-name="T957">ohněm</text:span><text:span text:style-name="T956"> proti Finese (odečítá se Zbroj).</text:span></text:p>
            </text:list-item>
            <text:list-item>
              <text:p text:style-name="P397">Ten, kdo si všimnul „něčeho divného“ na protější stěně, nebo kdo ohlásil, že postupuje opatrně a⁠ dává pozor na pasti, bude mít výhodu <text:span text:style-name="T1449">n</text:span>a obranu (+1).</text:p>
            </text:list-item>
            <text:list-item>
              <text:p text:style-name="P398">Šipka bude střílet, dokud bude někdo stát na dlaždici, ale nejvýše jednou za kolo.</text:p>
            </text:list-item>
          </text:list>
        </text:list-item>
      </text:list>
      <text:p text:style-name="P96"><text:span text:style-name="T607">P</text:span><text:span text:style-name="T455">rohledání západní stěny (</text:span><text:span text:style-name="T696">mezi</text:span><text:span text:style-name="T455"> výklenky se sochami) těsně pod stropem odhalí úzké vodorovné štěrbiny.</text:span></text:p>
      <text:list xml:id="list503367384" text:style-name="L83">
        <text:list-item>
          <text:p text:style-name="P399">Jsou zhruba půl metru hluboké, <text:span text:style-name="T1158">jako dlaň široké a⁠ vysoké tak, že se do nich těsně vejde prst</text:span>.</text:p>
          <text:list>
            <text:list-item>
              <text:p text:style-name="P400">Hluboko uvnitř stěny <text:span text:style-name="T1388">je</text:span> na štěrbiny na<text:span text:style-name="T1388">pojený</text:span> mechanismus, který <text:span text:style-name="T1159">do nich přivádí</text:span> jedovatý plyn.</text:p>
            </text:list-item>
            <text:list-item>
              <text:p text:style-name="P401">Vypouštění plynu spouští zvednutí pravé páky ve zbrojnici C17.</text:p>
            </text:list-item>
          </text:list>
        </text:list-item>
      </text:list>
      <text:h text:style-name="P292" text:outline-level="4">C<text:span text:style-name="T1020">8-d1</text:span></text:h>
      <text:p text:style-name="P27"><text:span text:style-name="T1310">🚪<text:tab/></text:span><text:span text:style-name="T1346">Zavřené b</text:span>ytelné dveře.</text:p>
      <text:list xml:id="list232212692478483" text:continue-list="list232214112782471" text:style-name="L76">
        <text:list-item>
          <text:p text:style-name="P584">Jsou zavřené na závoru z⁠ chodby do místnosti C<text:span text:style-name="T1025">16</text:span>. Z⁠ místnosti C<text:span text:style-name="T1021">8</text:span> tedy nejdou nijak otevřít.</text:p>
        </text:list-item>
        <text:list-item>
          <text:p text:style-name="P586">K⁠ vyražení je potřeba beranidlo <text:span text:style-name="T1054">nebo jiný vhodný nástroj</text:span>.</text:p>
        </text:list-item>
      </text:list>
      <text:list xml:id="list291781118" text:style-name="L84">
        <text:list-item>
          <text:p text:style-name="P591"><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292" text:outline-level="4"><text:soft-page-break/>C<text:span text:style-name="T1020">8-d2</text:span></text:h>
      <text:p text:style-name="P108"><text:span text:style-name="T1310">🚪<text:tab/></text:span><text:span text:style-name="T358">Zavřené b</text:span><text:span text:style-name="T294">ytelné, </text:span><text:span text:style-name="T302">poškozené</text:span><text:span text:style-name="T294"> dveře.</text:span></text:p>
      <text:list xml:id="list2556557264" text:style-name="L85">
        <text:list-item>
          <text:p text:style-name="P402">Jsou viditelně popraskané a⁠ promáčknuté, <text:span text:style-name="T1390">jako by do nich ze severu (tedy směrem z⁠ místnosti C8) něco několikrát udeřilo nadlidskou silou</text:span>.</text:p>
        </text:list-item>
        <text:list-item>
          <text:p text:style-name="P403"><text:span text:style-name="T1155">J</text:span>sou zavřené na závoru z⁠ <text:span text:style-name="T951">místnosti C9</text:span>.</text:p>
          <text:list>
            <text:list-item>
              <text:p text:style-name="P404">Závora už nejde jednoduše odsunout, brání v⁠ tom prohnut<text:span text:style-name="T952">í</text:span> dveř<text:span text:style-name="T952">í</text:span>. Je možné j<text:span text:style-name="T952">i</text:span> odmontovat, urazit a⁠ podobně.</text:p>
            </text:list-item>
          </text:list>
        </text:list-item>
        <text:list-item>
          <text:p text:style-name="P405">K⁠ vyražení je potřeba beranidlo <text:span text:style-name="T1054">nebo jiný vhodný nástroj</text:span>.</text:p>
        </text:list-item>
        <text:list-item>
          <text:p text:style-name="P406">Směrem z⁠ místnosti C<text:span text:style-name="T1024">9</text:span> je kolem <text:span text:style-name="T1023">rámu</text:span> <text:span text:style-name="T1022">dveří</text:span> chlopeň, která pevně doléhá k⁠ futrům.</text:p>
        </text:list-item>
      </text:list>
      <text:h text:style-name="P282" text:outline-level="3">C<text:span text:style-name="T995">9 – prázdná místnost</text:span></text:h>
      <text:p text:style-name="P146"><text:span text:style-name="T25">Místnost je prázdná. </text:span><text:span text:style-name="Emphasis"><text:span text:style-name="T935">Na severní stěně je nápis ve staroelfštině:</text:span></text:span></text:p>
      <text:list xml:id="list577604947" text:style-name="L86">
        <text:list-header>
          <text:p text:style-name="P592"><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92" text:outline-level="4">C<text:span text:style-name="T996">9</text:span><text:span text:style-name="T971">-</text:span>d1</text:h>
      <text:p text:style-name="P29"><text:span text:style-name="T1310">🚪<text:tab/></text:span>Zavřené <text:span text:style-name="T1154">obyčejné</text:span> dveře s⁠ <text:span text:style-name="T1041">klikou</text:span>.</text:p>
      <text:list xml:id="list2070507462" text:style-name="L87">
        <text:list-item>
          <text:p text:style-name="P407">Jdou otevřít, ale jde to ztuha.</text:p>
        </text:list-item>
      </text:list>
      <text:p text:style-name="P88"><text:span text:style-name="T455">Pokud postavy </text:span><text:span text:style-name="T533">při</text:span><text:span text:style-name="T584">chází</text:span><text:span text:style-name="T455"> z⁠ C9:</text:span></text:p>
      <text:list xml:id="list1309469162" text:style-name="L88">
        <text:list-item>
          <text:p text:style-name="P593">Za dveřmi je zával <text:span text:style-name="T1391">(</text:span>část se ho vysype do místnosti<text:span text:style-name="T1391">)</text:span>.</text:p>
          <text:list>
            <text:list-item>
              <text:p text:style-name="P594">Nahoře pod horním futrem je vidět mezera, zával tedy zřejmě nesahá až ke stropu.</text:p>
            </text:list-item>
            <text:list-item>
              <text:p text:style-name="P595"><text:soft-page-break/>Je možné ho prokopat (škvíru rozšířit) a⁠ <text:span text:style-name="T1392">dostat se tak do C10</text:span>.</text:p>
            </text:list-item>
          </text:list>
        </text:list-item>
      </text:list>
      <text:h text:style-name="P283" text:outline-level="3">C10 – částečně zavalená místnost</text:h>
      <text:p text:style-name="P147"><text:span text:style-name="T1260">♨</text:span><text:span text:style-name="T1254"><text:tab/></text:span><text:span text:style-name="T439">Je </text:span><text:span text:style-name="T440">tu</text:span><text:span text:style-name="T439"> silný zápach, zřejmě tu něco žije.</text:span></text:p>
      <text:p text:style-name="P148"><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50">otvory</text:span><text:span text:style-name="T341">. Další podobné díry jsou o⁠ kus výš, zhruba v⁠ úrovni původního stropu. </text:span><text:span text:style-name="Emphasis"><text:span text:style-name="T935">Na jižní stěně je částečně zasypaný </text:span></text:span><text:span text:style-name="Emphasis"><text:span text:style-name="T1214">nápis</text:span></text:span><text:span text:style-name="Emphasis"><text:span text:style-name="T935">.</text:span></text:span></text:p>
      <text:p text:style-name="P149"><text:span text:style-name="Emphasis"><text:span text:style-name="T1335">🔊</text:span></text:span><text:span text:style-name="Emphasis"><text:span text:style-name="T1331"><text:tab/></text:span></text:span><text:span text:style-name="Emphasis"><text:span text:style-name="T1332">Ze tmy se ozv</text:span></text:span><text:span text:style-name="Emphasis"><text:span text:style-name="T1333">e</text:span></text:span><text:span text:style-name="Emphasis"><text:span text:style-name="T1332"> zvuk, jako když někdo natahuje sliny.</text:span></text:span></text:p>
      <text:p text:style-name="P80"><text:span text:style-name="T981">⚔ Postavy napadnou </text:span>2 mláďata plivajícího ještěra <text:span text:style-name="T896">(karty).</text:span></text:p>
      <text:list xml:id="list2051140793" text:style-name="L89">
        <text:list-item>
          <text:p text:style-name="P408">Nejdříve plivnutím žíraviny (viz karta <text:span text:style-name="T351">mládě plivajícího ještěra</text:span>), pak na blízko.</text:p>
        </text:list-item>
        <text:list-item>
          <text:p text:style-name="P409">Když <text:span text:style-name="T1055">bude</text:span> některé z⁠ <text:span text:style-name="T1130">mláďat</text:span> zraněno, <text:span text:style-name="T970">pokusí se utéct</text:span> buď do jednoho z⁠ tunelů ve zdi nebo do hnízda v⁠ C<text:span text:style-name="T1042">11</text:span>.</text:p>
        </text:list-item>
      </text:list>
      <text:p text:style-name="P68"><text:span text:style-name="Emphasis"><text:span text:style-name="T1267">▸<text:tab/></text:span></text:span><text:span text:style-name="Emphasis"><text:span text:style-name="T1271">Dírou po </text:span></text:span><text:span text:style-name="Emphasis"><text:span text:style-name="T1285">zřícené části stropu</text:span></text:span><text:span text:style-name="Emphasis"><text:span text:style-name="T1271"> lze vyšplhat nahoru (do B4).</text:span></text:span></text:p>
      <text:p text:style-name="P150"><text:span text:style-name="Emphasis"><text:span text:style-name="T1267">▸<text:tab/></text:span></text:span><text:span text:style-name="Emphasis"><text:span text:style-name="T1287">Zasypané </text:span></text:span><text:span text:style-name="Emphasis"><text:span text:style-name="T1286">d</text:span></text:span><text:span text:style-name="Emphasis"><text:span text:style-name="T1288">veře</text:span></text:span><text:span text:style-name="Emphasis"><text:span text:style-name="T1272"> </text:span></text:span><text:span text:style-name="Emphasis"><text:span text:style-name="T1273">(C9-d1)</text:span></text:span><text:span text:style-name="Emphasis"><text:span text:style-name="T1272"> není možné otevřít bez prokopání závalu (alespoň ke klice).</text:span></text:span></text:p>
      <text:p text:style-name="P151"><text:span text:style-name="Emphasis"><text:span text:style-name="T1267">▸<text:tab/></text:span></text:span><text:span text:style-name="Emphasis"><text:span text:style-name="T1289">Otvory</text:span></text:span><text:span text:style-name="Emphasis"><text:span text:style-name="T1274"> ve stěně místnosti jsou</text:span></text:span><text:span text:style-name="T1393"> ústí spletitých tunelů vyhrabaných v⁠ podloží pevnosti.</text:span></text:p>
      <text:list xml:id="list538563828" text:style-name="L90">
        <text:list-item>
          <text:p text:style-name="P596">Těmi nejširšími se protáhne kudůk nebo štíhlý elf.</text:p>
        </text:list-item>
        <text:list-item>
          <text:p text:style-name="P596">Ústí venku u⁠ paty skály, na které pevnost stojí.</text:p>
        </text:list-item>
        <text:list-item>
          <text:p text:style-name="P596"><text:soft-page-break/>Vyhrabal je plivající ještěr z⁠ C11. Mláďata tudy mohou utéct ven z⁠ podzemí.</text:p>
        </text:list-item>
      </text:list>
      <text:p text:style-name="P151"><text:span text:style-name="Emphasis"><text:span text:style-name="T1267">▸<text:tab/>Z⁠ </text:span></text:span><text:span text:style-name="Emphasis"><text:span text:style-name="T1274">částečně zasypaného </text:span></text:span><text:span text:style-name="Emphasis"><text:span text:style-name="T1289">nápisu</text:span></text:span><text:span text:style-name="Emphasis"><text:span text:style-name="T1274"> na jižní stěně</text:span></text:span><text:span text:style-name="Emphasis"><text:span text:style-name="T700"> jde přečíst:</text:span></text:span></text:p>
      <text:list xml:id="list1510179683" text:style-name="L91">
        <text:list-header>
          <text:p text:style-name="P597"><text:span text:style-name="Emphasis"><text:span text:style-name="T892">„Klaním se před Tebou, Ra...“</text:span></text:span></text:p>
        </text:list-header>
        <text:list-item>
          <text:p text:style-name="P597"><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97"><text:span text:style-name="Emphasis"><text:span text:style-name="T892">„Klaním se před Tebou, Raio, paní divočiny.<text:line-break/>Tobě vděčíme za léčivé dary lesa.“</text:span></text:span></text:p>
        </text:list-item>
      </text:list>
      <text:h text:style-name="P293" text:outline-level="4">C<text:span text:style-name="T1083">10-d1</text:span></text:h>
      <text:p text:style-name="P115"><text:span text:style-name="T1310">🚪<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284" text:outline-level="3">C<text:span text:style-name="T994">11</text:span> – sklad luceren a⁠ <text:span text:style-name="T968">dílna na výrobu svic</text:span></text:h>
      <text:p text:style-name="P69"><text:span text:style-name="T1263">♨</text:span><text:span text:style-name="T1255"><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6">N</text:span>a polici <text:span text:style-name="T1056">zavěšené na severní stěně je zhasnutá </text:span>lucern<text:span text:style-name="T1394">a </text:span><text:span text:style-name="T670">(se zcela vyhořelou svíčkou)</text:span>. U⁠ <text:span text:style-name="T1395">jižní stěny je </text:span><text:span text:style-name="T1215">pracovní stůl</text:span><text:span text:style-name="T1395"> a⁠ dřevěná židle. </text:span><text:span text:style-name="Emphasis"><text:span text:style-name="T935">Na stěně naproti vchodu je </text:span></text:span><text:span text:style-name="Emphasis"><text:span text:style-name="T1214">nápis</text:span></text:span><text:span text:style-name="Emphasis"><text:span text:style-name="T93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3"><text:span text:style-name="Emphasis"><text:span text:style-name="T1337">🔊<text:tab/></text:span></text:span><text:span text:style-name="Emphasis"><text:span text:style-name="T1334">Ještěr zlověstně syčí.</text:span></text:span></text:p>
      <text:list xml:id="list963451315" text:style-name="L92">
        <text:list-item>
          <text:p text:style-name="P598"><text:span text:style-name="Emphasis"><text:span text:style-name="T1275">Je to dospělý </text:span></text:span><text:span text:style-name="Emphasis"><text:span text:style-name="T1293">plivající ještěr</text:span></text:span><text:span text:style-name="Emphasis"><text:span text:style-name="T1275"> (karta). </text:span></text:span><text:span text:style-name="T969">Když ho postavy nechají být a⁠ nebudou se k⁠ němu přibližovat, nebude si jich všímat. V⁠ opačném případě bude urputně bojovat – </text:span><text:span text:style-name="Emphasis"><text:span text:style-name="T1275">brání </text:span></text:span><text:span text:style-name="Emphasis"><text:span text:style-name="T1276">totiž</text:span></text:span><text:span text:style-name="Emphasis"><text:span text:style-name="T1275"> hnízdo.</text:span></text:span></text:p>
          <text:list>
            <text:list-item>
              <text:p text:style-name="P599">V⁠ hnízdě <text:span text:style-name="T1398">je</text:span> částečně skrytý – má výhodu (+1) proti střelbě. Může se také schovat úplně, aby si připravil další plivnutí žíraviny <text:span text:style-name="T1397">(zvuk natahování slin)</text:span>.</text:p>
            </text:list-item>
          </text:list>
        </text:list-item>
      </text:list>
      <text:p text:style-name="P152"><text:soft-page-break/><text:span text:style-name="Emphasis"><text:span text:style-name="T1267">▸<text:tab/></text:span></text:span><text:span text:style-name="T701">Na </text:span><text:span text:style-name="T872">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4"><text:span text:style-name="Emphasis"><text:span text:style-name="T1267">▸<text:tab/></text:span></text:span><text:span text:style-name="Emphasis"><text:span text:style-name="T872">Nápis</text:span></text:span><text:span text:style-name="Emphasis"><text:span text:style-name="T701"> na stěně říká:</text:span></text:span></text:p>
      <text:list xml:id="list2652755629" text:style-name="L93">
        <text:list-header>
          <text:p text:style-name="P410"><text:span text:style-name="Emphasis"><text:span text:style-name="T338">„Klaním se před tebou, Nirvi, pane obchodu a⁠ řemesel.“</text:span></text:span></text:p>
        </text:list-header>
      </text:list>
      <text:p text:style-name="P70"><text:span text:style-name="Emphasis"><text:span text:style-name="T1267">▸<text:tab/></text:span></text:span>Na <text:span text:style-name="T1216">hromadě suti</text:span><text:span text:style-name="T1396"> </text:span>je velké hnízdo a⁠ <text:span text:style-name="Emphasis"><text:span text:style-name="T709">ohlodané zbytky dvou menších ještěrů</text:span></text:span></text:p>
      <text:list xml:id="list232212904708282" text:continue-numbering="true" text:style-name="L93">
        <text:list-item>
          <text:p text:style-name="P411">V⁠ hnízdě jsou 3 vejce plivajícího ještěra.</text:p>
        </text:list-item>
      </text:list>
      <text:h text:style-name="P285" text:outline-level="3">C12 – <text:span text:style-name="T1057">toaleta</text:span></text:h>
      <text:p text:style-name="P22"><text:span text:style-name="T1310">🚪<text:tab/></text:span><text:span text:style-name="T1314">Z</text:span><text:span text:style-name="T1151">avřené</text:span> <text:span text:style-name="T1095">obyčejné</text:span> dveře s⁠ klikou.</text:p>
      <text:list xml:id="list232212221192793" text:continue-list="list232213003490982" text:style-name="L27">
        <text:list-item>
          <text:p text:style-name="P412">Je na nich symbol ve tvaru kruhu: <text:span text:style-name="T1264">⚪</text:span></text:p>
        </text:list-item>
      </text:list>
      <text:p text:style-name="P11"><text:span text:style-name="T1075">Uvnitř je a</text:span>natomicky tvarovaná kamenná lavice s⁠ kruhovou dírou uprostřed.</text:p>
      <text:h text:style-name="P286" text:outline-level="3">C13 – obytná místnost mistra sochaře</text:h>
      <text:p text:style-name="P116"><text:span text:style-name="T1310">🚪<text:tab/></text:span><text:span text:style-name="T1314">Z</text:span><text:span text:style-name="T357">avřené </text:span><text:span text:style-name="T378">obyčejné</text:span><text:span text:style-name="T357"> dveře s⁠ klikou a⁠ zámkem.</text:span></text:p>
      <text:list xml:id="list3452611426" text:style-name="L94">
        <text:list-item>
          <text:p text:style-name="P414"><text:span text:style-name="T1153">J</text:span>sou zamčené.</text:p>
        </text:list-item>
      </text:list>
      <text:list xml:id="list1749533747" text:style-name="L95">
        <text:list-item>
          <text:p text:style-name="P600"><text:span text:style-name="T577">Do zámku pasuje </text:span><text:span text:style-name="T578">klíč s⁠ </text:span><text:span text:style-name="T586">písmenem</text:span><text:span text:style-name="T577"> </text:span><text:span text:style-name="T1008">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span text:style-name="T770">)</text:span><text:span text:style-name="T562">.</text:span></text:p>
        </text:list-item>
      </text:list>
      <text:list xml:id="list232213443642886" text:continue-list="list232213229515934" text:style-name="L22">
        <text:list-item>
          <text:p text:style-name="P354"><text:span text:style-name="T562">Jdou vyrazit, </text:span><text:span text:style-name="T1435">zámek jde vypáčit nebo otevřít šperhákem</text:span><text:span text:style-name="T562">.</text:span></text:p>
        </text:list-item>
      </text:list>
      <text:p text:style-name="P42">V⁠ místnosti je <text:span text:style-name="T1217">postel</text:span><text:span text:style-name="T1399">, </text:span><text:span text:style-name="T1217">noční stolek</text:span><text:span text:style-name="T1399"> a⁠ </text:span><text:span text:style-name="T1217">truhla</text:span><text:span text:style-name="T1399">.</text:span></text:p>
      <text:p text:style-name="P122"><text:span text:style-name="Emphasis"><text:span text:style-name="T1267">▸<text:tab/></text:span></text:span><text:span text:style-name="Emphasis"><text:span text:style-name="T1280">Z⁠ </text:span></text:span><text:span text:style-name="Emphasis"><text:span text:style-name="T1317">postel</text:span></text:span><text:span text:style-name="Emphasis"><text:span text:style-name="T1323">e</text:span></text:span><text:span text:style-name="Emphasis"><text:span text:style-name="T1296"> zbývají jen čela a⁠ </text:span></text:span><text:span text:style-name="Emphasis"><text:span text:style-name="T1307">dno</text:span></text:span><text:span text:style-name="Emphasis"><text:span text:style-name="T1296">, m</text:span></text:span><text:span text:style-name="T455">atrace i⁠ pokrývky se už dávno rozpadly v⁠ prach.</text:span></text:p>
      <text:p text:style-name="P65"><text:soft-page-break/><text:span text:style-name="Emphasis"><text:span text:style-name="T1267">▸<text:tab/></text:span></text:span><text:span text:style-name="T1399">Na </text:span><text:span text:style-name="T1217">n</text:span><text:span text:style-name="T1190">oční</text:span><text:span text:style-name="T1217">m</text:span><text:span text:style-name="T1190"> stolk</text:span><text:span text:style-name="T1217">u</text:span><text:span text:style-name="T1399"> je</text:span> malý kovový kelímek.</text:p>
      <text:p text:style-name="P138"><text:span text:style-name="Emphasis"><text:span text:style-name="T1267">▸<text:tab/></text:span></text:span><text:span text:style-name="T866">Truhla</text:span><text:span text:style-name="T455"> </text:span><text:span text:style-name="T710">je zamčená visacím zámkem (jde urazit nebo třeba odemknout paklíčem).</text:span></text:p>
      <text:list xml:id="list4139769528" text:style-name="L96">
        <text:list-item>
          <text:p text:style-name="P603">Uvnitř je balík pečlivě zabalený do koženého obalu. V⁠ něm jsou:</text:p>
          <text:list>
            <text:list-item>
              <text:p text:style-name="P601"><text:span text:style-name="T712">S</text:span><text:span text:style-name="T711">kicy různých soch. </text:span><text:span text:style-name="T712">N</text:span><text:span text:style-name="T1400">a většině z⁠ nich jsou elfové, jedna ale zobrazuje trpaslici (sochu v⁠ B1).</text:span></text:p>
            </text:list-item>
            <text:list-item>
              <text:p text:style-name="P602"><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287" text:outline-level="3">C14 – <text:span text:style-name="T1085">obytná místnost mága</text:span></text:h>
      <text:p text:style-name="P23"><text:span text:style-name="T1310">🚪<text:tab/></text:span><text:span text:style-name="T1315">Z</text:span><text:span text:style-name="T1150">avřené obyčejné</text:span> dveře s⁠ klikou a⁠ <text:span text:style-name="T1152">zámkem</text:span>.</text:p>
      <text:list xml:id="list489723870" text:style-name="L97">
        <text:list-item>
          <text:p text:style-name="P415">Jsou <text:span text:style-name="T1401">za</text:span>mčené.</text:p>
        </text:list-item>
        <text:list-item text:start-value="1">
          <text:p text:style-name="P416">Klíč nikde v⁠ podzemí není.</text:p>
        </text:list-item>
        <text:list-item>
          <text:p text:style-name="P355">Jdou vyrazit, <text:span text:style-name="T1435">zámek jde vypáčit nebo otevřít šperhákem</text:span>.</text:p>
        </text:list-item>
      </text:list>
      <text:p text:style-name="P43">V⁠ místnosti je <text:span text:style-name="T1218">postel</text:span><text:span text:style-name="T1402">, noční stolek a⁠ okovaná </text:span><text:span text:style-name="T1218">truhla</text:span><text:span text:style-name="T1236">.</text:span></text:p>
      <text:p text:style-name="P123"><text:span text:style-name="Emphasis"><text:span text:style-name="T1267">▸<text:tab/></text:span></text:span><text:span text:style-name="Emphasis"><text:span text:style-name="T1280">Z⁠ </text:span></text:span><text:span text:style-name="Emphasis"><text:span text:style-name="T1317">postel</text:span></text:span><text:span text:style-name="Emphasis"><text:span text:style-name="T1323">e</text:span></text:span><text:span text:style-name="Emphasis"><text:span text:style-name="T1296"> zbývají jen čela a⁠ </text:span></text:span><text:span text:style-name="Emphasis"><text:span text:style-name="T1307">dno</text:span></text:span><text:span text:style-name="Emphasis"><text:span text:style-name="T1296">, m</text:span></text:span><text:span text:style-name="T455">atrace i⁠ pokrývky se už dávno rozpadly v⁠ prach. V⁠ </text:span><text:span text:style-name="T713">prachu je zapadlý nějaký předmět.</text:span></text:p>
      <text:list xml:id="list3821123761" text:style-name="L98">
        <text:list-item>
          <text:p text:style-name="P604"><text:span text:style-name="T1087">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3">kl</text:span><text:span text:style-name="T36">íč ‚</text:span><text:span text:style-name="T1013">A’</text:span><text:span text:style-name="T619">)</text:span><text:span text:style-name="T1087">.</text:span></text:p>
          <text:list>
            <text:list-item>
              <text:p text:style-name="P605">Otevírá dveře do laboratoře C15.</text:p>
            </text:list-item>
          </text:list>
        </text:list-item>
      </text:list>
      <text:p text:style-name="P153"><text:span text:style-name="Emphasis"><text:span text:style-name="T1267">▸<text:tab/></text:span></text:span><text:span text:style-name="Emphasis"><text:span text:style-name="T1290">O</text:span></text:span><text:span text:style-name="T1190">kovan</text:span><text:span text:style-name="T1219">á</text:span><text:span text:style-name="T1190"> truhl</text:span><text:span text:style-name="T1219">a</text:span><text:span text:style-name="T1403"> nemá zámek (ale nejde otevřít).</text:span></text:p>
      <text:list xml:id="list3011456883" text:style-name="L99">
        <text:list-item>
          <text:p text:style-name="P606">Jsou na ní tenkou stříbrnou linií vyryté staroelfské runy (není to souvislý text, j<text:span text:style-name="T1451">en</text:span> podivně poskládané slabiky).</text:p>
        </text:list-item>
      </text:list>
      <text:list xml:id="list869775194" text:style-name="L100">
        <text:list-item>
          <text:p text:style-name="P607"><text:span text:style-name="T723">N</text:span><text:span text:style-name="T716">a dotek brní </text:span><text:span text:style-name="T715">(je magická). Nejde připoutat.</text:span></text:p>
        </text:list-item>
        <text:list-item>
          <text:p text:style-name="P608"><text:soft-page-break/><text:span text:style-name="T800">C</text:span><text:span text:style-name="T798">hrání </text:span><text:span text:style-name="T800">ji</text:span><text:span text:style-name="T798"> magická past</text:span><text:span text:style-name="T799">.</text:span></text:p>
          <text:list>
            <text:list-item>
              <text:p text:style-name="P609"><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4">bleskem</text:span><text:span text:style-name="T718"> 7/3kz proti Finese.</text:span></text:p>
              <text:list>
                <text:list-item>
                  <text:p text:style-name="P610"><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11"><text:span text:style-name="T719">Když </text:span><text:span text:style-name="T722">v</text:span><text:span text:style-name="T719">ůbec nedojde ke kontaktu (třeba když někdo truhlu pustí z⁠ výšky na zem), past se neaktivuje.</text:span></text:p>
                </text:list-item>
              </text:list>
            </text:list-item>
            <text:list-item>
              <text:p text:style-name="P615"><text:span text:style-name="T719">N</text:span><text:span text:style-name="T455">ásilné otevření vyžaduje 3 pokusy (3 rány kladivem či sekerou, 3 pokusy o⁠ otevření víka páčidlem atp.). </text:span><text:span text:style-name="T729">Až třikrát tedy může někoho zasáhnout výboj.</text:span></text:p>
            </text:list-item>
          </text:list>
        </text:list-item>
        <text:list-item>
          <text:p text:style-name="P612"><text:span text:style-name="T725">Truhla se otevře, když někdo vysloví formuli</text:span><text:span text:style-name="T550"> „</text:span><text:span text:style-name="T331">Era solren“</text:span><text:span text:style-name="T724">.</text:span></text:p>
          <text:list>
            <text:list-item>
              <text:p text:style-name="P613"><text:span text:style-name="T725">Postavy ji mohou</text:span><text:span text:style-name="T727"> nalézt </text:span><text:span text:style-name="T726">na svitku (C15-r2) v⁠ laboratoři C15).</text:span></text:p>
            </text:list-item>
          </text:list>
        </text:list-item>
        <text:list-item>
          <text:p text:style-name="P614"><text:span text:style-name="T728">Uvnitř </text:span><text:span text:style-name="T549">truhly</text:span><text:span text:style-name="T728"> </text:span><text:span text:style-name="T548">je </text:span><text:span text:style-name="T401">elfská lyra</text:span><text:span text:style-name="T547"> </text:span><text:span text:style-name="T548">(karta).</text:span></text:p>
        </text:list-item>
      </text:list>
      <text:h text:style-name="P288" text:outline-level="3">C1<text:span text:style-name="T1019">5</text:span> –<text:span text:style-name="T947"> laboratoř</text:span></text:h>
      <text:p text:style-name="P117"><text:span text:style-name="T1325">🚪<text:tab/></text:span><text:span text:style-name="T44">Zavřené </text:span><text:span text:style-name="T33">bytelné dveře s⁠ </text:span><text:span text:style-name="T34">klikou a⁠ zámkem</text:span><text:span text:style-name="T33">.</text:span></text:p>
      <text:list xml:id="list2331652776" text:style-name="L101">
        <text:list-item>
          <text:p text:style-name="P328">Jsou zamčené.</text:p>
        </text:list-item>
      </text:list>
      <text:list xml:id="list3282611202" text:style-name="L102">
        <text:list-item>
          <text:p text:style-name="P616"><text:span text:style-name="T56">K⁠ vyražení je potřeba beranidlo </text:span><text:span text:style-name="T57">nebo jiný vhodný nástroj</text:span><text:span text:style-name="T56">.</text:span></text:p>
        </text:list-item>
        <text:list-item>
          <text:p text:style-name="P329">Zámek je příliš složitý na otevření paklíčem, s⁠ <text:span text:style-name="T1387">vhodným náčiním</text:span> <text:span text:style-name="T1387">jde ale vylomit</text:span>.</text:p>
        </text:list-item>
      </text:list>
      <text:list xml:id="list208124437" text:style-name="L103">
        <text:list-item>
          <text:p text:style-name="P617"><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6">U⁠ stěn stojí prázdná skříň s⁠ policemi, </text:span><text:span text:style-name="T1220">zavřená skříň</text:span><text:span text:style-name="T1406">, velká truhla s⁠ masivním visacím zámkem, </text:span><text:span text:style-name="T1220">stůl</text:span><text:span text:style-name="T1406"> a⁠ židle. Na stěnách jsou pověšené tři obrazy: údolí s⁠ vodopádem, letící orel a⁠ </text:span><text:span text:style-name="T1220">horské štíty</text:span><text:span text:style-name="T1406">.</text:span></text:p>
      <text:p text:style-name="P44"><text:span text:style-name="Emphasis"><text:span text:style-name="T1267">▸<text:tab/></text:span></text:span><text:span text:style-name="Emphasis"><text:span text:style-name="T1281">V⁠ </text:span></text:span><text:span text:style-name="T873">zavřené skříni</text:span><text:span text:style-name="T730"> jsou</text:span><text:span text:style-name="T534"> </text:span><text:span text:style-name="T1405">přesýpací hodiny</text:span><text:span text:style-name="T587"> </text:span><text:span text:style-name="T588">(karta)</text:span><text:span text:style-name="T587">.</text:span></text:p>
      <text:p text:style-name="P66"><text:span text:style-name="Emphasis"><text:span text:style-name="T1267">▸<text:tab/></text:span></text:span><text:span text:style-name="T1356">Zámek na </text:span><text:span text:style-name="T1221">v</text:span><text:span text:style-name="T1190">elk</text:span><text:span text:style-name="T1221">é</text:span><text:span text:style-name="T1190"> truhl</text:span><text:span text:style-name="T1221">e</text:span><text:span text:style-name="T1404"> jde otevřít šperhákem, urazit, něčím vypáčit, a⁠ podobně. </text:span>Uvnitř je:</text:p>
      <text:list xml:id="list3751973968" text:style-name="L104">
        <text:list-item>
          <text:p text:style-name="P618"><text:span text:style-name="T731">v</text:span><text:span text:style-name="T590">elký pytel </text:span><text:span text:style-name="T773">(</text:span><text:span text:style-name="T590">plný jemného písku</text:span><text:span text:style-name="T773">)</text:span></text:p>
        </text:list-item>
        <text:list-item>
          <text:p text:style-name="P618"><text:span text:style-name="T731">v</text:span><text:span text:style-name="T590">elk</text:span><text:span text:style-name="T589">ý</text:span><text:span text:style-name="T590"> krystal horského křišťálu </text:span><text:span text:style-name="T589">(karta </text:span><text:span text:style-name="T344">horský křišťál</text:span><text:span text:style-name="T589">)</text:span></text:p>
        </text:list-item>
        <text:list-item>
          <text:p text:style-name="P619"><text:span text:style-name="T403">l</text:span><text:span text:style-name="T402">ektvar ohnivého dechu</text:span><text:span text:style-name="T542"> </text:span><text:span text:style-name="T559">(karta)</text:span></text:p>
        </text:list-item>
      </text:list>
      <text:p text:style-name="P154"><text:span text:style-name="Emphasis"><text:span text:style-name="T1267">▸<text:tab/></text:span></text:span><text:span text:style-name="T543">Na </text:span><text:span text:style-name="T874">stole</text:span><text:span text:style-name="T543"> </text:span><text:span text:style-name="T734">je</text:span><text:span text:style-name="T543">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079469679" text:style-name="L105">
        <text:list-item>
          <text:p text:style-name="P620"><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7">c15-r1</text:span><text:span text:style-name="T544">).</text:span></text:p>
        </text:list-item>
        <text:list-item>
          <text:p text:style-name="P621"><text:span text:style-name="T774">Šuplík j</text:span><text:span text:style-name="T736">e překvapivě mělký na to, jak velký prostor zabírá </text:span><text:span text:style-name="T775">(má dvojité dno)</text:span><text:span text:style-name="T545">.</text:span></text:p>
          <text:list>
            <text:list-item>
              <text:p text:style-name="P622"><text:span text:style-name="T737">Pod dvojitým dnem</text:span><text:span text:style-name="T545"> je </text:span><text:span text:style-name="T546">svitek </text:span><text:span text:style-name="T337">očarování rukavic</text:span><text:span text:style-name="T556"> (karta).</text:span></text:p>
              <text:list>
                <text:list-item>
                  <text:p text:style-name="P623"><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text:span><text:soft-page-break/><text:span text:style-name="T545">v⁠ A7. </text:span><text:span text:style-name="T557">Použitím svitku se z⁠ těchto rukavic stanou kouzelné </text:span><text:span text:style-name="T404">nabíjecí rukavice</text:span><text:span text:style-name="T558"> (karta). Svitek se tím spotřebuje (lze ho použít jen jednou) a⁠ </text:span><text:span text:style-name="T738">stejně tak i⁠ použité suroviny</text:span><text:span text:style-name="T558">.</text:span></text:p>
                </text:list-item>
              </text:list>
            </text:list-item>
          </text:list>
        </text:list-item>
      </text:list>
      <text:p text:style-name="P155"><text:span text:style-name="Emphasis"><text:span text:style-name="T1267">▸<text:tab/></text:span></text:span><text:span text:style-name="Emphasis"><text:span text:style-name="T1278">Po sundání </text:span></text:span><text:span text:style-name="Emphasis"><text:span text:style-name="T1292">obrazu</text:span></text:span><text:span text:style-name="Emphasis"><text:span text:style-name="T1291"> horských štítů</text:span></text:span><text:span text:style-name="Emphasis"><text:span text:style-name="T1277"> </text:span></text:span><text:span text:style-name="Emphasis"><text:span text:style-name="T1278">je vidět </text:span></text:span><text:span text:style-name="Emphasis"><text:span text:style-name="T1338">do stěny vsazená čtvercová deska</text:span></text:span><text:span text:style-name="Emphasis"><text:span text:style-name="T1277"> (modrá značka na mapě). </text:span></text:span><text:span text:style-name="T1407">Jsou na ní symboly: Trojúhelník, kruh, čtverec, spirála, kříž. Vypadá to, že by mohly jít zmáčknout.</text:span></text:p>
      <text:list xml:id="list1590101464" text:style-name="L106">
        <text:list-item>
          <text:p text:style-name="P625"><text:span text:style-name="T1408">Schránka se otevře, když někdo stiskne symbol </text:span><text:span text:style-name="T405">čtverce</text:span><text:span text:style-name="T1408">, potom </text:span><text:span text:style-name="T405">kříže</text:span><text:span text:style-name="T1408"> a⁠ nakonec </text:span><text:span text:style-name="T405">trojúhelníku</text:span><text:span text:style-name="T1408">.</text:span></text:p>
        </text:list-item>
        <text:list-item>
          <text:p text:style-name="P628">Na tom, jaké symboly byly stisknuté před tím, nezáleží.</text:p>
        </text:list-item>
        <text:list-item>
          <text:p text:style-name="P626"><text:span text:style-name="T1383">Když někdo stiskne špatný symbol, vyjede z⁠ něj jako prst dlouhá jehlice s⁠ jedem. </text:span>Jedná se o⁠ vlčí mor (rostlinný jed):</text:p>
          <text:list>
            <text:list-item>
              <text:p text:style-name="P627"><text:span text:style-name="T1409">Latence 15 minut, poté Útok </text:span><text:span text:style-name="T1044">jedem</text:span><text:span text:style-name="T1382"> 6/0 proti Síle.</text:span></text:p>
            </text:list-item>
            <text:list-item>
              <text:p text:style-name="P624"><text:span text:style-name="T294">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29">Z⁠ každé jehlice, která nikoho neotrávila, je možné získat jednu dávku tohoto jedu.</text:p>
        </text:list-item>
      </text:list>
      <text:list xml:id="list2787233804" text:style-name="L107">
        <text:list-item>
          <text:p text:style-name="P632">Uvnitř schránky je:</text:p>
          <text:list>
            <text:list-item>
              <text:p text:style-name="P630"><text:span text:style-name="T406">sérotvorný flakón</text:span><text:span text:style-name="T739"> (karta)</text:span></text:p>
              <text:list>
                <text:list-item>
                  <text:p text:style-name="P633"><text:span text:style-name="T739">N</text:span><text:span text:style-name="T455">a </text:span><text:span text:style-name="T776">vlčí mor</text:span><text:span text:style-name="T455"> z⁠ jehlic neúčinkuje, protože </text:span><text:span text:style-name="T776">to</text:span><text:span text:style-name="T455"> není živočišný </text:span><text:span text:style-name="T776">jed</text:span><text:span text:style-name="T455">. Dokáže ale neutralizovat jed </text:span><text:span text:style-name="T424">obřího pavouka</text:span><text:span text:style-name="T455"> z⁠ C4.</text:span></text:p>
                </text:list-item>
              </text:list>
            </text:list-item>
            <text:list-item>
              <text:p text:style-name="P631"><text:span text:style-name="T852">s</text:span><text:span text:style-name="T849">vitek </text:span><text:span text:style-name="T850">se staroelfským textem</text:span><text:span text:style-name="T1101"> (rekvizita </text:span><text:span text:style-name="T881">c15-r2</text:span><text:span text:style-name="T1101">)</text:span></text:p>
              <text:list>
                <text:list-item>
                  <text:p text:style-name="P634"><text:soft-page-break/>Formule uvedená na svitku otevírá truhlu v⁠ mágově obytné místnosti C14.</text:p>
                </text:list-item>
              </text:list>
            </text:list-item>
          </text:list>
        </text:list-item>
      </text:list>
      <text:h text:style-name="P289" text:outline-level="3">C16 – umývárna</text:h>
      <text:p text:style-name="P24"><text:span text:style-name="T1310">🚪<text:tab/></text:span><text:span text:style-name="T1316">Z</text:span><text:span text:style-name="T1095">avřené obyčejné</text:span> dveře s⁠ klikou.</text:p>
      <text:list xml:id="list232212246829127" text:continue-list="list232212221192793" text:style-name="L27">
        <text:list-item>
          <text:p text:style-name="P413">Je na nich symbol ve tvaru <text:span text:style-name="T1145">mísy: </text:span><text:span text:style-name="T1327">⯋</text:span></text:p>
        </text:list-item>
      </text:list>
      <text:p text:style-name="P10">V⁠ místnosti je stolek s⁠ umývadlem, vedle něj vědro na vodu.</text:p>
      <text:list xml:id="list232212634397675" text:continue-list="list3931649889" text:style-name="L47">
        <text:list-item>
          <text:p text:style-name="P381">Na stolku je <text:span text:style-name="T1360">vyschlý</text:span> zbytek mýdla.</text:p>
        </text:list-item>
        <text:list-item>
          <text:p text:style-name="P381">Ze zdi <text:span text:style-name="T1359">čouhá</text:span> <text:span text:style-name="T1359">měděná</text:span> trubka s⁠ páčkou.</text:p>
          <text:list>
            <text:list-item>
              <text:p text:style-name="P381"><text:span text:style-name="T1061">Po otočení páčkou z⁠ trubky teče voda</text:span>.</text:p>
            </text:list-item>
          </text:list>
        </text:list-item>
      </text:list>
      <text:h text:style-name="P290" text:outline-level="3">C1<text:span text:style-name="T1057">7</text:span> – zbrojnice</text:h>
      <text:p text:style-name="P156"><text:span text:style-name="T1310">🚪<text:tab/></text:span><text:span text:style-name="T1328">Otevřené</text:span><text:span text:style-name="T294"> bytelné </text:span><text:span text:style-name="T410">dveře s⁠ klikou a⁠ zámkem</text:span><text:span text:style-name="T294">.</text:span></text:p>
      <text:list xml:id="list570077987" text:style-name="L108">
        <text:list-item>
          <text:p text:style-name="P635"><text:span text:style-name="T603">Pasuje do něj klíč s⁠ písmenem </text:span><text:span text:style-name="T1009">Z</text:span><text:span text:style-name="T603">, který má u⁠ sebe mrtvá el</text:span><text:span text:style-name="T604">f</text:span><text:span text:style-name="T603">ka v⁠ B9.</text:span></text:p>
        </text:list-item>
      </text:list>
      <text:p text:style-name="P133"><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050212712" text:style-name="L109">
        <text:list-item>
          <text:p text:style-name="P417">Na obou pákách jsou západky <text:span text:style-name="T1452">umožňující zajistit je v⁠ poloze „dole“</text:span>. Obě <text:span text:style-name="T1453">západky</text:span> jsou vytaženy, páky je tedy možné překlápět.</text:p>
        </text:list-item>
        <text:list-item>
          <text:p text:style-name="P418"><text:span text:style-name="T1411">Levá páka je v⁠ pozici „nahoře“. Nad ní</text:span> je <text:span text:style-name="T1048">napsáno</text:span>:</text:p>
          <text:p text:style-name="P464">„Nebezpečí úrazu! <text:span text:style-name="T1048">Před aktivací obranných opatření se ujistěte, že v⁠ objektu nikdo není.</text:span>“</text:p>
          <text:list>
            <text:list-item>
              <text:p text:style-name="P636"><text:soft-page-break/><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37"><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788293458" text:style-name="L110">
        <text:list-item>
          <text:list>
            <text:list-header>
              <text:p text:style-name="P638"><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49">někdo překlopí</text:span> <text:span text:style-name="T1049">pravou</text:span> <text:span text:style-name="T1049">páku do pozice „nahoře“</text:span>:</text:p>
      <text:p text:style-name="P164"><text:span text:style-name="T1335">🔊<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9"><text:span text:style-name="T785">Z</text:span><text:span text:style-name="T786">ačni počítat čas na kola.</text:span></text:p>
      <text:p text:style-name="P158"><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3">Dlouhými chodbami se šíří rychlostí 8 čtverců za kolo.<text:line-break/><text:tab/></text:span><text:span text:style-name="T526">Stejnou rychlostí se pohybují i⁠ postavy: </text:span><text:span text:style-name="T748">Z</text:span><text:span text:style-name="T526">a jedno kolo se tedy dostanou zhruba z⁠ jedné místnosti do druhé a⁠ </text:span><text:span text:style-name="T748">k</text:span><text:span text:style-name="T522">dyž běží chodbou, </text:span><text:span text:style-name="T748">uběhnou</text:span><text:span text:style-name="T522"> zhruba 8 čtverců na mapě za kolo.</text:span></text:p>
      <text:list xml:id="list4080101671" text:style-name="L111">
        <text:list-item>
          <text:p text:style-name="P639"><text:span text:style-name="T526">Podlézání pod mříží C3 zabere </text:span><text:span text:style-name="T529">jedno kolo za každou postavu</text:span><text:span text:style-name="T526">.</text:span></text:p>
        </text:list-item>
        <text:list-item>
          <text:p text:style-name="P640"><text:span text:style-name="T527">Šplhání studnou (z⁠ C1 do A</text:span><text:span text:style-name="T596">4</text:span><text:span text:style-name="T527">) nahoru trvá pět kol, </text:span><text:span text:style-name="T530">šplhat ale může víc postav za sebou.</text:span><text:span text:style-name="T527"> </text:span><text:span text:style-name="T594">P</text:span><text:span text:style-name="T527">lynu to zabere jen jedno kolo.</text:span></text:p>
        </text:list-item>
        <text:list-item>
          <text:p text:style-name="P640"><text:soft-page-break/><text:span text:style-name="T527">Šplhání po </text:span><text:span text:style-name="T531">zborcených</text:span><text:span text:style-name="T527"> schodech ve věži (B</text:span><text:span text:style-name="T595">7</text:span><text:span text:style-name="T527">) zabere </text:span><text:span text:style-name="T531">2</text:span><text:span text:style-name="T527"> kola </text:span><text:span text:style-name="T531">za každou šplhající postavu.</text:span><text:span text:style-name="T527"> </text:span><text:span text:style-name="T594">P</text:span><text:span text:style-name="T527">lyn to zvládne za jedno </text:span><text:span text:style-name="T516">kolo</text:span><text:span text:style-name="T527">.</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4">dokud byla páka nahoře</text:span>. V⁠ ostatních místnostech se projeví stejné příznaky <text:span text:style-name="T1412">(viz dále)</text:span>, ale <text:span text:style-name="T1410">nedojde k⁠ bezvědomí a⁠ udušení.<text:line-break/><text:tab/>Když postavy páku nechají „nahoře“, po skončení vypouštění plynu se sama překlopí dolů.</text:span></text:p>
      <text:p text:style-name="P79">Účinky plynu:</text:p>
      <text:list xml:id="list3977730878" text:style-name="L112">
        <text:list-item>
          <text:p text:style-name="P641"><text:span text:style-name="T747">Pokud jsou</text:span><text:span text:style-name="T525"> postavy v⁠ </text:span><text:span text:style-name="T747">daném kole</text:span><text:span text:style-name="T525"> v⁠ </text:span><text:span text:style-name="T777">chodbě nebo </text:span><text:span text:style-name="T525">místnosti, kam se ještě plyn nedostal, tak se jim nic neděje.</text:span></text:p>
        </text:list-item>
      </text:list>
      <text:list xml:id="list4077486186" text:style-name="L113">
        <text:list-item>
          <text:p text:style-name="P642"><text:span text:style-name="T525">Za každé kolo strávené v⁠ zamořené </text:span><text:span text:style-name="T777">chodbě nebo</text:span><text:span text:style-name="T525"> místnosti </text:span><text:span text:style-name="T514">se posunou po následující stupnici – na začátku každého kola jim řekni, co se jim děje:</text:span></text:p>
        </text:list-item>
      </text:list>
      <text:list xml:id="list2665875869" text:style-name="L114">
        <text:list-item>
          <text:list>
            <text:list-item>
              <text:list>
                <text:list-item>
                  <text:list>
                    <text:list-item>
                      <text:p text:style-name="P419">Začínají vám slzet oči.</text:p>
                    </text:list-item>
                    <text:list-item>
                      <text:p text:style-name="P419">Spustila se vám silná rýma.</text:p>
                    </text:list-item>
                    <text:list-item>
                      <text:p text:style-name="P419">Začínají vás pálit oči.</text:p>
                    </text:list-item>
                    <text:list-item>
                      <text:p text:style-name="P643"><text:span text:style-name="T512">Začíná vá</text:span><text:span text:style-name="T520">s</text:span><text:span text:style-name="T512"> škrábat v⁠ krku.</text:span></text:p>
                    </text:list-item>
                    <text:list-item>
                      <text:p text:style-name="P419"><text:span text:style-name="T281">Začíná vám tuhnout jazyk</text:span>.</text:p>
                    </text:list-item>
                    <text:list-item>
                      <text:p text:style-name="P419">Začíná vás pálit kůže na tváři.</text:p>
                    </text:list-item>
                    <text:list-item>
                      <text:p text:style-name="P419"><text:span text:style-name="T1413">Přestáváte cítit prsty</text:span>.</text:p>
                    </text:list-item>
                    <text:list-item>
                      <text:p text:style-name="P419">Začíná vás pálit kůže po celém těle.</text:p>
                    </text:list-item>
                    <text:list-item>
                      <text:p text:style-name="P419"><text:span text:style-name="T1414">Přestávají vás poslouchat končetiny</text:span>.</text:p>
                    </text:list-item>
                    <text:list-item>
                      <text:p text:style-name="P644"><text:soft-page-break/><text:span text:style-name="T512">U</text:span><text:span text:style-name="T455">padáte do bezvědomí.</text:span></text:p>
                    </text:list-item>
                  </text:list>
                </text:list-item>
              </text:list>
              <text:p text:style-name="P645"><text:span text:style-name="T749">Po upadnutí do bezvědomí p</text:span><text:span text:style-name="T455">ostavy neumírají okamžitě, ale pokud jim nikdo nepomůže (neodtáhne je ven z⁠ podzemí), udusí se.</text:span></text:p>
            </text:list-item>
          </text:list>
        </text:list-item>
      </text:list>
      <text:list xml:id="list1032446207" text:style-name="L115">
        <text:list-item>
          <text:p text:style-name="P420">Zadržení dechu dá postavám 2 kola k⁠ dobru. Jed se ale vstřebává i⁠ kůží, takže po uplynutí dvou kol strávených v⁠ plynu začni oznamovat příznaky jako bez zadržení dechu.</text:p>
        </text:list-item>
        <text:list-item>
          <text:p text:style-name="P421">Plyn je bez barvy a⁠ bez zápachu, takže kromě <text:span text:style-name="T1455">zhoršujících se</text:span> <text:span text:style-name="T1415">příznaků</text:span> postavy nemají jak poznat, kde je a⁠ kde není.</text:p>
        </text:list-item>
        <text:list-item>
          <text:p text:style-name="P422"><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46"><text:span text:style-name="T744">Moc na hráče netlač</text:span><text:span text:style-name="T512">, </text:span><text:span text:style-name="T514">průběžné ohlašování zhoršujících se </text:span><text:span text:style-name="T744">příznaků</text:span><text:span text:style-name="T514"> by mělo </text:span><text:span text:style-name="T515">stačit k⁠ </text:span><text:span text:style-name="T744">navození pocitu, že jim jde o⁠ čas a⁠ o⁠ život</text:span><text:span text:style-name="T514">. </text:span><text:span text:style-name="T515">Nenech je ale příliš dlouho rozmýšlet.</text:span></text:p>
        </text:list-item>
      </text:list>
      <text:p text:style-name="P157"><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5">zabije</text:span><text:span text:style-name="T513"> všechno živé v⁠ podzemí, </text:span><text:span text:style-name="T517">co ještě nepobily postavy a⁠ </text:span><text:span text:style-name="T745">co nestihne utéct</text:span><text:span text:style-name="T513">:</text:span></text:p>
      <text:list xml:id="list232212756894847" text:continue-numbering="true" text:style-name="L115">
        <text:list-item>
          <text:list>
            <text:list-item>
              <text:p text:style-name="P262"><text:span text:style-name="T753">Dospěl</text:span><text:span text:style-name="T778">ého ještěra</text:span><text:span text:style-name="T753"> v⁠ </text:span><text:span text:style-name="T510">C11 </text:span><text:span text:style-name="T744">(mláďata v⁠ </text:span><text:span text:style-name="T753">C10</text:span><text:span text:style-name="T744"> utečou tunely ven)</text:span><text:span text:style-name="T510">.</text:span></text:p>
            </text:list-item>
            <text:list-item>
              <text:p text:style-name="P262"><text:span text:style-name="T513">Pavou</text:span><text:span text:style-name="T744">k</text:span><text:span text:style-name="T778">a</text:span><text:span text:style-name="T513"> v⁠ </text:span><text:span text:style-name="T510">C4.</text:span></text:p>
            </text:list-item>
            <text:list-item>
              <text:p text:style-name="P262"><text:span text:style-name="T513">Huňáči v⁠ </text:span><text:span text:style-name="T511">B</text:span><text:span text:style-name="T597">5</text:span><text:span text:style-name="T513"> utečou, stihnou ale odnést jen dvě koťata (každý jedno). </text:span><text:span text:style-name="T746">Zbylá tři koťata se udusí.</text:span></text:p>
            </text:list-item>
          </text:list>
        </text:list-item>
        <text:list-item>
          <text:p text:style-name="P262"><text:soft-page-break/><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2767896300" text:style-name="L116">
        <text:list-item>
          <text:p text:style-name="P647"><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49"><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49"><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48"><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296"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6">je</text:span> prodají, <text:span text:style-name="T1144">cenu urči hodem šestistěnnou kostkou (viz </text:span><text:span text:style-name="T891">Prodejní cena předmětů</text:span><text:span text:style-name="T840">, </text:span><text:span text:style-name="T841">jsou uvedené kurzívou</text:span><text:span text:style-name="T1144">)</text:span>.<text:line-break/><text:tab/><text:span text:style-name="T1419">Klíče samy o⁠ sobě nemají prakticky žádnou cenu, v⁠ tabulce proto </text:span><text:soft-page-break/><text:span text:style-name="T1419">nejsou. U⁠ zámků se cena liší podle toho, jestli jsou i⁠ s⁠ klíčem nebo bez něj.</text:span><text:line-break/><text:tab/><text:span text:style-name="T255">Když</text:span><text:span text:style-name="T1016"> budou cht</text:span><text:span text:style-name="T254">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4">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7">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1">3</text:span> mk</text:p>
          </table:table-cell>
        </table:table-row>
        <table:table-row>
          <table:table-cell table:style-name="Tabulka2.A2" office:value-type="string">
            <text:p text:style-name="P173"><text:span text:style-name="T1457">k</text:span>aramelov<text:span text:style-name="T1457">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4">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4">6</text:span> <text:span text:style-name="T1464">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4">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4">2</text:span> mk</text:p>
          </table:table-cell>
        </table:table-row>
        <table:table-row>
          <table:table-cell table:style-name="Tabulka2.A2" office:value-type="string">
            <text:p text:style-name="P173">kuchyňské náčiní <text:span text:style-name="T1457">(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7">1</text:span>k6 st</text:p>
          </table:table-cell>
        </table:table-row>
        <table:table-row>
          <table:table-cell table:style-name="Tabulka2.A2" office:value-type="string">
            <text:p text:style-name="P244"><text:span text:style-name="T1418">l</text:span>ektvar <text:span text:style-name="T1418">regenerace</text:span></text:p>
          </table:table-cell>
          <table:table-cell table:style-name="Tabulka2.A2" office:value-type="string">
            <text:p text:style-name="P186"><text:span text:style-name="T1137">1</text:span>k6 zl</text:p>
          </table:table-cell>
        </table:table-row>
        <table:table-row>
          <table:table-cell table:style-name="Tabulka2.A2" office:value-type="string">
            <text:p text:style-name="P173">lojové sví<text:span text:style-name="T1457">čky</text:span> <text:span text:style-name="T1457">(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6">l</text:span>ucerna <text:span text:style-name="T1466">(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7">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2">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nádobí a příbor<text:span text:style-name="T1457">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4">2</text:span> st</text:p>
          </table:table-cell>
        </table:table-row>
        <table:table-row>
          <table:table-cell table:style-name="Tabulka2.A2" office:value-type="string">
            <text:p text:style-name="P177"><text:span text:style-name="T1459">o</text:span>braz<text:span text:style-name="T1420">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4">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4">2</text:span> st</text:p>
          </table:table-cell>
        </table:table-row>
        <table:table-row>
          <table:table-cell table:style-name="Tabulka2.A2" office:value-type="string">
            <text:p text:style-name="Table_20_Contents">potrhaný měšťanský <text:span text:style-name="T1457">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6"><text:span text:style-name="T1140">4</text:span><text:span text:style-name="T1015">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4">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4">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60">é </text:span>mas<text:span text:style-name="T1460">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4">2</text:span> st</text:p>
          </table:table-cell>
        </table:table-row>
        <table:table-row>
          <table:table-cell table:style-name="Tabulka2.A2" office:value-type="string">
            <text:p text:style-name="P173"><text:span text:style-name="T1463">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4">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39">1</text:span> zl</text:p>
          </table:table-cell>
        </table:table-row>
        <table:table-row>
          <table:table-cell table:style-name="Tabulka2.A2" office:value-type="string">
            <text:p text:style-name="P173">trvanlivé jídlo <text:span text:style-name="T1457">(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38">(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58">é</text:span> sví<text:span text:style-name="T1458">čky (na 1 den svícení)</text:span></text:p>
          </table:table-cell>
          <table:table-cell table:style-name="Tabulka2.A2" office:value-type="string">
            <text:p text:style-name="P210"><text:span text:style-name="T1458">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text:span text:style-name="T1459">z</text:span>ámek z⁠ bytelných dveří<text:span text:style-name="T1422">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59">z</text:span>ámek z⁠ obyčejných dveří <text:span text:style-name="T1461">(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59">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59">k </text:span>z⁠ truhly – <text:span text:style-name="T1459">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4">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header-left>
        <text:p text:style-name="MP2"><text:page-number text:select-page="current">22</text:page-number></text:p>
      </style:header-left>
      <style:footer>
        <text:p text:style-name="MP3"><text:chapter text:display="name" text:outline-level="3">B3 – sklad vody</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6T23:22:11.448000000</dc:date>
    <meta:editing-cycles>14313</meta:editing-cycles>
    <meta:editing-duration>P39DT19H24M58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16" meta:word-count="11414" meta:character-count="61764" meta:non-whitespace-character-count="52346"/>
  </office:meta>
</office:document-meta>
</file>